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 svg:font-family="arial, 'lucida grande', helvetica, sans-serif"/>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8"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9"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Contents_20_Heading">
      <style:paragraph-properties fo:break-before="page"/>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3">
      <style:paragraph-properties>
        <style:tab-stops>
          <style:tab-stop style:position="6.939in" style:type="right" style:leader-style="dotted" style:leader-text="."/>
        </style:tab-stops>
      </style:paragraph-properties>
    </style:style>
    <style:style style:name="P159"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0" style:family="paragraph" style:parent-style-name="Standard" style:list-style-name="L2"/>
    <style:style style:name="P161" style:family="paragraph" style:parent-style-name="Standard" style:list-style-name="L3"/>
    <style:style style:name="P162" style:family="paragraph" style:parent-style-name="Standard" style:list-style-name="L5">
      <style:paragraph-properties fo:margin-top="0in" fo:margin-bottom="0.0783in"/>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Heading_20_3">
      <style:paragraph-properties fo:break-before="page"/>
    </style:style>
    <style:style style:name="P169" style:family="paragraph" style:parent-style-name="Appendix">
      <style:paragraph-properties fo:break-before="page"/>
    </style:style>
    <style:style style:name="P170" style:family="paragraph" style:parent-style-name="Appendix">
      <style:paragraph-properties fo:margin-left="0in" fo:margin-right="0in" fo:text-indent="0in" style:auto-text-indent="false" fo:break-before="page"/>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2">
      <style:paragraph-properties>
        <style:tab-stops>
          <style:tab-stop style:position="4.5654in"/>
        </style:tab-stops>
      </style:paragraph-properties>
    </style:style>
    <style:style style:name="P174" style:family="paragraph" style:parent-style-name="Text_20_body" style:list-style-name="L2">
      <style:paragraph-properties>
        <style:tab-stops>
          <style:tab-stop style:position="4.4626in"/>
        </style:tab-stops>
      </style:paragraph-properties>
    </style:style>
    <style:style style:name="P175" style:family="paragraph" style:parent-style-name="Text_20_body" style:list-style-name="L2">
      <style:paragraph-properties>
        <style:tab-stops>
          <style:tab-stop style:position="2.5217in"/>
        </style:tab-stops>
      </style:paragraph-properties>
    </style:style>
    <style:style style:name="P176" style:family="paragraph" style:parent-style-name="Text_20_body" style:list-style-name="L4"/>
    <style:style style:name="P177" style:family="paragraph" style:parent-style-name="Text_20_body" style:list-style-name="L6"/>
    <style:style style:name="P178" style:family="paragraph" style:parent-style-name="Text_20_body" style:list-style-name="L7"/>
    <style:style style:name="P179"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2" style:family="paragraph" style:parent-style-name="Text_20_body" style:list-style-name="L2">
      <style:paragraph-properties fo:margin-top="0in" fo:margin-bottom="0.0783in">
        <style:tab-stops>
          <style:tab-stop style:position="4.5654in"/>
        </style:tab-stops>
      </style:paragraph-properties>
    </style:style>
    <style:style style:name="P183" style:family="paragraph" style:parent-style-name="Text_20_body" style:list-style-name="L2">
      <style:paragraph-properties fo:margin-top="0in" fo:margin-bottom="0.1575in">
        <style:tab-stops>
          <style:tab-stop style:position="4.5366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6"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7"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0" style:family="paragraph">
      <style:paragraph-properties fo:text-align="center"/>
    </style:style>
    <style:style style:name="P191"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Arial2" fo:language="en" fo:country="US" fo:font-weight="bold" style:font-weight-asian="bold" style:font-weight-complex="bold"/>
    </style:style>
    <style:style style:name="T20" style:family="text">
      <style:text-properties style:use-window-font-color="true" style:font-name-complex="Arial2"/>
    </style:style>
    <style:style style:name="T21" style:family="text">
      <style:text-properties style:use-window-font-color="true" style:font-name="Courier New" fo:font-weight="bold" style:font-weight-asian="bold" style:font-weight-complex="bold"/>
    </style:style>
    <style:style style:name="T22"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3"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7"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8"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9" style:family="text">
      <style:text-properties style:use-window-font-color="true" style:font-name="Courier New" fo:font-size="10pt" style:text-underline-style="none" fo:font-weight="bold" style:font-size-asian="10.5pt" style:font-weight-asian="bold" style:font-weight-complex="bold"/>
    </style:style>
    <style:style style:name="T30"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style:use-window-font-color="true" style:font-name="Courier New" fo:font-style="normal" fo:font-weight="bold" style:font-style-asian="normal" style:font-weight-asian="bold" style:font-style-complex="normal" style:font-weight-complex="bold"/>
    </style:style>
    <style:style style:name="T33" style:family="text">
      <style:text-properties style:use-window-font-color="true" style:font-name="Courier New" fo:language="en" fo:country="US" fo:font-weight="bold" style:font-weight-asian="bold"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style:use-window-font-color="true" style:text-position="-33% 70%" fo:font-size="5pt" fo:language="en" fo:country="US" fo:font-style="normal" style:font-size-asian="5pt" style:font-style-asian="normal" style:font-size-complex="5pt" style:font-style-complex="normal"/>
    </style:style>
    <style:style style:name="T38" style:family="text">
      <style:text-properties style:use-window-font-color="true" style:text-position="-33% 70%" fo:language="en" fo:country="US" fo:font-style="normal" style:font-size-asian="12pt" style:font-style-asian="normal" style:font-size-complex="13.8000001907349pt" style:font-style-complex="normal"/>
    </style:style>
    <style:style style:name="T39" style:family="text">
      <style:text-properties style:use-window-font-color="true" style:font-name-complex="Monospace"/>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style:font-name-asian="Arial2" style:font-weight-asian="bold" style:font-name-complex="Arial2" style:font-weight-complex="bold"/>
    </style:style>
    <style:style style:name="T43" style:family="text">
      <style:text-properties fo:font-weight="bold" style:font-weight-asian="normal" style:font-weight-complex="normal"/>
    </style:style>
    <style:style style:name="T44" style:family="text">
      <style:text-properties style:font-name="Arial2"/>
    </style:style>
    <style:style style:name="T45" style:family="text">
      <style:text-properties style:font-name="Arial2" fo:font-size="10pt" style:font-size-asian="10pt" style:font-size-complex="10pt"/>
    </style:style>
    <style:style style:name="T46" style:family="text">
      <style:text-properties style:font-name="Arial2" fo:font-size="10pt" fo:font-style="italic" style:font-size-asian="10pt" style:font-style-asian="italic" style:font-size-complex="10pt" style:font-style-complex="italic"/>
    </style:style>
    <style:style style:name="T4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name="Arial2" fo:font-size="10pt" fo:font-style="normal" style:font-size-asian="10pt" style:font-style-asian="normal" style:font-size-complex="10pt" style:font-style-complex="normal"/>
    </style:style>
    <style:style style:name="T50"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51"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2" style:family="text">
      <style:text-properties style:font-name="Arial2" fo:font-size="10pt" fo:font-style="normal" fo:font-weight="bold" style:font-size-asian="10pt" style:font-style-asian="normal" style:font-size-complex="10pt" style:font-style-complex="normal"/>
    </style:style>
    <style:style style:name="T53" style:family="text">
      <style:text-properties style:font-name="Arial2" fo:font-size="10pt" fo:font-style="normal" fo:font-weight="bold" style:font-size-asian="10pt" style:font-weight-asian="normal" style:font-size-complex="10pt" style:font-weight-complex="normal"/>
    </style:style>
    <style:style style:name="T54" style:family="text">
      <style:text-properties style:font-name="Arial2" fo:font-size="10pt" fo:font-weight="normal" style:font-size-asian="10pt" style:font-weight-asian="normal" style:font-size-complex="10pt" style:font-weight-complex="normal"/>
    </style:style>
    <style:style style:name="T55" style:family="text">
      <style:text-properties style:font-name="Arial2" fo:font-size="10pt" fo:font-weight="normal" style:font-size-asian="10pt" style:font-weight-asian="bold" style:font-size-complex="10pt" style:font-weight-complex="bold"/>
    </style:style>
    <style:style style:name="T5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7"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8" style:family="text">
      <style:text-properties style:font-name="Arial2" fo:font-size="10pt" fo:font-weight="bold" style:font-size-asian="10pt" style:font-weight-asian="bold" style:font-size-complex="10pt" style:font-weight-complex="bold"/>
    </style:style>
    <style:style style:name="T59" style:family="text">
      <style:text-properties style:font-name="Arial2" fo:font-size="10pt" fo:font-weight="bold" style:font-size-asian="10pt" style:font-weight-asian="normal" style:font-size-complex="10pt" style:font-weight-complex="normal"/>
    </style:style>
    <style:style style:name="T60" style:family="text">
      <style:text-properties style:font-name="Arial2" fo:font-size="10pt" style:font-name-asian="HJLJEC+TimesNewRomanPSMT" style:font-size-asian="10pt" style:font-name-complex="HJLJEC+TimesNewRomanPSMT" style:font-size-complex="10pt"/>
    </style:style>
    <style:style style:name="T61"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tyle="normal" style:font-style-asian="normal" style:font-style-complex="normal"/>
    </style:style>
    <style:style style:name="T64" style:family="text">
      <style:text-properties style:font-name="Arial2" fo:font-style="normal" fo:font-weight="normal" style:font-style-asian="normal" style:font-weight-asian="normal" style:font-style-complex="normal" style:font-weight-complex="normal"/>
    </style:style>
    <style:style style:name="T65" style:family="text">
      <style:text-properties style:font-name="Arial2" fo:font-style="normal" fo:font-weight="bold" style:font-style-asian="normal" style:font-weight-asian="normal" style:font-style-complex="normal" style:font-weight-complex="normal"/>
    </style:style>
    <style:style style:name="T66" style:family="text">
      <style:text-properties style:font-name="Arial2" fo:font-style="normal" fo:font-weight="bold" style:font-style-asian="normal" style:font-style-complex="normal"/>
    </style:style>
    <style:style style:name="T67" style:family="text">
      <style:text-properties style:font-name="Arial2" fo:font-style="normal" fo:font-weight="bold" style:font-style-asian="normal" style:font-weight-asian="bold" style:font-style-complex="normal" style:font-weight-complex="bold"/>
    </style:style>
    <style:style style:name="T68" style:family="text">
      <style:text-properties style:font-name="Arial2" fo:font-style="italic" style:font-style-asian="italic" style:font-style-complex="italic"/>
    </style:style>
    <style:style style:name="T69" style:family="text">
      <style:text-properties style:font-name="Arial2" fo:font-style="italic" style:font-style-asian="italic" style:font-weight-asian="normal" style:font-style-complex="italic" style:font-weight-complex="normal"/>
    </style:style>
    <style:style style:name="T70" style:family="text">
      <style:text-properties style:font-name="Arial2" fo:font-style="italic" fo:font-weight="normal" style:font-style-asian="italic" style:font-weight-asian="normal" style:font-style-complex="italic" style:font-weight-complex="normal"/>
    </style:style>
    <style:style style:name="T71"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2" style:family="text">
      <style:text-properties style:font-name="Arial2" fo:font-weight="normal" style:font-weight-asian="normal" style:font-weight-complex="normal"/>
    </style:style>
    <style:style style:name="T73"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4" style:family="text">
      <style:text-properties style:font-name="Arial2" fo:font-size="4pt" style:font-size-asian="4pt" style:font-size-complex="4pt"/>
    </style:style>
    <style:style style:name="T75" style:family="text">
      <style:text-properties style:font-name="Arial2" fo:font-weight="bold" style:font-weight-asian="normal" style:font-weight-complex="normal"/>
    </style:style>
    <style:style style:name="T76" style:family="text">
      <style:text-properties style:font-name="Arial2" fo:font-size="7pt" fo:font-weight="normal" style:font-size-asian="7pt" style:font-weight-asian="normal" style:font-size-complex="7pt" style:font-weight-complex="normal"/>
    </style:style>
    <style:style style:name="T7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8" style:family="text">
      <style:text-properties style:font-name="Arial2" fo:language="en" fo:country="US" fo:font-weight="normal" style:font-weight-asian="normal" style:font-weight-complex="normal"/>
    </style:style>
    <style:style style:name="T79" style:family="text">
      <style:text-properties style:font-name-asian="Arial2" style:font-name-complex="Arial2"/>
    </style:style>
    <style:style style:name="T80" style:family="text">
      <style:text-properties fo:font-size="4pt" style:font-size-asian="4pt" style:font-size-complex="4pt"/>
    </style:style>
    <style:style style:name="T81" style:family="text">
      <style:text-properties fo:font-size="4pt" style:font-name-asian="Arial2" style:font-size-asian="4pt" style:font-name-complex="Arial2" style:font-size-complex="4pt"/>
    </style:style>
    <style:style style:name="T82" style:family="text">
      <style:text-properties fo:font-size="4pt" fo:font-weight="normal" style:font-name-asian="Arial2" style:font-size-asian="4pt" style:font-weight-asian="normal" style:font-name-complex="Arial2" style:font-size-complex="4pt" style:font-weight-complex="normal"/>
    </style:style>
    <style:style style:name="T83" style:family="text">
      <style:text-properties fo:font-style="normal" style:font-style-asian="normal" style:font-style-complex="normal"/>
    </style:style>
    <style:style style:name="T84" style:family="text">
      <style:text-properties fo:font-style="normal" fo:font-weight="bold"/>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style:font-style-asian="normal" style:font-style-complex="normal"/>
    </style:style>
    <style:style style:name="T87" style:family="text">
      <style:text-properties fo:font-style="normal" fo:font-weight="bold" style:font-style-asian="normal" style:font-weight-asian="normal" style:font-style-complex="normal" style:font-weight-complex="normal"/>
    </style:style>
    <style:style style:name="T88" style:family="text">
      <style:text-properties fo:font-style="normal" fo:font-weight="bold" style:font-weight-asian="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style:font-style-asian="normal" style:font-weight-asian="bold" style:font-style-complex="normal" style:font-weight-complex="bold"/>
    </style:style>
    <style:style style:name="T91" style:family="text">
      <style:text-properties fo:font-style="normal" fo:font-weight="normal" style:font-weight-asian="normal" style:font-weight-complex="normal"/>
    </style:style>
    <style:style style:name="T92" style:family="text">
      <style:text-properties fo:font-weight="normal" style:font-weight-asian="normal" style:font-weight-complex="normal"/>
    </style:style>
    <style:style style:name="T93" style:family="text">
      <style:text-properties fo:font-weight="normal" style:font-name-asian="Arial2" style:font-weight-asian="normal" style:font-name-complex="Arial2" style:font-weight-complex="normal"/>
    </style:style>
    <style:style style:name="T94" style:family="text">
      <style:text-properties fo:font-weight="normal" style:font-weight-asian="bold" style:font-weight-complex="bold"/>
    </style:style>
    <style:style style:name="T95" style:family="text">
      <style:text-properties style:font-name="Courier New" fo:font-weight="bold" style:font-weight-asian="bold" style:font-weight-complex="bold"/>
    </style:style>
    <style:style style:name="T96" style:family="text">
      <style:text-properties style:font-name="Courier New" fo:font-weight="bold" style:font-name-asian="Courier New" style:font-weight-asian="bold" style:font-name-complex="Courier New" style:font-weight-complex="bold"/>
    </style:style>
    <style:style style:name="T97" style:family="text">
      <style:text-properties style:font-name="Courier New" fo:font-weight="bold" style:font-size-asian="10pt" style:font-weight-asian="bold" style:font-size-complex="10pt" style:font-weight-complex="bold"/>
    </style:style>
    <style:style style:name="T98" style:family="text">
      <style:text-properties style:font-name="Courier New" fo:font-weight="bold" style:font-size-asian="10pt" style:font-weight-asian="bold" style:font-name-complex="Arial2" style:font-size-complex="10pt" style:font-weight-complex="bold"/>
    </style:style>
    <style:style style:name="T99"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100"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Courier New" fo:font-size="10pt" fo:font-style="normal" fo:font-weight="bold" style:font-size-asian="10pt" style:font-weight-asian="bold" style:font-size-complex="10pt" style:font-weight-complex="bold"/>
    </style:style>
    <style:style style:name="T10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3" style:family="text">
      <style:text-properties style:font-name="Courier New" fo:font-size="10pt" fo:font-weight="bold" style:font-size-asian="10pt" style:font-weight-asian="bold" style:font-size-complex="10pt" style:font-weight-complex="bold"/>
    </style:style>
    <style:style style:name="T104"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5" style:family="text">
      <style:text-properties style:font-name="Courier New" fo:font-size="10pt" fo:language="en" fo:country="US" fo:font-weight="bold" style:font-size-asian="10pt" style:font-weight-asian="bold" style:font-size-complex="10pt" style:font-weight-complex="bold"/>
    </style:style>
    <style:style style:name="T106" style:family="text">
      <style:text-properties style:font-name="Courier New" fo:font-style="normal" fo:font-weight="bold" style:font-style-asian="normal" style:font-weight-asian="bold" style:font-style-complex="normal" style:font-weight-complex="bold"/>
    </style:style>
    <style:style style:name="T10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tyle="normal" style:font-style-asian="normal" style:font-style-complex="normal"/>
    </style:style>
    <style:style style:name="T109" style:family="text">
      <style:text-properties style:font-name="Courier New" fo:language="en" fo:country="US" fo:font-weight="bold" style:font-weight-asian="bold" style:font-weight-complex="bold"/>
    </style:style>
    <style:style style:name="T110"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11" style:family="text">
      <style:text-properties fo:color="#5c8526" style:font-name="Arial2" fo:font-weight="normal" style:font-size-asian="10pt" style:font-weight-asian="normal" style:font-size-complex="10pt" style:font-weight-complex="normal"/>
    </style:style>
    <style:style style:name="T112"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5" style:family="text">
      <style:text-properties fo:font-variant="normal" fo:text-transform="none"/>
    </style:style>
    <style:style style:name="T116" style:family="text">
      <style:text-properties fo:font-variant="normal" fo:text-transform="none" style:font-name="Arial2" fo:font-size="10pt" fo:font-weight="normal" style:font-size-asian="10pt" style:font-weight-asian="normal" style:font-size-complex="10pt" style:font-weight-complex="normal"/>
    </style:style>
    <style:style style:name="T117"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8" style:family="text">
      <style:text-properties fo:font-variant="normal" fo:text-transform="none" style:use-window-font-color="true" style:font-name="Arial2" fo:font-size="10pt" fo:letter-spacing="normal" style:font-size-asian="10pt" style:font-name-complex="Arial2" style:font-size-complex="10pt"/>
    </style:style>
    <style:style style:name="T119"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20" style:family="text">
      <style:text-properties fo:font-variant="normal" fo:text-transform="none" fo:color="#000000" fo:letter-spacing="normal"/>
    </style:style>
    <style:style style:name="T121" style:family="text">
      <style:text-properties fo:font-variant="normal" fo:text-transform="none" fo:color="#000000" fo:letter-spacing="normal" style:font-name-complex="Arial2"/>
    </style:style>
    <style:style style:name="T122" style:family="text">
      <style:text-properties fo:font-variant="normal" fo:text-transform="none" fo:color="#000000" fo:letter-spacing="normal" fo:font-style="normal" fo:font-weight="normal"/>
    </style:style>
    <style:style style:name="T123" style:family="text">
      <style:text-properties fo:font-variant="normal" fo:text-transform="none" fo:color="#000000" fo:letter-spacing="normal" fo:font-style="normal" fo:font-weight="normal" style:font-name-complex="Arial2"/>
    </style:style>
    <style:style style:name="T124"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5"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000000" style:font-name="Arial2" fo:font-size="10pt" fo:letter-spacing="normal" style:font-size-asian="10pt" style:font-name-complex="Arial2" style:font-size-complex="10pt"/>
    </style:style>
    <style:style style:name="T128" style:family="text">
      <style:text-properties fo:font-variant="normal" fo:text-transform="none" fo:color="#000000" style:font-name="Arial2" fo:font-size="10.5pt" fo:letter-spacing="normal" style:font-size-asian="10.5pt" style:font-name-complex="Arial2" style:font-size-complex="10.5pt"/>
    </style:style>
    <style:style style:name="T129"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30" style:family="text">
      <style:text-properties fo:font-variant="normal" fo:text-transform="none" fo:color="#000000" style:font-name="Arial2" fo:letter-spacing="normal" style:font-name-complex="Arial2"/>
    </style:style>
    <style:style style:name="T131" style:family="text">
      <style:text-properties fo:font-variant="normal" fo:text-transform="none" fo:color="#000000" style:font-name="Arial2" fo:letter-spacing="normal" fo:font-style="normal" fo:font-weight="normal" style:font-name-complex="Arial2"/>
    </style:style>
    <style:style style:name="T132"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3"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4" style:family="text">
      <style:text-properties fo:font-variant="normal" fo:text-transform="none" fo:color="#606060" fo:letter-spacing="normal" fo:font-style="normal" fo:font-weight="normal" style:font-name-complex="Arial2"/>
    </style:style>
    <style:style style:name="T135"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6"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7" style:family="text">
      <style:text-properties fo:font-variant="normal" fo:text-transform="none" fo:color="#606060" style:font-name="Arial2" fo:letter-spacing="normal" fo:font-style="normal" fo:font-weight="normal" style:font-name-complex="Arial2"/>
    </style:style>
    <style:style style:name="T138" style:family="text">
      <style:text-properties fo:font-variant="normal" fo:text-transform="none" fo:color="#c00000" fo:letter-spacing="normal" fo:font-style="normal" fo:font-weight="normal"/>
    </style:style>
    <style:style style:name="T139" style:family="text">
      <style:text-properties fo:font-variant="normal" fo:text-transform="none" fo:color="#c00000" fo:letter-spacing="normal" fo:font-style="normal" fo:font-weight="normal" style:font-name-complex="Arial2"/>
    </style:style>
    <style:style style:name="T140"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41"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2"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3" style:family="text">
      <style:text-properties fo:font-variant="normal" fo:text-transform="none" fo:color="#c00000" style:font-name="Arial2" fo:letter-spacing="normal" fo:font-style="normal" fo:font-weight="normal" style:font-name-complex="Arial2"/>
    </style:style>
    <style:style style:name="T144" style:family="text">
      <style:text-properties fo:font-variant="normal" fo:text-transform="none" fo:color="#0000c0" fo:letter-spacing="normal" fo:font-style="normal" fo:font-weight="normal"/>
    </style:style>
    <style:style style:name="T145" style:family="text">
      <style:text-properties fo:font-variant="normal" fo:text-transform="none" fo:color="#0000c0" fo:letter-spacing="normal" fo:font-style="normal" fo:font-weight="normal" style:font-name-complex="Arial2"/>
    </style:style>
    <style:style style:name="T146" style:family="text">
      <style:text-properties fo:font-variant="normal" fo:text-transform="none" fo:color="#0000c0" style:font-name="Arial2" fo:letter-spacing="normal" fo:font-style="normal" fo:font-weight="normal" style:font-size-asian="10pt" style:font-name-complex="Arial2" style:font-size-complex="10pt"/>
    </style:style>
    <style:style style:name="T147" style:family="text">
      <style:text-properties fo:font-variant="normal" fo:text-transform="none" fo:color="#0000c0" style:font-name="Arial2" fo:letter-spacing="normal" fo:font-style="normal" fo:font-weight="normal" style:font-name-complex="Arial2"/>
    </style:style>
    <style:style style:name="T148"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9"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50"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fo:letter-spacing="normal" fo:font-style="normal" fo:font-weight="normal" style:font-name-complex="Arial2"/>
    </style:style>
    <style:style style:name="T152"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3" style:family="text">
      <style:text-properties fo:font-variant="normal" fo:text-transform="none" fo:color="#008000" style:font-name="Arial2" fo:letter-spacing="normal" fo:font-style="normal" fo:font-weight="normal" style:font-name-complex="Arial2"/>
    </style:style>
    <style:style style:name="T154"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000000" style:font-name-complex="Arial2"/>
    </style:style>
    <style:style style:name="T157" style:family="text">
      <style:text-properties fo:color="#000000" style:font-name="Arial2" fo:font-size="10pt" style:font-size-asian="10pt" style:font-name-complex="Arial2" style:font-size-complex="10pt"/>
    </style:style>
    <style:style style:name="T158"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9" style:family="text">
      <style:text-properties fo:color="#000000" style:font-name="Arial2" fo:font-size="10.5pt" style:font-size-asian="10.5pt" style:font-name-complex="Arial2" style:font-size-complex="10.5pt"/>
    </style:style>
    <style:style style:name="T160" style:family="text">
      <style:text-properties fo:color="#000000" style:font-name="Arial2" style:font-name-complex="Arial2"/>
    </style:style>
    <style:style style:name="T161"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2" style:family="text">
      <style:text-properties fo:color="#000000" style:font-name="Times New Roman" fo:font-size="10pt" fo:font-style="italic" style:font-size-asian="10pt" style:font-style-asian="italic" style:font-name-complex="Arial2" style:font-size-complex="10pt" style:font-style-complex="italic"/>
    </style:style>
    <style:style style:name="T163"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4" style:family="text">
      <style:text-properties style:font-name="Verdana" fo:font-size="10pt" style:font-size-asian="12.0500001907349pt" style:font-size-complex="13.8000001907349pt"/>
    </style:style>
    <style:style style:name="T165" style:family="text">
      <style:text-properties style:font-name="Verdana" fo:font-size="10pt" fo:font-style="normal" style:font-size-asian="12.0500001907349pt" style:font-style-asian="normal" style:font-size-complex="13.8000001907349pt" style:font-style-complex="normal"/>
    </style:style>
    <style:style style:name="T166" style:family="text">
      <style:text-properties style:font-name="Arial" fo:font-weight="bold" style:font-weight-asian="bold" style:font-weight-complex="bold"/>
    </style:style>
    <style:style style:name="T167" style:family="text">
      <style:text-properties style:font-name="Arial" fo:font-size="10pt" style:font-size-asian="10.5pt"/>
    </style:style>
    <style:style style:name="T168" style:family="text">
      <style:text-properties style:font-name="Arial" fo:font-size="10pt" fo:font-style="normal" fo:font-weight="normal" style:font-size-asian="10.5pt" style:font-weight-asian="normal" style:font-size-complex="10pt" style:font-weight-complex="normal"/>
    </style:style>
    <style:style style:name="T169"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70"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71" style:family="text">
      <style:text-properties style:font-name="Arial" fo:language="en" fo:country="US" fo:font-weight="bold" style:font-weight-asian="bold" style:font-weight-complex="bold"/>
    </style:style>
    <style:style style:name="T172" style:family="text">
      <style:text-properties style:font-name="Arial3" fo:font-style="italic" style:font-name-asian="Arial3" style:font-style-asian="italic" style:font-name-complex="Arial3" style:font-style-complex="italic"/>
    </style:style>
    <style:style style:name="T173" style:family="text">
      <style:text-properties style:text-position="-33% 58%" fo:font-size="5pt" fo:font-style="normal" style:font-size-asian="5pt" style:font-style-asian="normal" style:font-size-complex="5pt" style:font-style-complex="normal"/>
    </style:style>
    <style:style style:name="T174" style:family="text">
      <style:text-properties fo:language="en" fo:country="US"/>
    </style:style>
    <style:style style:name="T175" style:family="text">
      <style:text-properties fo:language="en" fo:country="US" fo:font-style="normal" style:font-style-asian="normal" style:font-style-complex="normal"/>
    </style:style>
    <style:style style:name="T176" style:family="text">
      <style:text-properties fo:language="en" fo:country="US" fo:font-weight="bold" style:font-weight-asian="bold" style:font-weight-complex="bold"/>
    </style:style>
    <style:style style:name="T177" style:family="text">
      <style:text-properties fo:language="en" fo:country="US" fo:font-weight="normal" style:font-weight-asian="normal" style:font-weight-complex="normal"/>
    </style:style>
    <style:style style:name="T178" style:family="text">
      <style:text-properties fo:language="en" fo:country="US" fo:font-style="italic" style:font-style-asian="italic" style:font-style-complex="italic"/>
    </style:style>
    <style:style style:name="T179" style:family="text">
      <style:text-properties style:font-name="Times New Roman" fo:font-style="italic" style:font-style-asian="italic" style:font-style-complex="italic"/>
    </style:style>
    <style:style style:name="T180"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81"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82" style:family="text">
      <style:text-properties style:font-name="Times New Roman" fo:font-weight="bold" style:font-size-asian="10pt" style:font-weight-asian="bold" style:font-size-complex="10pt" style:font-weight-complex="bold"/>
    </style:style>
    <style:style style:name="T183" style:family="text">
      <style:text-properties style:font-name="Times New Roman" fo:font-style="normal" fo:font-weight="bold" style:font-style-asian="normal" style:font-weight-asian="bold" style:font-style-complex="normal" style:font-weight-complex="bold"/>
    </style:style>
    <style:style style:name="T184" style:family="text">
      <style:text-properties style:font-size-asian="10pt" style:font-size-complex="10pt"/>
    </style:style>
    <style:style style:name="T185"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6" style:family="text">
      <style:text-properties style:font-name="Courier New"/>
    </style:style>
    <style:style style:name="T187" style:family="text">
      <style:text-properties style:font-name="Courier New" fo:font-weight="bold" style:font-weight-asian="bold" style:font-weight-complex="bold"/>
    </style:style>
    <style:style style:name="T188" style:family="text"/>
    <style:style style:name="T189" style:family="text">
      <style:text-properties style:font-name="Tahoma" fo:font-size="28pt" fo:letter-spacing="0.0157in" fo:font-weight="normal" style:letter-kerning="false" style:font-size-asian="28pt" style:font-weight-asian="normal" style:font-size-complex="28pt" style:font-weight-complex="normal"/>
    </style:style>
    <style:style style:name="T190" style:family="text">
      <style:text-properties style:font-name="Arial2" fo:font-size="10pt" fo:font-style="italic" style:font-name-complex="Arial2" style:font-size-complex="10pt" style:font-style-complex="italic"/>
    </style:style>
    <style:style style:name="T191"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1" svg:width="1.5213in" svg:height="0.4343in" draw:transform="rotate (-0.523598775599386) translate (6.46736111111111in -0.102083333333333in)" draw:corner-radius="0.0783in"><text:p text:style-name="P190"><text:span text:style-name="T189">DRAFT</text:span></text:p></draw:rect><draw:rect text:anchor-type="paragraph" draw:z-index="0" draw:style-name="gr1" draw:text-style-name="P190"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2" svg:width="6.3539in" svg:height="0.4122in" svg:x="0.6791in" svg:y="-0.0071in"><draw:text-box><text:p><text:span text:style-name="T190">Disclaimer</text:span><text:span text:style-name="T191">: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5">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6"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6"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8"><text:a xlink:type="simple" xlink:href="#__RefHeading__15271_972012461" text:style-name="Internet_20_link" text:visited-style-name="Internet_20_link">getDeviceInfo [1]<text:tab/>17</text:a></text:p>
          <text:p text:style-name="P158"><text:a xlink:type="simple" xlink:href="#__RefHeading__15273_972012461" text:style-name="Internet_20_link" text:visited-style-name="Internet_20_link">createProvisioningSession [2]<text:tab/>19</text:a></text:p>
          <text:p text:style-name="P158"><text:a xlink:type="simple" xlink:href="#__RefHeading__15275_972012461" text:style-name="Internet_20_link" text:visited-style-name="Internet_20_link">closeProvisioningSession [3]<text:tab/>25</text:a></text:p>
          <text:p text:style-name="P158"><text:soft-page-break/><text:a xlink:type="simple" xlink:href="#__RefHeading__15277_972012461" text:style-name="Internet_20_link" text:visited-style-name="Internet_20_link">enumerateProvisioningSessions [4]<text:tab/>27</text:a></text:p>
          <text:p text:style-name="P158"><text:a xlink:type="simple" xlink:href="#__RefHeading__15279_972012461" text:style-name="Internet_20_link" text:visited-style-name="Internet_20_link">abortProvisioningSession [5]<text:tab/>28</text:a></text:p>
          <text:p text:style-name="P158"><text:a xlink:type="simple" xlink:href="#__RefHeading__15281_972012461" text:style-name="Internet_20_link" text:visited-style-name="Internet_20_link">signProvisioningSessionData [6]<text:tab/>29</text:a></text:p>
          <text:p text:style-name="P158"><text:a xlink:type="simple" xlink:href="#__RefHeading__16586_1418814329" text:style-name="Internet_20_link" text:visited-style-name="Internet_20_link">updateKeyManagementKey [7]<text:tab/>30</text:a></text:p>
          <text:p text:style-name="P158"><text:a xlink:type="simple" xlink:href="#__RefHeading__15283_972012461" text:style-name="Internet_20_link" text:visited-style-name="Internet_20_link">createPUKPolicy [8]<text:tab/>32</text:a></text:p>
          <text:p text:style-name="P158"><text:a xlink:type="simple" xlink:href="#__RefHeading__15285_972012461" text:style-name="Internet_20_link" text:visited-style-name="Internet_20_link">createPINPolicy [9]<text:tab/>33</text:a></text:p>
          <text:p text:style-name="P158"><text:a xlink:type="simple" xlink:href="#__RefHeading__15287_972012461" text:style-name="Internet_20_link" text:visited-style-name="Internet_20_link">createKeyEntry [10]<text:tab/>34</text:a></text:p>
          <text:p text:style-name="P158"><text:a xlink:type="simple" xlink:href="#__RefHeading__15289_972012461" text:style-name="Internet_20_link" text:visited-style-name="Internet_20_link">getKeyHandle [11]<text:tab/>39</text:a></text:p>
          <text:p text:style-name="P158"><text:a xlink:type="simple" xlink:href="#__RefHeading__15291_972012461" text:style-name="Internet_20_link" text:visited-style-name="Internet_20_link">setCertificatePath [12]<text:tab/>40</text:a></text:p>
          <text:p text:style-name="P158"><text:a xlink:type="simple" xlink:href="#__RefHeading__15293_972012461" text:style-name="Internet_20_link" text:visited-style-name="Internet_20_link">importSymmetricKey [13]<text:tab/>42</text:a></text:p>
          <text:p text:style-name="P158"><text:a xlink:type="simple" xlink:href="#__RefHeading__721490_1828343271" text:style-name="Internet_20_link" text:visited-style-name="Internet_20_link">importPrivateKey [14]<text:tab/>45</text:a></text:p>
          <text:p text:style-name="P158"><text:a xlink:type="simple" xlink:href="#__RefHeading__15295_972012461" text:style-name="Internet_20_link" text:visited-style-name="Internet_20_link">addExtension [15]<text:tab/>47</text:a></text:p>
          <text:p text:style-name="P158"><text:a xlink:type="simple" xlink:href="#__RefHeading__15299_972012461" text:style-name="Internet_20_link" text:visited-style-name="Internet_20_link">postDeleteKey [50]<text:tab/>51</text:a></text:p>
          <text:p text:style-name="P158"><text:a xlink:type="simple" xlink:href="#__RefHeading__15301_972012461" text:style-name="Internet_20_link" text:visited-style-name="Internet_20_link">postUnlockKey [51]<text:tab/>53</text:a></text:p>
          <text:p text:style-name="P158"><text:a xlink:type="simple" xlink:href="#__RefHeading__15303_972012461" text:style-name="Internet_20_link" text:visited-style-name="Internet_20_link">postUpdateKey [52]<text:tab/>54</text:a></text:p>
          <text:p text:style-name="P158"><text:a xlink:type="simple" xlink:href="#__RefHeading__15305_972012461" text:style-name="Internet_20_link" text:visited-style-name="Internet_20_link">postCloneKeyProtection [53]<text:tab/>56</text:a></text:p>
          <text:p text:style-name="P158"><text:a xlink:type="simple" xlink:href="#__RefHeading__15307_972012461" text:style-name="Internet_20_link" text:visited-style-name="Internet_20_link">enumerateKeys [70]<text:tab/>58</text:a></text:p>
          <text:p text:style-name="P158"><text:a xlink:type="simple" xlink:href="#__RefHeading__15309_972012461" text:style-name="Internet_20_link" text:visited-style-name="Internet_20_link">getKeyAttributes [71]<text:tab/>59</text:a></text:p>
          <text:p text:style-name="P158"><text:a xlink:type="simple" xlink:href="#__RefHeading__15311_972012461" text:style-name="Internet_20_link" text:visited-style-name="Internet_20_link">getKeyProtectionInfo [72]<text:tab/>60</text:a></text:p>
          <text:p text:style-name="P158"><text:a xlink:type="simple" xlink:href="#__RefHeading__15313_972012461" text:style-name="Internet_20_link" text:visited-style-name="Internet_20_link">getExtension [73]<text:tab/>62</text:a></text:p>
          <text:p text:style-name="P158"><text:a xlink:type="simple" xlink:href="#__RefHeading__15315_972012461" text:style-name="Internet_20_link" text:visited-style-name="Internet_20_link">setProperty [74]<text:tab/>63</text:a></text:p>
          <text:p text:style-name="P158"><text:a xlink:type="simple" xlink:href="#__RefHeading__15317_972012461" text:style-name="Internet_20_link" text:visited-style-name="Internet_20_link">deleteKey [80]<text:tab/>64</text:a></text:p>
          <text:p text:style-name="P158"><text:a xlink:type="simple" xlink:href="#__RefHeading__15319_972012461" text:style-name="Internet_20_link" text:visited-style-name="Internet_20_link">exportKey [81]<text:tab/>65</text:a></text:p>
          <text:p text:style-name="P158"><text:a xlink:type="simple" xlink:href="#__RefHeading__15321_972012461" text:style-name="Internet_20_link" text:visited-style-name="Internet_20_link">unlockKey [82]<text:tab/>66</text:a></text:p>
          <text:p text:style-name="P158"><text:a xlink:type="simple" xlink:href="#__RefHeading__15323_972012461" text:style-name="Internet_20_link" text:visited-style-name="Internet_20_link">changePIN [83]<text:tab/>67</text:a></text:p>
          <text:p text:style-name="P158"><text:a xlink:type="simple" xlink:href="#__RefHeading__15325_972012461" text:style-name="Internet_20_link" text:visited-style-name="Internet_20_link">setPIN [84]<text:tab/>68</text:a></text:p>
          <text:p text:style-name="P158"><text:a xlink:type="simple" xlink:href="#__RefHeading__685210_1828343271" text:style-name="Internet_20_link" text:visited-style-name="Internet_20_link">updateFirmware [90]<text:tab/>69</text:a></text:p>
          <text:p text:style-name="P158"><text:a xlink:type="simple" xlink:href="#__RefHeading__15327_972012461" text:style-name="Internet_20_link" text:visited-style-name="Internet_20_link">signHashedData [100]<text:tab/>70</text:a></text:p>
          <text:p text:style-name="P158"><text:a xlink:type="simple" xlink:href="#__RefHeading__15329_972012461" text:style-name="Internet_20_link" text:visited-style-name="Internet_20_link">asymmetricKeyDecrypt [101]<text:tab/>71</text:a></text:p>
          <text:p text:style-name="P158"><text:a xlink:type="simple" xlink:href="#__RefHeading__15331_972012461" text:style-name="Internet_20_link" text:visited-style-name="Internet_20_link">keyAgreement [102]<text:tab/>72</text:a></text:p>
          <text:p text:style-name="P158"><text:a xlink:type="simple" xlink:href="#__RefHeading__15333_972012461" text:style-name="Internet_20_link" text:visited-style-name="Internet_20_link">performHMAC [103]<text:tab/>73</text:a></text:p>
          <text:p text:style-name="P158"><text:a xlink:type="simple" xlink:href="#__RefHeading__15335_972012461" text:style-name="Internet_20_link" text:visited-style-name="Internet_20_link">symmetricKeyEncrypt [104]<text:tab/>74</text:a></text:p>
          <text:p text:style-name="P159"><text:a xlink:type="simple" xlink:href="#__RefHeading__207023_2146041088" text:style-name="Internet_20_link" text:visited-style-name="Internet_20_link">Appendix A. <text:tab/>KeyGen2 Proxy<text:tab/>75</text:a></text:p>
          <text:p text:style-name="P159"><text:a xlink:type="simple" xlink:href="#__RefHeading__15347_972012461" text:style-name="Internet_20_link" text:visited-style-name="Internet_20_link">Appendix B. <text:tab/>Sample Session<text:tab/>76</text:a></text:p>
          <text:p text:style-name="P159"><text:a xlink:type="simple" xlink:href="#__RefHeading__15349_972012461" text:style-name="Internet_20_link" text:visited-style-name="Internet_20_link">Appendix C. <text:tab/>Reference Implementation<text:tab/>76</text:a></text:p>
          <text:p text:style-name="P159"><text:a xlink:type="simple" xlink:href="#__RefHeading__15351_972012461" text:style-name="Internet_20_link" text:visited-style-name="Internet_20_link">Appendix D. <text:tab/>Remote Key Lookup<text:tab/>77</text:a></text:p>
          <text:p text:style-name="P159"><text:a xlink:type="simple" xlink:href="#__RefHeading__15353_972012461" text:style-name="Internet_20_link" text:visited-style-name="Internet_20_link">Appendix E. <text:tab/>Security Considerations<text:tab/>79</text:a></text:p>
          <text:p text:style-name="P159"><text:a xlink:type="simple" xlink:href="#__RefHeading__15355_972012461" text:style-name="Internet_20_link" text:visited-style-name="Internet_20_link">Appendix F. <text:tab/>Intellectual Property Rights<text:tab/>79</text:a></text:p>
          <text:p text:style-name="P159"><text:a xlink:type="simple" xlink:href="#__RefHeading__15357_972012461" text:style-name="Internet_20_link" text:visited-style-name="Internet_20_link">Appendix G. <text:tab/>References<text:tab/>80</text:a></text:p>
          <text:p text:style-name="P159"><text:a xlink:type="simple" xlink:href="#__RefHeading__15359_972012461" text:style-name="Internet_20_link" text:visited-style-name="Internet_20_link">Appendix H. <text:tab/>Acknowledgments<text:tab/>82</text:a></text:p>
          <text:p text:style-name="P159"><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72">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0">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3">Many smart card schemes depend on roles like SO (Security Officer) which squarely matches scenarios where users are associated with a </text:span><text:span text:style-name="T2">multitude of independent service providers</text:span><text:span text:style-name="T83">. <text:s/>By building on an E2ES (End To End Security) model, the </text:span><text:span text:style-name="T2">technical</text:span><text:span text:style-name="T83"> part of the SO role, exclusively becomes an affair between the SKS and the </text:span><text:span text:style-name="T2">remote</text:span><text:span text:style-name="T83"> issuers, </text:span><text:span text:style-name="T2">where each issuer is confined to their own virtual cards and SO policies</text:span><text:span text:style-name="T8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9">Due to the fact that the “Standard” mode potentially affects the user's privacy, it is </text:span><text:span text:style-name="T170">recommended</text:span><text:span text:style-name="T169">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5">"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3"> symmetric key defined by calling </text:span><text:span text:style-name="CrossRef"><text:span text:style-name="T83"><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9"> extension objects defined by calling </text:span><text:span text:style-name="CrossRef"><text:span text:style-name="T83"><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3">Note that key management operations always involve an entire key entry; </text:span><text:span text:style-name="T2">individual elements cannot be managed</text:span><text:span text:style-name="T83">.</text:span></text:p>
      <text:h text:style-name="P16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5">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40">may</text:span> also support a device (<text:span text:style-name="T2">system-wide</text:span>) PIN and PUK. <text:s/>See <text:span text:style-name="CrossRef"><text:reference-ref text:reference-format="text" text:ref-name="getDeviceData">getDeviceInfo</text:reference-ref></text:span>. <text:s/><text:span text:style-name="T70">Usage and management of device PINs and PUKs is out of scope for the SKS API</text:span><text:span text:style-name="T64">.</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4">If a </text:span><text:span text:style-name="CrossRef"><text:span text:style-name="T64"><text:reference-ref text:reference-format="text" text:ref-name="key.mgr.key">KeyManagementKey</text:reference-ref></text:span></text:span><text:span text:style-name="T64"> is deployed during provisioning object creation (establishing a </text:span><text:span text:style-name="CrossRef"><text:span text:style-name="T64"><text:reference-ref text:reference-format="text" text:ref-name="DSDP">VSD</text:reference-ref></text:span></text:span><text:span text:style-name="T64">), </text:span><text:span text:style-name="T70">post-provisioning operations</text:span><text:span text:style-name="T64"> can also be performed. <text:s/>See</text:span><text:span text:style-name="CrossRef"><text:span text:style-name="T16"> </text:span></text:span><text:span text:style-name="CrossRef"><text:span text:style-name="T64"><text:reference-ref text:reference-format="text" text:ref-name="pp.delkey">postDeleteKey</text:reference-ref></text:span></text:span><text:span text:style-name="CrossRef"><text:span text:style-name="T16">, </text:span></text:span><text:span text:style-name="CrossRef"><text:span text:style-name="T64"><text:reference-ref text:reference-format="text" text:ref-name="pp.unlockkey">postUnlockKey</text:reference-ref></text:span></text:span><text:span text:style-name="CrossRef"><text:span text:style-name="T16">, </text:span></text:span><text:span text:style-name="CrossRef"><text:span text:style-name="T64"><text:reference-ref text:reference-format="text" text:ref-name="pp.uodate">postUpdateKey</text:reference-ref></text:span></text:span><text:span text:style-name="CrossRef"><text:span text:style-name="T16">, and </text:span></text:span><text:span text:style-name="CrossRef"><text:span text:style-name="T64"><text:reference-ref text:reference-format="text" text:ref-name="pp_clonekeyprot">postCloneKeyProtection</text:reference-ref></text:span></text:span><text:span text:style-name="CrossRef"><text:span text:style-name="T16">. <text:s/>Also see </text:span></text:span><text:span text:style-name="CrossRef"><text:span text:style-name="T64"><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4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4">See </text:span><text:span text:style-name="CrossRef"><text:span text:style-name="T55"><text:reference-ref text:reference-format="text" text:ref-name="xml.encrypt">XML Encryption</text:reference-ref></text:span></text:span>. <text:s/>Note that IV <text:span text:style-name="T4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5">See </text:span><text:span text:style-name="CrossRef"><text:span text:style-name="T45"><text:reference-ref text:reference-format="text" text:ref-name="fips.197">FIPS 197</text:reference-ref></text:span></text:span>. <text:s text:c="2"/><text:span text:style-name="T45">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5">See </text:span><text:span text:style-name="CrossRef"><text:span text:style-name="T164"><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9">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60">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5">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3"><text:span text:style-name="T2">Implicit exponent:</text:span> 65537</text:p>
          </table:table-cell>
        </table:table-row>
        <table:table-row table:style-name="Table34.2">
          <table:table-cell table:style-name="Table34.A4" office:value-type="string">
            <text:p text:style-name="P95">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5">http://xmlns.webpki.org/sks/algorithm#ec.nist.p256</text:p>
          </table:table-cell>
          <table:table-cell table:style-name="Table34.A4" office:value-type="string">
            <text:p text:style-name="Standard">EC NIST<text:span text:style-name="T45"> </text:span>“P-256”</text:p>
          </table:table-cell>
          <table:table-cell table:style-name="Table34.B4" office:value-type="string">
            <text:p text:style-name="P103">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5">http://xmlns.webpki.org/sks/algorithm#ec.brainpool.p256r1</text:p>
          </table:table-cell>
          <table:table-cell table:style-name="Table34.A4" office:value-type="string">
            <text:p text:style-name="Standard">EC Brainpool “P256r1”</text:p>
          </table:table-cell>
          <table:table-cell table:style-name="Table34.B4"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6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3">See </text:span><text:span text:style-name="CrossRef"><text:span text:style-name="T83"><text:reference-ref text:reference-format="text" text:ref-name="createKeyPair">createKeyEntry</text:reference-ref></text:span></text:span><text:span text:style-name="T83"> and </text:span><text:span text:style-name="CrossRef"><text:span text:style-name="T83"><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4">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5">TBD</text:p>
          </table:table-cell>
          <table:table-cell table:style-name="Table122.C9" table:number-columns-spanned="2" office:value-type="string">
            <text:p text:style-name="P77">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5">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3"><text:span text:style-name="T2">Implicit exponent:</text:span> 65537</text:p>
          </table:table-cell>
        </table:table-row>
        <table:table-row table:style-name="Table122.2">
          <table:table-cell table:style-name="Table122.A9" office:value-type="string">
            <text:p text:style-name="P95">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8">Variable exponent</text:p>
            <text:p text:style-name="P98"/>
            <text:p text:style-name="P11"><text:span text:style-name="T83">See </text:span><text:span text:style-name="CrossRef"><text:span text:style-name="T83"><text:reference-ref text:reference-format="text" text:ref-name="key.param">KeyParameters</text:reference-ref></text:span></text:span></text:p>
          </table:table-cell>
        </table:table-row>
        <table:table-row table:style-name="Table122.2">
          <table:table-cell table:style-name="Table122.A9" office:value-type="string">
            <text:p text:style-name="P95">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5">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5">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ec.nist.p192</text:p>
          </table:table-cell>
          <table:table-cell table:style-name="Table122.A9" office:value-type="string">
            <text:p text:style-name="Standard"><text:span text:style-name="T45">EC NIST </text:span>“P-192” </text:p>
          </table:table-cell>
          <table:table-cell table:style-name="Table122.C9" table:number-rows-spanned="3" office:value-type="string">
            <text:p text:style-name="P103">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5">http://xmlns.webpki.org/sks/algorithm#ec.nist.p384</text:p>
          </table:table-cell>
          <table:table-cell table:style-name="Table122.A9" office:value-type="string">
            <text:p text:style-name="Standard"><text:span text:style-name="T45">EC NIST </text:span>“P-384” </text:p>
          </table:table-cell>
          <table:covered-table-cell/>
        </table:table-row>
        <table:table-row table:style-name="Table122.2">
          <table:table-cell table:style-name="Table122.A9" office:value-type="string">
            <text:p text:style-name="P95">http://xmlns.webpki.org/sks/algorithm#ec.nist.p521</text:p>
          </table:table-cell>
          <table:table-cell table:style-name="Table122.A9" office:value-type="string">
            <text:p text:style-name="Standard"><text:span text:style-name="T45">EC NIST </text:span>“P-521” </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3"><text:reference-ref text:reference-format="text" text:ref-name="key.mgr.key">KeyManagementKey</text:reference-ref></text:span></text:span>, <text:span text:style-name="CrossRef"><text:span text:style-name="T83"><text:reference-ref text:reference-format="text" text:ref-name="dev.pin.prot">DevicePINProtection</text:reference-ref></text:span></text:span>, and <text:span text:style-name="CrossRef"><text:span text:style-name="T83"><text:reference-ref text:reference-format="text" text:ref-name="enablepincaching">EnablePINCaching</text:reference-ref></text:span></text:span>.</text:p>
      <text:p text:style-name="Text_20_body">During provisioning of <text:span text:style-name="T2">user-defined PINs</text:span>, the provisioning middleware <text:span text:style-name="T4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0">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41">may</text:span> also be constrained with respect to algorithm usage. <text:s/>See <text:span text:style-name="CrossRef"><text:span text:style-name="T83"><text:reference-ref text:reference-format="text" text:ref-name="endorsedalg">EndorsedAlgorithm</text:reference-ref></text:span></text:span><text:span text:style-name="CrossRef"><text:span text:style-name="T83">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2">The following table illustrates the use of the </text:span><text:span text:style-name="CrossRef"><text:reference-ref text:reference-format="text" text:ref-name="exportpolicy">ExportProtection</text:reference-ref></text:span><text:span text:style-name="T9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4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40">must not</text:span> be deleted</text:p>
          </table:table-cell>
        </table:table-row>
      </table:table>
      <text:p text:style-name="P42"/>
      <text:p text:style-name="P50"><text:span text:style-name="T72">Also see </text:span><text:span text:style-name="CrossRef"><text:reference-ref text:reference-format="text" text:ref-name="deletekey">deleteKey</text:reference-ref></text:span><text:span text:style-name="T72">.</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4"><text:reference-ref text:reference-format="text" text:ref-name="user.api">User API</text:reference-ref></text:span></text:span><text:span text:style-name="T5"> methods like </text:span><text:span text:style-name="CrossRef"><text:span text:style-name="T164"><text:reference-ref text:reference-format="text" text:ref-name="signdata">signHashedData</text:reference-ref></text:span></text:span><text:span text:style-name="T5">.</text:span></text:p>
      <text:p text:style-name="P50"/>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4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40">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4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4">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4">must</text:span> be <text:span text:style-name="T23">alphanumeric</text:span> or <text:span text:style-name="T23">string</text:span> and contain a mix of <text:span text:style-name="T2">letters</text:span> and <text:span text:style-name="T2">digits</text:span>. <text:s/>The <text:span text:style-name="T23">string</text:span> format also requires <text:span text:style-name="T2">lowercase</text:span> letters and <text:span text:style-name="T2">non-alphanumeric</text:span> characters.<text:line-break/><text:span text:style-name="T44">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5">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4">must</text:span> always be handled as <text:span text:style-name="T2">decoded</text:span> strings of bytes. <text:s/>A conforming SKS <text:span text:style-name="T40">must</text:span> perform syntax validation during <text:span text:style-name="CrossRef"><text:reference-ref text:reference-format="text" text:ref-name="createKeyPair">createKeyEntry</text:reference-ref></text:span> on <text:span text:style-name="T23">numeric</text:span> and <text:span text:style-name="T23">alphanumeric</text:span> PIN data.<text:span text:style-name="T83"> <text:s/></text:span><text:span text:style-name="T72">Length of the clear-text binary value </text:span><text:span text:style-name="T75">must not</text:span><text:span text:style-name="T72"> exceed 128 bytes. <text:s/></text:span>See <text:span text:style-name="T23">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41">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1">signature</text:span> <text:span text:style-name="T41">must</text:span> share a common PIN while all other keys <text:span text:style-name="T41">must</text:span> share<text:span text:style-name="T83">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41">must</text:span> have <text:span text:style-name="T2">different</text:span> PINs while keys with the same <text:span text:style-name="CrossRef"><text:reference-ref text:reference-format="text" text:ref-name="keyusage.attr">AppUsage</text:reference-ref></text:span> <text:span text:style-name="T41">must</text:span> share a common PIN</text:p>
          </table:table-cell>
        </table:table-row>
      </table:table>
      <text:p text:style-name="P42"/>
      <text:p text:style-name="P39">Note that keys having a <text:span text:style-name="T23">shared</text:span> PIN groping attribute <text:span text:style-name="T40">must</text:span> be treated as having a single “virtual” PIN object (holding PIN value and error counter), while <text:span text:style-name="T23">signature+standard</text:span> and <text:span text:style-name="T23">unique</text:span> imply two respectively four independent PIN objects.</text:p>
      <text:p text:style-name="P39">Shared PINs require that a PIN <text:span text:style-name="T2">value</text:span> or <text:span text:style-name="T2">status</text:span> change <text:span text:style-name="T40">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8">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2">However, an equally important target for </text:span><text:span text:style-name="CrossRef"><text:reference-ref text:reference-format="text" text:ref-name="keyusage.attr">AppUsage</text:reference-ref></text:span><text:span text:style-name="T92"> is that in conjunction with </text:span><text:span text:style-name="CrossRef"><text:span text:style-name="T94"><text:reference-ref text:reference-format="text" text:ref-name="pingrouping">PIN Grouping</text:reference-ref></text:span></text:span><text:span text:style-name="T92"> provide the means for aiding users in PIN input GUIs in the case an issuer requires separate PINs for different keys and applications.</text:span></text:p>
      <text:p text:style-name="Standard"><text:span text:style-name="T92">The following matrix shows the </text:span><text:span text:style-name="T41">recommended</text:span><text:span text:style-name="T92">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3">ee </text:span><text:span text:style-name="CrossRef"><text:span text:style-name="T83"><text:reference-ref text:reference-format="text" text:ref-name="sess.key.op">SessionKeyLimit</text:reference-ref></text:span></text:span><text:span text:style-name="T63"> and </text:span><text:span text:style-name="CrossRef"><text:span text:style-name="T83"><text:reference-ref text:reference-format="text" text:ref-name="sign.prov.sess.data">signProvisioningSessionData</text:reference-ref></text:span></text:span><text:span text:style-name="T63">.</text:span></text:p>
      <text:p text:style-name="Text_20_body"><text:span text:style-name="T63">Note that all elements featured in the following definitions </text:span><text:span text:style-name="T66">must</text:span><text:span text:style-name="T63"> be supplied “as is” </text:span><text:span text:style-name="T68">without</text:span><text:span text:style-name="T63">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5"><text:tab/>EncryptionKey</text:span> = <text:span text:style-name="CrossRef"><text:span text:style-name="T83"><text:reference-ref text:reference-format="text" text:ref-name="HMAC_SHA256">HMAC-SHA256</text:reference-ref></text:span></text:span> (<text:span text:style-name="CrossRef"><text:reference-ref text:reference-format="text" text:ref-name="sess.key">SessionKey</text:reference-ref></text:span>, <text:span text:style-name="T95">"EncryptionKey"</text:span>)</text:p>
      <text:p text:style-name="Text_20_body"><text:span text:style-name="T95">EncryptionKey</text:span> <text:span text:style-name="T40">must</text:span> only be used with the <text:span text:style-name="CrossRef"><text:reference-ref text:reference-format="text" text:ref-name="AES256-CBC">AES256-CBC</text:reference-ref></text:span> algorithm. <text:s/>Note that the IV (Initialization Vector) <text:span text:style-name="T40">must</text:span> be <text:span text:style-name="T2">prepended</text:span> to the encrypted data as in <text:span text:style-name="CrossRef"><text:span text:style-name="T83"><text:reference-ref text:reference-format="text" text:ref-name="xml.encrypt">XML Encryption</text:reference-ref></text:span></text:span><text:span text:style-name="T63"> as well as </text:span><text:span text:style-name="T68">freshly generated for each encryption</text:span><text:span text:style-name="T6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5"><text:tab/>MAC</text:span> = <text:span text:style-name="CrossRef"><text:span text:style-name="T83"><text:reference-ref text:reference-format="text" text:ref-name="HMAC_SHA256">HMAC-SHA256</text:reference-ref></text:span></text:span> (<text:span text:style-name="CrossRef"><text:reference-ref text:reference-format="text" text:ref-name="sess.key">SessionKey</text:reference-ref></text:span><text:span text:style-name="T44"> || </text:span><text:span text:style-name="T68">MethodName</text:span><text:span text:style-name="T44"> || </text:span><text:span text:style-name="CrossRef"><text:reference-ref text:reference-format="text" text:ref-name="mac.seq.cnt">MACSequenceCounter</text:reference-ref></text:span><text:span text:style-name="T44">, </text:span><text:span text:style-name="T68">Data</text:span><text:span text:style-name="T44">)</text:span></text:p>
      <text:p text:style-name="Text_20_body"><text:span text:style-name="T68">MethodName</text:span><text:span text:style-name="T44"> is the string literal of the target method like </text:span><text:span text:style-name="T95">"closeProvisioningSession"</text:span><text:span text:style-name="T44">, while </text:span><text:span text:style-name="T68">Data</text:span><text:span text:style-name="T63"> represents the arguments as specified for the actual method. <text:s/>Note that </text:span><text:span text:style-name="T68">individual elements</text:span><text:span text:style-name="T63"> featured in </text:span><text:span text:style-name="T68">Data</text:span><text:span text:style-name="T63"> </text:span><text:span text:style-name="T66">must</text:span><text:span text:style-name="T63"> use the representation described in </text:span><text:span text:style-name="CrossRef"><text:span text:style-name="T83"><text:reference-ref text:reference-format="text" text:ref-name="datatypes">Data Types</text:reference-ref></text:span></text:span><text:span text:style-name="T63">, that is, </text:span><text:span text:style-name="T68">include</text:span><text:span text:style-name="T63"> applicable length-indicators.</text:span></text:p>
      <text:p text:style-name="Text_20_body"><text:span text:style-name="T63">After each MAC operation, </text:span><text:span text:style-name="CrossRef"><text:span text:style-name="T83"><text:reference-ref text:reference-format="text" text:ref-name="mac.seq.cnt">MACSequenceCounter</text:reference-ref></text:span></text:span><text:span text:style-name="T63"> </text:span><text:span text:style-name="T66">must</text:span><text:span text:style-name="T63"> be incremented by one. <text:s/>Due the use of a sequence counter, the provisioning system </text:span><text:span text:style-name="T66">must</text:span><text:span text:style-name="T63">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5">"Device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8">the </text:span><text:span text:style-name="CrossRef"><text:span text:style-name="T83"><text:reference-ref text:reference-format="text" text:ref-name="key.mgr.key">KeyManagementKey</text:reference-ref></text:span></text:span><text:span text:style-name="T48"> associated with the “owning” provisioning object of the target key (see </text:span><text:span text:style-name="CrossRef"><text:span text:style-name="T83"><text:reference-ref text:reference-format="text" text:ref-name="provisioning.objects">Provisioning Objects</text:reference-ref></text:span></text:span><text:span text:style-name="T48">) according to the following:</text:span></text:p>
      <text:p text:style-name="P80"><text:span text:style-name="T100"><text:tab/>Authorization</text:span><text:span text:style-name="T72"> = </text:span><text:span text:style-name="T2">Sign</text:span> (<text:span text:style-name="CrossRef"><text:span text:style-name="T83"><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T95">"</text:span><text:span text:style-name="T100">TargetKeyReference"</text:span><text:span text:style-name="T47"> || </text:span><text:span text:style-name="CrossRef"><text:span text:style-name="T83"><text:reference-ref text:reference-format="text" text:ref-name="HMAC_SHA256">HMAC-SHA256</text:reference-ref></text:span></text:span> (<text:span text:style-name="CrossRef"><text:span text:style-name="T83"><text:reference-ref text:reference-format="text" text:ref-name="sess.key">SessionKey</text:reference-ref></text:span></text:span><text:span text:style-name="CrossRef"><text:span text:style-name="T173"> </text:span></text:span><text:span text:style-name="CrossRef"><text:span text:style-name="T34">current</text:span></text:span><text:span text:style-name="T68"> || </text:span><text:span text:style-name="CrossRef"><text:span text:style-name="T83"><text:reference-ref text:reference-format="text" text:ref-name="device.id">Device ID</text:reference-ref></text:span></text:span>, </text:p>
      <text:p text:style-name="P81"><text:span text:style-name="CrossRef"><text:span text:style-name="T83"><text:tab/><text:tab/><text:tab/><text:tab/></text:span></text:span><text:span text:style-name="CrossRef"><text:span text:style-name="T83"><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43573880" text:style-name="L1">
        <text:list-item>
          <text:p text:style-name="P171"><text:span text:style-name="T47">Sign</text:span><text:span text:style-name="T48"> </text:span><text:span text:style-name="T50">must</text:span><text:span text:style-name="T48"> use an </text:span><text:span text:style-name="CrossRef"><text:span text:style-name="T83"><text:reference-ref text:reference-format="text" text:ref-name="pkcs1">PKCS #1</text:reference-ref></text:span></text:span><text:span text:style-name="T48"> RSASSA signature for RSA keys and </text:span><text:span text:style-name="CrossRef"><text:span text:style-name="T83"><text:reference-ref text:reference-format="text" text:ref-name="ECDSA">ECDSA</text:reference-ref></text:span></text:span><text:span text:style-name="T48"> for EC keys with the </text:span><text:span text:style-name="T47">private key</text:span><text:span text:style-name="T48"> associated with </text:span><text:span text:style-name="T100">KeyManagementKey</text:span><text:span text:style-name="T48">, and utilizing </text:span><text:span text:style-name="CrossRef"><text:span text:style-name="T83"><text:reference-ref text:reference-format="text" text:ref-name="SHA256">SHA256</text:reference-ref></text:span></text:span><text:span text:style-name="T48"> as hash function</text:span></text:p>
        </text:list-item>
        <text:list-item>
          <text:p text:style-name="P171">An SKS <text:span text:style-name="T50">must</text:span><text:span text:style-name="T48"> verify that the signature validates with respect to the </text:span><text:span text:style-name="T47">public key</text:span><text:span text:style-name="T48"> (</text:span><text:span text:style-name="T100">KeyManagementKey</text:span><text:span text:style-name="T48">) as well as checking that </text:span><text:span text:style-name="CrossRef"><text:span text:style-name="T83"><text:reference-ref text:reference-format="text" text:ref-name="eecert">End-Entity Certificate</text:reference-ref></text:span></text:span><text:span text:style-name="T48"> matches </text:span><text:span text:style-name="T100">TargetKeyHandle</text:span></text:p>
        </text:list-item>
        <text:list-item>
          <text:p text:style-name="P171"><text:span text:style-name="T48">If a </text:span><text:span text:style-name="CrossRef"><text:span text:style-name="T83"><text:reference-ref text:reference-format="text" text:ref-name="key.mgr.key">KeyManagementKey</text:reference-ref></text:span></text:span><text:span text:style-name="T48"> is not present in the target key's provisioning object, the key is considered “not updatable” and the provisioning session </text:span><text:span text:style-name="T50">must</text:span><text:span text:style-name="T48"> be aborted</text:span></text:p>
        </text:list-item>
        <text:list-item>
          <text:p text:style-name="P171"><text:span text:style-name="T48">The provisioning session </text:span><text:span text:style-name="T50">must</text:span><text:span text:style-name="T48"> be aborted if the </text:span><text:span text:style-name="CrossRef"><text:span text:style-name="T83"><text:reference-ref text:reference-format="text" text:ref-name="privacy.enabled">PrivacyEnabled</text:reference-ref></text:span></text:span><text:span text:style-name="T48">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1">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2">ee </text:span><text:span text:style-name="CrossRef"><text:reference-ref text:reference-format="text" text:ref-name="method.list">Method List</text:reference-ref></text:span><text:span text:style-name="T9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80"> </text:span>] which <text:span text:style-name="T84">must</text:span> contain an 1-32 byte string with a character set<text:span text:style-name="T83">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41">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40">must</text:span> be exactly of that length.</text:p>
      <text:p text:style-name="Text_20_body">Variables and literals that represent textual data <text:span text:style-name="T4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5">byte[</text:span><text:span text:style-name="T74"> </text:span><text:span text:style-name="T45">].</text:span></text:p>
      <text:p text:style-name="Text_20_body"><text:span text:style-name="T45">Note that length indicators are only applicable to </text:span><text:span text:style-name="T46">array objects</text:span><text:span text:style-name="T45"> when included in </text:span><text:span text:style-name="CrossRef"><text:reference-ref text:reference-format="text" text:ref-name="MACOperations">MAC Operations</text:reference-ref></text:span><text:span text:style-name="T45">, and when they are </text:span><text:span text:style-name="T46">serialized</text:span><text:span text:style-name="T45">.</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40">must not</text:span> be read as they are not supposed to be available. <text:s/>Instead there <text:span text:style-name="T4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92">This section provides a list of the SKS methods. <text:s/>The number in square brackets denotes the </text:span><text:span text:style-name="T3">decimal value</text:span><text:span text:style-name="T92"> used to identify the method in a call. <text:s/>Method calls are formatted as strings of bytes where the first byte holds the method ID and the succeeding bytes the applicable argument data. <text:s/></text:span><text:span text:style-name="CrossRef"><text:span text:style-name="T94"><text:reference-ref text:reference-format="text" text:ref-name="user.api">User API</text:reference-ref></text:span></text:span><text:span text:style-name="T92"> methods have method IDs <text:s/></text:span>≥ 100.<text:line-break/></text:p>
      <table:table table:name="Table120" table:style-name="Table120">
        <table:table-column table:style-name="Table120.A"/>
        <table:table-row>
          <table:table-cell table:style-name="Table120.A1" office:value-type="string">
            <text:p text:style-name="P125"><text:span text:style-name="T169">Note: The described API is adapted for an SKS using low-level byte-streams for communication. <text:s/>However, the SKS design is equally applicable to API schemes using high-level objects and exceptions. <text:s/>The only thing that </text:span><text:span text:style-name="T40">must</text:span><text:span text:style-name="T169"> remain intact are the cryptographic operations including how objects are represented in MACs.</text:span></text:p>
          </table:table-cell>
        </table:table-row>
      </table:table>
      <text:p text:style-name="Text_20_body"/>
      <text:p text:style-name="P136"/>
      <text:p text:style-name="P138">Note that a <text:span text:style-name="T103">KeyHandle</text:span> in this specification always refers to a <text:span text:style-name="T2">key entry</text:span>. <text:s/>See <text:span text:style-name="CrossRef"><text:span text:style-name="T164"><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5">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9">⁮[</text:span><text:span text:style-name="T81"> </text:span><text:span text:style-name="T79">]</text:span></text:p>
          </table:table-cell>
          <table:table-cell table:style-name="Table49.C2" office:value-type="string">
            <text:p text:style-name="P83"><text:span text:style-name="T92">DER encoded </text:span><text:span text:style-name="CrossRef"><text:reference-ref text:reference-format="text" text:ref-name="X.509">X.509</text:reference-ref></text:span><text:span text:style-name="T92"> certificate object</text:span> <text:span text:style-name="T2">repeated</text:span> as defined by <text:span text:style-name="T95">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3">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8"> </text:span><text:span text:style-name="T46">repeated </text:span><text:span text:style-name="T49">as defined by</text:span><text:span text:style-name="T83"> </text:span><text:span text:style-name="T100">Supported</text:span><text:span text:style-name="T103">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3">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5">Maximum size of </text:span><text:span text:style-name="CrossRef"><text:span text:style-name="T4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4">The </text:span><text:span text:style-name="T103">X509Certificate</text:span><text:span text:style-name="T54"> objects </text:span><text:span text:style-name="T59">must</text:span><text:span text:style-name="T54"> form an </text:span><text:span text:style-name="T47">ordered</text:span><text:span text:style-name="T48"> and </text:span><text:span text:style-name="T47">contiguous </text:span><text:span text:style-name="T48">certificate </text:span><text:span text:style-name="T54">path so that the </text:span><text:span text:style-name="T47">first</text:span><text:span text:style-name="T54"> object contains the actual SKS </text:span><text:span text:style-name="CrossRef"><text:reference-ref text:reference-format="text" text:ref-name="devcert">Device Certificate</text:reference-ref></text:span><text:span text:style-name="T54">. <text:s/>The</text:span><text:span text:style-name="T116"> path </text:span><text:span text:style-name="T54">does though not have to be complete (include all upper-level CAs).</text:span></text:p>
      <text:p text:style-name="Text_20_body">A compliant SKS <text:span text:style-name="T40">must</text:span> support <text:span text:style-name="CrossRef"><text:span text:style-name="T45"><text:reference-ref text:reference-format="text" text:ref-name="extensiondata">ExtensionData</text:reference-ref></text:span></text:span> objects with a size of at least 65536 bytes.</text:p>
      <text:p text:style-name="Text_20_body">A compliant SKS <text:span text:style-name="T40">must</text:span> support a <text:reference-mark-start text:name="cryptodatasize"/><text:span text:style-name="T103">CryptoDataSize</text:span><text:reference-mark-end text:name="cryptodatasize"/> of at least 16384 bytes.</text:p>
      <text:p text:style-name="P42"/>
      <text:p text:style-name="P106"/>
      <text:p text:style-name="P42"/>
      <text:p text:style-name="P42"/>
      <text:p text:style-name="P108">Continued on the next page...</text:p>
      <text:p text:style-name="P109"><text:reference-mark-start text:name="dev.type"/><text:span text:style-name="T107">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3"><text:reference-ref text:reference-format="text" text:ref-name="pep">Privacy Enabled Provisioning</text:reference-ref></text:span></text:span>) mode <text:span text:style-name="T4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0"> </text:span>]</text:p>
          </table:table-cell>
          <table:table-cell table:style-name="Table1.C2" office:value-type="string">
            <text:p text:style-name="P27"><text:span text:style-name="T45">Server-created ephemeral ECDH key</text:span>. <text:s/>See <text:span text:style-name="CrossRef"><text:span text:style-name="T83"><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3"><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0"> </text:span>]</text:p>
          </table:table-cell>
          <table:table-cell table:style-name="Table1.C2" office:value-type="string">
            <text:p text:style-name="P2">Key management key or zero length array. <text:s/>See <text:span text:style-name="CrossRef"><text:span text:style-name="T83"><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3"><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3"><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short</text:p>
          </table:table-cell>
          <table:table-cell table:style-name="Table1.C2" office:value-type="string">
            <text:p text:style-name="P2">Upper limit of<text:span text:style-name="T44"> </text:span><text:span text:style-name="T95">SessionKey</text:span><text:span text:style-name="T44">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4">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0"> </text:span>]</text:p>
          </table:table-cell>
          <table:table-cell table:style-name="Table3.C2" office:value-type="string">
            <text:p text:style-name="P9">SKS-created ephemeral ECDH key. <text:s/>See<text:span text:style-name="T83"> </text:span><text:span text:style-name="CrossRef"><text:span text:style-name="T83"><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8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6">createProvisioningSession</text:span><text:span text:style-name="T83"> establishes a </text:span><text:span text:style-name="T2">persistent session key</text:span><text:span text:style-name="T83"> that is only known by the issuer and the SKS for usage in subsequent provisioning steps. <text:s/>In addition, the SKS is </text:span><text:span text:style-name="T2">optionally</text:span><text:span text:style-name="T83">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58">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43586144" text:style-name="L2">
              <text:list-item>
                <text:p text:style-name="P179">Generate a for this SKS <text:span text:style-name="T2">unique</text:span> <text:span text:style-name="T95">ClientSessionID</text:span></text:p>
              </text:list-item>
              <text:list-item>
                <text:p text:style-name="P173">Output <text:span text:style-name="T95">ClientSessionID</text:span></text:p>
              </text:list-item>
              <text:list-item>
                <text:p text:style-name="P173">Generate an <text:span text:style-name="T2">ephemeral</text:span> ECDH key-pair <text:span text:style-name="T95">EKP</text:span> using <text:span text:style-name="T2">the same named curve</text:span> as <text:span text:style-name="T95">ServerEphemeralKey</text:span></text:p>
              </text:list-item>
              <text:list-item>
                <text:p text:style-name="P172">Output <text:span text:style-name="T103">ClientEphemeralKey</text:span> = <text:span text:style-name="T107">EKP.PublicKey</text:span></text:p>
              </text:list-item>
              <text:list-item>
                <text:p text:style-name="P173">Apply the <text:span text:style-name="CrossRef"><text:reference-ref text:reference-format="text" text:ref-name="sp800-56a">SP800-56A</text:reference-ref></text:span> ECC CDH primitive on <text:span text:style-name="T95">EKP.PrivateKey</text:span> and <text:span text:style-name="T95">ServerEphemeralKey</text:span> creating a shared secret <text:span text:style-name="T95">Z</text:span></text:p>
              </text:list-item>
              <text:list-item>
                <text:p text:style-name="P174">Define internal variable: byte[32] <text:reference-mark-start text:name="sess.key"/><text:span text:style-name="T95">SessionKey</text:span><text:reference-mark-end text:name="sess.key"/></text:p>
              </text:list-item>
              <text:list-item>
                <text:p text:style-name="P175">Set <text:span text:style-name="T95">SessionKey</text:span> = <text:span text:style-name="CrossRef"><text:span text:style-name="T83"><text:reference-ref text:reference-format="text" text:ref-name="HMAC_SHA256">HMAC-SHA256</text:reference-ref></text:span></text:span> (<text:span text:style-name="T95">Z</text:span>, <text:span text:style-name="T95">ClientSessionID</text:span> || <text:tab/> <text:span text:style-name="T111">// KDF (Key Derivation Function)</text:span><text:line-break/><text:tab/><text:span text:style-name="T95">ServerSessionID</text:span> ||<text:line-break/> <text:tab/><text:span text:style-name="T95">IssuerURI</text:span> ||<text:line-break/><text:tab/><text:span text:style-name="CrossRef"><text:span text:style-name="T83"><text:reference-ref text:reference-format="text" text:ref-name="device.id">Device ID</text:reference-ref></text:span></text:span><text:span text:style-name="T72">)</text:span><text:tab/></text:p>
              </text:list-item>
              <text:list-item>
                <text:p text:style-name="P175"><text:span text:style-name="T72">Output</text:span><text:span text:style-name="T76"> </text:span><text:span text:style-name="T103">SessionAttestation</text:span><text:span text:style-name="T76"> </text:span><text:s/>= <text:span text:style-name="CrossRef"><text:span text:style-name="T83"><text:reference-ref text:reference-format="text" text:ref-name="sign">Sign</text:reference-ref></text:span></text:span><text:span text:style-name="T85"> </text:span><text:span text:style-name="T72">(</text:span><text:span text:style-name="CrossRef"><text:span text:style-name="T83"><text:reference-ref text:reference-format="text" text:ref-name="prov.sess.attest.key">AttestationKey</text:reference-ref></text:span></text:span><text:span text:style-name="T72">,</text:span> <text:s text:c="4"/><text:tab/><text:span text:style-name="T111">// See remarks</text:span><text:line-break/><text:tab/><text:span text:style-name="T95">ClientSessionID</text:span> ||<text:line-break/><text:tab/><text:span text:style-name="T95">ServerSessionID</text:span> ||<text:line-break/><text:tab/><text:span text:style-name="T95">IssuerURI</text:span> ||<text:line-break/><text:tab/><text:span text:style-name="CrossRef"><text:span text:style-name="T83"><text:reference-ref text:reference-format="text" text:ref-name="device.id">Device ID</text:reference-ref></text:span></text:span><text:span text:style-name="CrossRef"><text:span text:style-name="T17"> ||</text:span></text:span><text:span text:style-name="CrossRef"><text:span text:style-name="T83"><text:line-break/><text:tab/></text:span></text:span><text:span text:style-name="T100">SessionKeyAlgorithm</text:span> ||<text:line-break/><text:tab/><text:span text:style-name="T95">PrivacyEnabled</text:span> ||<text:span text:style-name="T100"><text:line-break/><text:tab/></text:span><text:span text:style-name="T95">ServerEphemeralKey</text:span> ||<text:line-break/><text:tab/><text:span text:style-name="T95">EKP.PublicKey</text:span> ||<text:line-break/><text:tab/><text:span text:style-name="T95">KeyManagementKey</text:span> ||<text:line-break/><text:tab/><text:span text:style-name="T95">ClientTime</text:span> ||<text:line-break/><text:tab/><text:span text:style-name="T95">SessionLifeTime</text:span> ||<text:line-break/><text:tab/><text:span text:style-name="T95">SessionKeyLimit</text:span>)</text:p>
              </text:list-item>
              <text:list-item>
                <text:p text:style-name="P182">Define internal variable: short <text:reference-mark-start text:name="mac.seq.cnt"/><text:span text:style-name="T95">MACSequenceCounter</text:span><text:reference-mark-end text:name="mac.seq.cnt"/> and set it to <text:span text:style-name="T2">zero</text:span></text:p>
              </text:list-item>
              <text:list-item>
                <text:p text:style-name="P182"><text:span text:style-name="T44">Store </text:span><text:span text:style-name="T95">SessionKey</text:span><text:span text:style-name="T44">, </text:span><text:span text:style-name="T95">Algorithm</text:span><text:span text:style-name="T44">, </text:span><text:span text:style-name="T95">PrivacyEnabled</text:span><text:span text:style-name="T44">, </text:span><text:span text:style-name="T95">MACSequenceCounter</text:span><text:span text:style-name="T44">, </text:span><text:span text:style-name="T95">ClientSessionID</text:span><text:span text:style-name="T44">, </text:span><text:span text:style-name="T95">ServerSessionID</text:span><text:span text:style-name="T44">, </text:span><text:span text:style-name="T95">IssuerURI</text:span><text:span text:style-name="T44">, </text:span><text:span text:style-name="T95">KeyManagementKey</text:span><text:span text:style-name="T44">, </text:span><text:span text:style-name="T103">ClientTime</text:span><text:span text:style-name="T44">, </text:span><text:span text:style-name="T95">SessionLifeTime</text:span><text:span text:style-name="T44"> and </text:span><text:span text:style-name="T95">SessionKeyLimit</text:span><text:span text:style-name="T44"> in the </text:span><text:span text:style-name="CrossRef"><text:reference-ref text:reference-format="text" text:ref-name="cred.db">Credential Database</text:reference-ref></text:span><text:span text:style-name="CrossRef"> </text:span><text:span text:style-name="T44">and return a handle to the database entry in </text:span><text:span text:style-name="T95">ProvisioningHandle</text:span></text:p>
              </text:list-item>
              <text:list-item>
                <text:p text:style-name="P183">Output <text:span text:style-name="T95">ProvisioningHandle</text:span></text:p>
              </text:list-item>
            </text:list>
            <text:p text:style-name="P147"><text:span text:style-name="T64">Note that individual elements featured in the </text:span><text:span text:style-name="T70">arguments</text:span><text:span text:style-name="T64"> (e.g. </text:span><text:span text:style-name="T106">ClientSessionID</text:span><text:span text:style-name="T64">) of the </text:span><text:span text:style-name="CrossRef"><text:span text:style-name="T83"><text:reference-ref text:reference-format="text" text:ref-name="sign">Sign</text:reference-ref></text:span></text:span><text:span text:style-name="T64"> and HMAC operations </text:span><text:span text:style-name="T67">must</text:span><text:span text:style-name="T64"> be represented as described in </text:span><text:span text:style-name="CrossRef"><text:span text:style-name="T83"><text:reference-ref text:reference-format="text" text:ref-name="datatypes">Data Types</text:reference-ref></text:span></text:span><text:span text:style-name="T67">.</text:span></text:p>
          </table:table-cell>
        </table:table-row>
      </table:table>
      <text:p text:style-name="P44"/>
      <text:p text:style-name="Text_20_body"><text:span text:style-name="T83">Creation of a session key is an </text:span><text:span text:style-name="T2">atomic</text:span><text:span text:style-name="T83">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40">should</text:span> only constrain the number of simultaneous sessions due to lack of storage.</text:p>
      <text:p text:style-name="P44">A provisioning session <text:span text:style-name="T40">should not</text:span> be terminated due to power down of an SKS.</text:p>
      <text:p text:style-name="Text_20_body"><text:span text:style-name="CrossRef"><text:span text:style-name="T83"><text:reference-ref text:reference-format="text" text:ref-name="sess.key.alg">SessionKeyAlgorithm</text:reference-ref></text:span></text:span><text:span text:style-name="T83"> defines the creation of </text:span><text:span text:style-name="T107">SessionKey</text:span><text:span text:style-name="T83"> but also the integrity, confidentiality, and attestation mechanisms used during the provisioning session. <text:s/>See </text:span><text:span text:style-name="CrossRef"><text:span text:style-name="T83"><text:reference-ref text:reference-format="text" text:ref-name="sess.security.mech">Session Security Mechanisms</text:reference-ref></text:span></text:span><text:span text:style-name="T83">.</text:span></text:p>
      <text:p text:style-name="Text_20_body"><text:span text:style-name="T49">Using </text:span><text:span text:style-name="CrossRef"><text:span text:style-name="T83"><text:reference-ref text:reference-format="text" text:ref-name="keygen2">KeyGen2</text:reference-ref></text:span></text:span><text:span text:style-name="T49"> </text:span><text:reference-mark-start text:name="issueruri"/><text:span text:style-name="T100">IssuerURI</text:span><text:reference-mark-end text:name="issueruri"/><text:span text:style-name="T49"> is the URL which </text:span><text:span text:style-name="T46">invoked</text:span><text:span text:style-name="T49"> </text:span><text:span text:style-name="CrossRef"><text:span text:style-name="T83"><text:reference-ref text:reference-format="text" text:ref-name="prov.sess.req">ProvisioningInitializationRequest</text:reference-ref></text:span></text:span><text:span text:style-name="T49">.</text:span></text:p>
      <text:p text:style-name="Text_20_body"><text:reference-mark-start text:name="iisuer.puk.key"/><text:span text:style-name="T107">ServerEphemeralKey</text:span><text:reference-mark-end text:name="iisuer.puk.key"/><text:span text:style-name="T83"> and </text:span><text:reference-mark-start text:name="client.pub.key"/><text:span text:style-name="T106">ClientEphemeralKey</text:span><text:reference-mark-end text:name="client.pub.key"/><text:span text:style-name="T83"> </text:span><text:span text:style-name="T52">must</text:span><text:span text:style-name="T49"> be in </text:span><text:span text:style-name="CrossRef"><text:span text:style-name="T83"><text:reference-ref text:reference-format="text" text:ref-name="X.509">X.509</text:reference-ref></text:span></text:span><text:span text:style-name="T49"> DER format and </text:span><text:span text:style-name="T52">must</text:span><text:span text:style-name="T49"> match the elliptic curve</text:span><text:span text:style-name="T49"> capabilities given by </text:span><text:span text:style-name="CrossRef"><text:span text:style-name="T83"><text:reference-ref text:reference-format="text" text:ref-name="getDeviceData">getDeviceInfo</text:reference-ref></text:span></text:span>.</text:p>
      <text:p text:style-name="Text_20_body"><text:span text:style-name="T89">In the </text:span><text:span text:style-name="CrossRef"><text:span text:style-name="T83"><text:reference-ref text:reference-format="text" text:ref-name="e2es">E2ES</text:reference-ref></text:span></text:span><text:span text:style-name="T89"> mode the </text:span><text:reference-mark-start text:name="sign"/><text:span text:style-name="T3">Sign</text:span><text:reference-mark-end text:name="sign"/><text:span text:style-name="T83"> function's </text:span><text:reference-mark-start text:name="prov.sess.attest.key"/><text:span text:style-name="T106">AttestationKey</text:span><text:reference-mark-end text:name="prov.sess.attest.key"/><text:span text:style-name="T83"> is the </text:span><text:span text:style-name="CrossRef"><text:span text:style-name="T83"><text:reference-ref text:reference-format="text" text:ref-name="apk">Attestation Private Key</text:reference-ref></text:span></text:span><text:span text:style-name="T83"> (see </text:span><text:span text:style-name="CrossRef"><text:span text:style-name="T83"><text:reference-ref text:reference-format="text" text:ref-name="architecture">Architecture</text:reference-ref></text:span></text:span><text:span text:style-name="T83">) and </text:span><text:span text:style-name="T86">must</text:span><text:span text:style-name="T83"> use </text:span><text:span text:style-name="CrossRef"><text:span text:style-name="T83"><text:reference-ref text:reference-format="text" text:ref-name="pkcs1">PKCS #1</text:reference-ref></text:span></text:span><text:span text:style-name="T83"> RSASSA signatures for RSA keys and </text:span><text:span text:style-name="CrossRef"><text:span text:style-name="T83"><text:reference-ref text:reference-format="text" text:ref-name="ECDSA">ECDSA</text:reference-ref></text:span></text:span><text:span text:style-name="T83"> for EC keys with </text:span><text:span text:style-name="CrossRef"><text:span text:style-name="T83"><text:reference-ref text:reference-format="text" text:ref-name="SHA256">SHA256</text:reference-ref></text:span></text:span><text:span text:style-name="T83"> as the hash function. <text:s/>The distinction between RSA and ECDSA keys is performed through the </text:span><text:span text:style-name="CrossRef"><text:span text:style-name="T83"><text:reference-ref text:reference-format="text" text:ref-name="devcert">Device Certificate</text:reference-ref></text:span></text:span> (see <text:span text:style-name="CrossRef"><text:span text:style-name="T83"><text:reference-ref text:reference-format="text" text:ref-name="getDeviceData">getDeviceInfo</text:reference-ref></text:span></text:span>)<text:span text:style-name="CrossRef"><text:span text:style-name="T83"> </text:span></text:span><text:span text:style-name="T83">which in </text:span><text:span text:style-name="CrossRef"><text:span text:style-name="T83"><text:reference-ref text:reference-format="text" text:ref-name="keygen2">KeyGen2</text:reference-ref></text:span></text:span><text:span text:style-name="T83"> is supplied as well as a part of the response to the issuer.</text:span></text:p>
      <text:p text:style-name="Text_20_body"><text:span text:style-name="T83">In the </text:span><text:span text:style-name="CrossRef"><text:span text:style-name="T83"><text:reference-ref text:reference-format="text" text:ref-name="pep">Privacy Enabled Provisioning</text:reference-ref></text:span></text:span><text:span text:style-name="T83"> mode the </text:span><text:span text:style-name="T2">Sign</text:span><text:span text:style-name="T83"> function </text:span><text:span text:style-name="T85">must</text:span><text:span text:style-name="T83"> use </text:span><text:span text:style-name="CrossRef"><text:span text:style-name="T83"><text:reference-ref text:reference-format="text" text:ref-name="HMAC_SHA256">HMAC-SHA256</text:reference-ref></text:span></text:span><text:span text:style-name="T83"> with </text:span><text:span text:style-name="T106">SessionKey</text:span><text:span text:style-name="T83"> as the </text:span><text:span text:style-name="T106">AttestationKey</text:span><text:span text:style-name="T83">.</text:span></text:p>
      <text:p text:style-name="Text_20_body"><text:span text:style-name="T106">ProvisioningHandle</text:span><text:span text:style-name="T83"> </text:span><text:span text:style-name="T86">must</text:span><text:span text:style-name="T83"> be </text:span><text:span text:style-name="T2">static</text:span><text:span text:style-name="T83">, </text:span><text:span text:style-name="T2">unique</text:span><text:span text:style-name="T83"> and never be reused.</text:span></text:p>
      <text:p text:style-name="Text_20_body"><text:span text:style-name="T83">The </text:span><text:span text:style-name="CrossRef"><text:span text:style-name="T32">ClientTime</text:span></text:span><text:span text:style-name="T83"> attribute is g</text:span><text:span text:style-name="T48">athered by the local provisioning middleware and is typically derived from the operating system clock. <text:s/></text:span><text:span text:style-name="T83">When </text:span><text:reference-mark-start text:name="client.time"/><text:span text:style-name="T106">ClientTime</text:span><text:reference-mark-end text:name="client.time"/><text:span text:style-name="T83"> is transferred through a protocol such as </text:span><text:span text:style-name="CrossRef"><text:span text:style-name="T83"><text:reference-ref text:reference-format="text" text:ref-name="keygen2">KeyGen2</text:reference-ref></text:span></text:span><text:span text:style-name="T83"> it </text:span><text:span text:style-name="T86">must</text:span><text:span text:style-name="T83"> always as a </text:span><text:span text:style-name="T2">minimum</text:span><text:span text:style-name="T83"> have seconds resolution otherwise serious interoperability issues will occur. <text:s/>Possible milliseconds </text:span><text:span text:style-name="T86">must</text:span><text:span text:style-name="T83"> though be </text:span><text:span text:style-name="T2">truncated</text:span><text:span text:style-name="T83"> during the HMAC calculation. <text:s/></text:span><text:span text:style-name="T106">ClientTime</text:span><text:span text:style-name="T83"> </text:span><text:span text:style-name="T85">should</text:span><text:span text:style-name="T83"> be interpreted as a </text:span><text:span text:style-name="T2">32-bit unsigned integer</text:span><text:span text:style-name="T83"> to cope with the Y2038 problem.</text:span></text:p>
      <text:p text:style-name="Text_20_body"><text:span text:style-name="T83">It is </text:span><text:span text:style-name="T85">recommended</text:span><text:span text:style-name="T83"> setting </text:span><text:reference-mark-start text:name="sess.life.time"/><text:span text:style-name="T106">SessionLifeTime</text:span><text:reference-mark-end text:name="sess.life.time"/><text:span text:style-name="T83"> as low as possible to enable efficient automatic “cleanup” of possible aborted provisioning sessions.</text:span></text:p>
      <text:p text:style-name="Text_20_body"><text:span text:style-name="T83">The </text:span><text:reference-mark-start text:name="sess.key.op"/><text:span text:style-name="T100">SessionKeyLimit</text:span><text:reference-mark-end text:name="sess.key.op"/><text:span text:style-name="T83"> attribute </text:span><text:span text:style-name="T86">must</text:span><text:span text:style-name="T83"> be large enough to handle all </text:span><text:span text:style-name="T107">SessionKey</text:span><text:span text:style-name="T83"> related operations required during the rest of the provisioning session, otherwise the session </text:span><text:span text:style-name="T86">must</text:span><text:span text:style-name="T83"> be terminated. <text:s/></text:span><text:span text:style-name="T49"><text:s/>See </text:span><text:span text:style-name="CrossRef"><text:span text:style-name="T83"><text:reference-ref text:reference-format="text" text:ref-name="sess.security.mech">Session Security Mechanisms</text:reference-ref></text:span></text:span><text:span text:style-name="T83">. <text:s/>Note that methods like </text:span><text:span text:style-name="CrossRef"><text:span text:style-name="T83"><text:reference-ref text:reference-format="text" text:ref-name="setpiggybacked">importSymmetricKey</text:reference-ref></text:span></text:span><text:span text:style-name="T83"> and </text:span><text:span text:style-name="CrossRef"><text:span text:style-name="T83"><text:reference-ref text:reference-format="text" text:ref-name="pp.delkey">postDeleteKey</text:reference-ref></text:span></text:span><text:span text:style-name="T83"> actually use </text:span><text:span text:style-name="T2">two</text:span><text:span text:style-name="T83"> </text:span><text:span text:style-name="T107">SessionKey</text:span><text:span text:style-name="T83"> operations</text:span>.</text:p>
      <text:p text:style-name="Text_20_body"><text:span text:style-name="T83">A </text:span><text:reference-mark-start text:name="key.mgr.key"/><text:span text:style-name="T106">KeyManagementKey</text:span><text:reference-mark-end text:name="key.mgr.key"/><text:span text:style-name="T83"> </text:span><text:span text:style-name="T85">must</text:span><text:span text:style-name="T83"> be supplied if provisioned objects should be </text:span><text:span text:style-name="T2">updatable in a future session</text:span><text:span text:style-name="T83"> (see </text:span><text:span text:style-name="CrossRef"><text:span text:style-name="T83"><text:reference-ref text:reference-format="text" text:ref-name="pp.delkey">postDeleteKey</text:reference-ref></text:span></text:span><text:span text:style-name="CrossRef"><text:span text:style-name="T16">, </text:span></text:span><text:span text:style-name="CrossRef"><text:span text:style-name="T83"><text:reference-ref text:reference-format="text" text:ref-name="pp.unlockkey">postUnlockKey</text:reference-ref></text:span></text:span><text:span text:style-name="CrossRef"><text:span text:style-name="T16">, </text:span></text:span><text:span text:style-name="CrossRef"><text:span text:style-name="T83"><text:reference-ref text:reference-format="text" text:ref-name="pp.uodate">postUpdateKey</text:reference-ref></text:span></text:span><text:span text:style-name="CrossRef"><text:span text:style-name="T16">, and </text:span></text:span><text:span text:style-name="CrossRef"><text:span text:style-name="T83"><text:reference-ref text:reference-format="text" text:ref-name="pp_clonekeyprot">postCloneKeyProtection</text:reference-ref></text:span></text:span><text:span text:style-name="T83">), else this item </text:span><text:span text:style-name="T85">must</text:span><text:span text:style-name="T83"> be a zero-length array.</text:span></text:p>
      <text:p text:style-name="Text_20_body"><text:span text:style-name="T83">A</text:span><text:span text:style-name="T89"> </text:span><text:span text:style-name="T106">KeyManagementKey</text:span><text:span text:style-name="T83"> </text:span><text:span text:style-name="T86">must</text:span><text:span text:style-name="T83"> either be an RSA or an </text:span><text:span text:style-name="CrossRef"><text:span text:style-name="T83"><text:reference-ref text:reference-format="text" text:ref-name="ECDSA">ECDSA</text:reference-ref></text:span></text:span><text:span text:style-name="T83"> public key</text:span><text:span text:style-name="T49"> in </text:span><text:span text:style-name="CrossRef"><text:span text:style-name="T83"><text:reference-ref text:reference-format="text" text:ref-name="X.509">X.509</text:reference-ref></text:span></text:span><text:span text:style-name="T49"> DER format, </text:span><text:span text:style-name="T83">compatible with the SKS </text:span><text:span text:style-name="CrossRef"><text:span text:style-name="T83"><text:reference-ref text:reference-format="text" text:ref-name="algo.support">Algorithm Support</text:reference-ref></text:span></text:span><text:span text:style-name="T83">.</text:span></text:p>
      <text:p text:style-name="Standard"/>
      <text:p text:style-name="Standard"><text:line-break/></text:p>
      <text:p text:style-name="Standard"/>
      <text:p text:style-name="Standard"/>
      <text:p text:style-name="P96">Continued on the next page...</text:p>
      <text:p text:style-name="P97"/>
      <text:p text:style-name="P113"><text:span text:style-name="T92">When using </text:span><text:span text:style-name="CrossRef"><text:reference-ref text:reference-format="text" text:ref-name="keygen2">KeyGen2</text:reference-ref></text:span><text:span text:style-name="T92"> the </text:span><text:span text:style-name="T3">input</text:span><text:span text:style-name="T92"> to </text:span><text:span text:style-name="T106">createProvisioningSession</text:span><text:span text:style-name="T92"> is expressed as shown (in the </text:span><text:span text:style-name="CrossRef"><text:reference-ref text:reference-format="text" text:ref-name="e2es">E2ES</text:reference-ref></text:span><text:span text:style-name="T92"> mode) below:<text:line-break/></text:span></text:p>
      <table:table table:name="Table73" table:style-name="Table73">
        <table:table-column table:style-name="Table73.A"/>
        <table:table-row>
          <table:table-cell table:style-name="Table73.A1" office:value-type="string">
            <text:p text:style-name="P148"><text:span text:style-name="T123">{</text:span><text:span text:style-name="T20"><text:line-break/></text:span><text:span text:style-name="T121">    </text:span><text:span text:style-name="T123">"</text:span><text:span text:style-name="T134">@context</text:span><text:span text:style-name="T123">": "</text:span><text:span text:style-name="T146">http://xmlns.webpki.org/keygen2/1.0"</text:span><text:span text:style-name="T123">,</text:span><text:span text:style-name="T20"><text:line-break/></text:span><text:span text:style-name="T121">    </text:span><text:span text:style-name="T123">"</text:span><text:span text:style-name="T134">@qualifier</text:span><text:span text:style-name="T123">": "</text:span><text:reference-mark-start text:name="prov.sess.req"/><text:span text:style-name="T145">ProvisioningInitializationRequest</text:span><text:reference-mark-end text:name="prov.sess.req"/><text:span text:style-name="T123">",</text:span><text:span text:style-name="T20"><text:line-break/></text:span><text:span text:style-name="T121">    </text:span><text:span text:style-name="T123">"</text:span><text:span text:style-name="T139">ServerSessionID</text:span><text:span text:style-name="T123">": "</text:span><text:span text:style-name="T145">14153858604BE5OTXkwbax23nsIxS3gh</text:span><text:span text:style-name="T123">",</text:span><text:span text:style-name="T20"><text:line-break/></text:span><text:span text:style-name="T121">    </text:span><text:span text:style-name="T123">"</text:span><text:span text:style-name="T139">SubmitURL</text:span><text:span text:style-name="T123">": "</text:span><text:span text:style-name="T145">https://issuer.example.com/provsess</text:span><text:span text:style-name="T123">",</text:span><text:span text:style-name="T20"><text:line-break/></text:span><text:span text:style-name="T121">    </text:span><text:span text:style-name="T123">"</text:span><text:span text:style-name="T139">ServerTime</text:span><text:span text:style-name="T123">": "</text:span><text:span text:style-name="T145">2013-12-20T12:00:17+02:00</text:span><text:span text:style-name="T123">",</text:span><text:span text:style-name="T20"><text:line-break/></text:span><text:span text:style-name="T121">    </text:span><text:span text:style-name="T123">"</text:span><text:span text:style-name="T139">SessionKeyAlgorithm</text:span><text:span text:style-name="T123">": "</text:span><text:span text:style-name="T145">http://xmlns.webpki.org/sks/algorithm#session.1</text:span><text:span text:style-name="T123">",</text:span><text:span text:style-name="T20"><text:line-break/></text:span><text:span text:style-name="T121">    </text:span><text:span text:style-name="T123">"</text:span><text:span text:style-name="T139">SessionKeyLimit</text:span><text:span text:style-name="T123">": </text:span><text:span text:style-name="T151">50</text:span><text:span text:style-name="T123">,</text:span><text:span text:style-name="T20"><text:line-break/></text:span><text:span text:style-name="T121">    </text:span><text:span text:style-name="T123">"</text:span><text:span text:style-name="T139">SessionLifeTime</text:span><text:span text:style-name="T123">": </text:span><text:span text:style-name="T151">10000</text:span><text:span text:style-name="T123">,</text:span><text:span text:style-name="T20"><text:line-break/></text:span><text:span text:style-name="T121">    </text:span><text:span text:style-name="T123">"</text:span><text:span text:style-name="T139">ServerEphemeral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Public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EC</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NamedCurve</text:span><text:span text:style-name="T123">": "</text:span><text:span text:style-name="T145">http://xmlns.webpki.org/sks/algorithm#ec.nist.p256</text:span><text:span text:style-name="T123">",</text:span><text:span text:style-name="T20"><text:line-break/></text:span><text:span text:style-name="T121">                            </text:span><text:span text:style-name="T123">"</text:span><text:span text:style-name="T139">X</text:span><text:span text:style-name="T123">": "</text:span><text:span text:style-name="T145">lNxNvAUEE8t7DSQBft93LVSXxKCiVjhbWWfyg023FCk"</text:span><text:span text:style-name="T123">,</text:span><text:span text:style-name="T20"><text:line-break/></text:span><text:span text:style-name="T121">                            </text:span><text:span text:style-name="T123">"</text:span><text:span text:style-name="T139">Y</text:span><text:span text:style-name="T123">": "</text:span><text:span text:style-name="T145">LmTlQxXB3LgZrNLmhOfMaCnDizczC_RfQ6Kx8iNwfFA"</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139">KeyManagement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Public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RSA</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Modulus</text:span><text:span text:style-name="T123">": "</text:span><text:span text:style-name="T145">jvct15zkH0lw2OwFCn</text:span><text:span text:style-name="T117"> … </text:span><text:span text:style-name="T145">vPFX7K1GqLdnumNHNrY1YQ"</text:span><text:span text:style-name="T123">,</text:span><text:span text:style-name="T20"><text:line-break/></text:span><text:span text:style-name="T121">                            </text:span><text:span text:style-name="T123">"</text:span><text:span text:style-name="T139">Exponent</text:span><text:span text:style-name="T123">": "</text:span><text:span text:style-name="T145">AQAB</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3">}</text:span><text:span text:style-name="T20">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2">.</text:span></text:p>
      <text:p text:style-name="Text_20_body"><text:span text:style-name="T106">ServerTime</text:span> is simply a reference and possible “sanity control” for the client.</text:p>
      <text:p text:style-name="Text_20_body"><text:span text:style-name="T10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92">When using </text:span><text:span text:style-name="CrossRef"><text:reference-ref text:reference-format="text" text:ref-name="keygen2">KeyGen2</text:reference-ref></text:span><text:span text:style-name="T92"> the </text:span><text:span text:style-name="T3">output</text:span><text:span text:style-name="T92"> from </text:span><text:span text:style-name="T106">createProvisioningSession</text:span><text:span text:style-name="T92">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25">{</text:span><text:span text:style-name="T10"><text:line-break/></text:span><text:span text:style-name="T124">    </text:span><text:span text:style-name="T125">"</text:span><text:span text:style-name="T134">@context</text:span><text:span text:style-name="T125">": "</text:span><text:span text:style-name="T148">http://xmlns.webpki.org/keygen2/1.0</text:span><text:span text:style-name="T119">"</text:span><text:span text:style-name="T125">,</text:span><text:span text:style-name="T10"><text:line-break/></text:span><text:span text:style-name="T124">    </text:span><text:span text:style-name="T125">"</text:span><text:span text:style-name="T134">@qualifier</text:span><text:span text:style-name="T125">": "</text:span><text:reference-mark-start text:name="prov.sess.resp"/><text:span text:style-name="T148">ProvisioningInitializationResponse</text:span><text:reference-mark-end text:name="prov.sess.resp"/><text:span text:style-name="T125">",</text:span><text:span text:style-name="T10"><text:line-break/></text:span><text:span text:style-name="T124">    </text:span><text:span text:style-name="T125">"</text:span><text:span text:style-name="T140">ServerSessionID</text:span><text:span text:style-name="T125">": "</text:span><text:span text:style-name="T148">14153858604BE5OTXkwbax23nsIxS3gh</text:span><text:span text:style-name="T125">",</text:span><text:span text:style-name="T10"><text:line-break/></text:span><text:span text:style-name="T124">    </text:span><text:span text:style-name="T125">"</text:span><text:span text:style-name="T140">ClientSessionID</text:span><text:span text:style-name="T125">": "</text:span><text:span text:style-name="T148">QqTlcUH_Md7_i2dP4S5VKYmmYsbUbzGL</text:span><text:span text:style-name="T125">",</text:span><text:span text:style-name="T10"><text:line-break/></text:span><text:span text:style-name="T124">    </text:span><text:span text:style-name="T125">"</text:span><text:span text:style-name="T140">ServerTime</text:span><text:span text:style-name="T125">": "</text:span><text:span text:style-name="T148">2013-12-20T12:00:17+02:00</text:span><text:span text:style-name="T125">",</text:span><text:span text:style-name="T10"><text:line-break/></text:span><text:span text:style-name="T124">    </text:span><text:span text:style-name="T125">"</text:span><text:span text:style-name="T140">ClientTime</text:span><text:span text:style-name="T125">": "</text:span><text:span text:style-name="T148">2013-12-20T12:00:19+02:00</text:span><text:span text:style-name="T125">",</text:span><text:span text:style-name="T10"><text:line-break/></text:span><text:span text:style-name="T125">    "</text:span><text:span text:style-name="T140">SessionAttestation</text:span><text:span text:style-name="T125">": "</text:span><text:span text:style-name="T148">Tgzvnr_k266LMXinVm</text:span><text:span text:style-name="T119"> … </text:span><text:span text:style-name="T148">7pkJnYipIf9xjOuUJD6OYs"</text:span><text:span text:style-name="T125">,<text:line-break/></text:span><text:span text:style-name="T124">    </text:span><text:span text:style-name="T125">"</text:span><text:span text:style-name="T140">ClientEphemeralKey</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PublicKey</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EC</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NamedCurve</text:span><text:span text:style-name="T125">": "</text:span><text:span text:style-name="T148">http://xmlns.webpki.org/sks/algorithm#ec.nist.p256</text:span><text:span text:style-name="T125">",</text:span><text:span text:style-name="T10"><text:line-break/></text:span><text:span text:style-name="T124">                            </text:span><text:span text:style-name="T125">"</text:span><text:span text:style-name="T140">X</text:span><text:span text:style-name="T125">": "</text:span><text:span text:style-name="T148">lNxNvAUEE8t7DSQBft93LVSXxKCiVjhbWWfyg023FCk"</text:span><text:span text:style-name="T125">,</text:span><text:span text:style-name="T10"><text:line-break/></text:span><text:span text:style-name="T124">                            </text:span><text:span text:style-name="T125">"</text:span><text:span text:style-name="T140">Y</text:span><text:span text:style-name="T125">": "</text:span><text:span text:style-name="T148">LmTlQxXB3LgZrNLmhOfMaCnDizczC_RfQ6Kx8iNwfFA"</text:span><text:span text:style-name="T10"><text:line-break/></text:span><text:span text:style-name="T124">                        </text:span><text:span text:style-name="T125">}</text:span><text:span text:style-name="T10"><text:line-break/></text:span><text:span text:style-name="T124">                </text:span><text:span text:style-name="T125">}</text:span><text:span text:style-name="T10"><text:line-break/></text:span><text:span text:style-name="T124">        </text:span><text:span text:style-name="T125">},</text:span><text:span text:style-name="T10"><text:line-break/></text:span><text:span text:style-name="T124">    </text:span><text:span text:style-name="T125">"</text:span><text:span text:style-name="T140">DeviceCertificate</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X509CertificatePath</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8">MIIClzCCAX-gAwIBAgI … uk9W/uNIHdoyQn19w"</text:span><text:span text:style-name="T125">,</text:span><text:span text:style-name="T10"><text:line-break/></text:span><text:span text:style-name="T124">                    </text:span><text:span text:style-name="T125">"</text:span><text:span text:style-name="T148">MIIDZjCCAk6gAwIBAgI … xOmZyH10xvpsnmokg"</text:span><text:span text:style-name="T125">,</text:span><text:span text:style-name="T10"><text:line-break/></text:span><text:span text:style-name="T124">                    </text:span><text:span text:style-name="T125">"</text:span><text:span text:style-name="T148">MIIDZjCCAk6gAwIBAgI … ObXiOInYgeKdK-Dw"</text:span><text:span text:style-name="T10"><text:line-break/></text:span><text:span text:style-name="T124">                </text:span><text:span text:style-name="T125">]</text:span><text:span text:style-name="T10"><text:line-break/></text:span><text:span text:style-name="T124">        </text:span><text:span text:style-name="T125">},</text:span><text:span text:style-name="T10"><text:line-break/></text:span><text:span text:style-name="T125">    "</text:span><text:reference-mark-start text:name="server.cert.fp"/><text:span text:style-name="T140">ServerCertificateFingerPrint</text:span><text:reference-mark-end text:name="server.cert.fp"/><text:span text:style-name="T125">": "</text:span><text:span text:style-name="T148">HwKCofkqkTFXRmyyb_CnWhAcTbQF7w8rl1OqCwyM4TM"</text:span><text:span text:style-name="T125">,<text:line-break/></text:span><text:span text:style-name="T124">    </text:span><text:span text:style-name="T125">"</text:span><text:span text:style-name="T140">Signature</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Algorithm</text:span><text:span text:style-name="T125">": "</text:span><text:span text:style-name="T148">http://www.w3.org/2001/04/xmldsig-more#hmac-sha256</text:span><text:span text:style-name="T125">",</text:span><text:span text:style-name="T10"><text:line-break/></text:span><text:span text:style-name="T124">            </text:span><text:span text:style-name="T125">"</text:span><text:span text:style-name="T140">KeyInfo</text:span><text:span text:style-name="T125">": </text:span><text:span text:style-name="T10"><text:line-break/></text:span><text:span text:style-name="T124">                </text:span><text:span text:style-name="T125">{</text:span><text:span text:style-name="T10"><text:line-break/></text:span><text:span text:style-name="T124">                    </text:span><text:span text:style-name="T125">"</text:span><text:span text:style-name="T140">KeyID</text:span><text:span text:style-name="T125">": "</text:span><text:span text:style-name="T148">derived-session-key</text:span><text:span text:style-name="T125">"</text:span><text:span text:style-name="T10"><text:line-break/></text:span><text:span text:style-name="T124">                </text:span><text:span text:style-name="T125">},</text:span><text:span text:style-name="T10"><text:line-break/></text:span><text:span text:style-name="T124">            </text:span><text:span text:style-name="T125">"</text:span><text:span text:style-name="T140">SignatureValue</text:span><text:span text:style-name="T125">": "</text:span><text:span text:style-name="T148">wMC28Biv-QuYSMCB27AUz8hqwyHoqT6Iob0Wk0nuRFk"</text:span><text:span text:style-name="T10"><text:line-break/></text:span><text:span text:style-name="T124">        </text:span><text:span text:style-name="T125">}</text:span><text:span text:style-name="T10"><text:line-break/></text:span><text:span text:style-name="T125">}</text:span><text:span text:style-name="T10"> </text:span></text:p>
          </table:table-cell>
        </table:table-row>
      </table:table>
      <text:p text:style-name="Text_20_body"/>
      <text:p text:style-name="Text_20_body">Notes:</text:p>
      <text:p text:style-name="Text_20_body"><text:span text:style-name="T92">In the </text:span><text:span text:style-name="CrossRef"><text:span text:style-name="T83"><text:reference-ref text:reference-format="text" text:ref-name="e2es">E2ES</text:reference-ref></text:span></text:span><text:span text:style-name="T92"> mode the </text:span><text:span text:style-name="T28">DeviceCertificate</text:span><text:span text:style-name="T92"> path </text:span><text:span text:style-name="T41">must</text:span><text:span text:style-name="T92"> be available for verification of the </text:span><text:span text:style-name="T28">SessionAttestation</text:span><text:span text:style-name="T92"> signature as well as for identification of the SKS container. <text:s/>The </text:span><text:span text:style-name="T28">DeviceCertificate</text:span> holds the path exhibited by <text:span text:style-name="CrossRef"><text:reference-ref text:reference-format="text" text:ref-name="getDeviceData">getDeviceInfo</text:reference-ref></text:span>.</text:p>
      <text:p text:style-name="Text_20_body"><text:span text:style-name="T83">In the </text:span><text:span text:style-name="CrossRef"><text:span text:style-name="T83"><text:reference-ref text:reference-format="text" text:ref-name="pep">Privacy Enabled Provisioning</text:reference-ref></text:span></text:span><text:span text:style-name="T83"> mode the </text:span><text:span text:style-name="T26">DeviceCertificate</text:span><text:span text:style-name="T83"> </text:span><text:span text:style-name="T85">must not</text:span><text:span text:style-name="T89"> be emitted.</text:span></text:p>
      <text:p text:style-name="Text_20_body"><text:span text:style-name="T98">ServerTime</text:span><text:span text:style-name="T92"> </text:span><text:span text:style-name="T41">must</text:span><text:span text:style-name="T92"> contain a verbatim copy of the same attribute received in the </text:span><text:span text:style-name="CrossRef"><text:span text:style-name="T83"><text:reference-ref text:reference-format="text" text:ref-name="prov.sess.req">ProvisioningInitializationRequest</text:reference-ref></text:span></text:span><text:span text:style-name="T92">.</text:span></text:p>
      <text:p text:style-name="Text_20_body"><text:span text:style-name="T98">ServerCertificateFingerPrint</text:span><text:span text:style-name="T92"> which constitutes of a </text:span><text:span text:style-name="CrossRef"><text:span text:style-name="T83"><text:reference-ref text:reference-format="text" text:ref-name="SHA256">SHA256</text:reference-ref></text:span></text:span><text:span text:style-name="T92"> over the server's certificate </text:span><text:span text:style-name="T41">must</text:span><text:span text:style-name="T92"> be created for </text:span><text:span text:style-name="CrossRef"><text:reference-ref text:reference-format="text" text:ref-name="keygen2">KeyGen2</text:reference-ref></text:span><text:span text:style-name="T92"> protocol invocations using HTTPS. <text:s/>Also see </text:span><text:span text:style-name="CrossRef"><text:reference-ref text:reference-format="text" text:ref-name="sec.cons">Security Considerations</text:reference-ref></text:span><text:span text:style-name="T92">.</text:span></text:p>
      <text:p text:style-name="Text_20_body"><text:span text:style-name="T92">To also bind </text:span><text:span text:style-name="T3">external</text:span><text:span text:style-name="T92"> (non-SKS) parameters to the response, the entire response </text:span><text:span text:style-name="T41">must</text:span><text:span text:style-name="T92"> be signed by the use of an </text:span><text:span text:style-name="T3">enveloped</text:span><text:span text:style-name="T92"> </text:span><text:span text:style-name="T28">Signature</text:span><text:span text:style-name="T92"> object based on the </text:span><text:span text:style-name="CrossRef"><text:reference-ref text:reference-format="text" text:ref-name="JCS">JCS</text:reference-ref></text:span><text:span text:style-name="T92"> (JSON Cleartext Signature) scheme. <text:s/>The signature operation utilizes a derived version of </text:span><text:span text:style-name="T98">SessionKey</text:span><text:span text:style-name="T92"> indirectly provided through the </text:span><text:span text:style-name="CrossRef"><text:reference-ref text:reference-format="text" text:ref-name="sign.prov.sess.data">signProvisioningSessionData</text:reference-ref></text:span><text:span text:style-name="T92"> method.</text:span></text:p>
      <text:p text:style-name="P51"/>
      <text:p text:style-name="P63">Continued on the next page...</text:p>
      <text:p text:style-name="P113">On the server side the following steps <text:span text:style-name="T40">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0187010" text:continue-numbering="true" text:style-name="L2">
              <text:list-item>
                <text:p text:style-name="P184">Decide if the received <text:span text:style-name="T28">DeviceCertificate</text:span><text:span text:style-name="CrossRef"> </text:span>featured in the <text:span text:style-name="CrossRef"><text:span text:style-name="T83"><text:reference-ref text:reference-format="text" text:ref-name="prov.sess.resp">ProvisioningInitializationResponse</text:reference-ref></text:span></text:span> message is to be accepted/trusted</text:p>
              </text:list-item>
              <text:list-item>
                <text:p text:style-name="P182">Run the the same <text:span text:style-name="CrossRef"><text:reference-ref text:reference-format="text" text:ref-name="sp800-56a">SP800-56A</text:reference-ref></text:span> procedure and KDF as for the SKS but now using <text:span text:style-name="T95">ClientEphemeralKey</text:span> and the saved private key of <text:span text:style-name="T95">ServerEphemeralKey</text:span> to obtain <text:span text:style-name="T95">SessionKey</text:span></text:p>
              </text:list-item>
              <text:list-item>
                <text:p text:style-name="P185"><text:span text:style-name="T83">Perform a </text:span><text:span text:style-name="T2">Verify</text:span><text:span text:style-name="T83"> </text:span><text:span text:style-name="T72">(</text:span><text:span text:style-name="CrossRef"><text:reference-ref text:reference-format="text" text:ref-name="devcert">Device Certificate</text:reference-ref></text:span><text:span text:style-name="T106">.PublicKey</text:span><text:span text:style-name="T72">,<text:tab/></text:span><text:span text:style-name="T113">// Received</text:span><text:span text:style-name="T72"><text:line-break/><text:tab/></text:span><text:span text:style-name="CrossRef"><text:span text:style-name="T83"><text:reference-ref text:reference-format="text" text:ref-name="sess.att">SessionAttestation</text:reference-ref></text:span></text:span><text:span text:style-name="T54">,<text:tab/></text:span><text:span text:style-name="T113">// Received (holds a signature)</text:span><text:line-break/><text:tab/><text:span text:style-name="T95">ClientSessionID</text:span> ||<text:tab/><text:span text:style-name="T113">// Received</text:span><text:line-break/><text:tab/><text:span text:style-name="T95">ServerSessionID</text:span> ||<text:tab/><text:span text:style-name="T112">// Saved</text:span><text:line-break/><text:tab/><text:span text:style-name="T95">IssuerURI</text:span> ||<text:tab/><text:span text:style-name="T112">// Saved</text:span><text:line-break/><text:tab/><text:span text:style-name="CrossRef"><text:span text:style-name="T83"><text:reference-ref text:reference-format="text" text:ref-name="device.id">Device ID</text:reference-ref></text:span></text:span><text:span text:style-name="CrossRef"><text:span text:style-name="T17"> ||<text:tab/></text:span></text:span><text:span text:style-name="CrossRef"><text:span text:style-name="T114">// Saved</text:span></text:span><text:span text:style-name="CrossRef"><text:span text:style-name="T17"><text:line-break/><text:tab/></text:span></text:span><text:span text:style-name="CrossRef"><text:span text:style-name="T83"><text:reference-ref text:reference-format="text" text:ref-name="sess.key.alg">SessionKeyAlgorithm</text:reference-ref></text:span></text:span> ||<text:tab/><text:span text:style-name="T112">// Saved<text:line-break/><text:tab/></text:span><text:span text:style-name="T22">PrivacyEnabled</text:span><text:span text:style-name="T15"> ||<text:tab/></text:span><text:span text:style-name="T112">// Saved</text:span><text:line-break/><text:tab/><text:span text:style-name="T95">ServerEphemeralKey</text:span> ||<text:tab/><text:span text:style-name="T112">// Saved</text:span><text:line-break/><text:tab/><text:span text:style-name="T95">ClientEphemeralKey</text:span> ||<text:tab/><text:span text:style-name="T112">// Received</text:span><text:line-break/><text:tab/><text:span text:style-name="T95">KeyManagementKey</text:span> ||<text:tab/><text:span text:style-name="T112">// Saved</text:span><text:line-break/><text:tab/><text:span text:style-name="T95">ClientTime</text:span> ||<text:tab/><text:span text:style-name="T112">// Received</text:span><text:line-break/><text:tab/><text:span text:style-name="T95">SessionLifeTime</text:span> ||<text:tab/><text:span text:style-name="T112">// Saved</text:span><text:line-break/><text:tab/><text:span text:style-name="T95">SessionKeyLimit</text:span>))<text:tab/><text:span text:style-name="T112">// Saved</text:span></text:p>
              </text:list-item>
              <text:list-item>
                <text:p text:style-name="P186"><text:span text:style-name="T73">Verify that the received enveloped </text:span><text:span text:style-name="T99">Signature</text:span><text:span text:style-name="T73"> match which in turn also verifies that the </text:span><text:span text:style-name="T99">SessionKey</text:span><text:span text:style-name="T73"> is correctly calculated</text:span></text:p>
              </text:list-item>
              <text:list-item>
                <text:p text:style-name="P187"><text:span text:style-name="T73">Verify the the </text:span><text:span text:style-name="T71">optional</text:span><text:span text:style-name="T73"> </text:span><text:span text:style-name="T99">ServerCertificateFingerPrint</text:span><text:span text:style-name="T73">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2">Note that in the </text:span><text:span text:style-name="CrossRef"><text:span text:style-name="T90"><text:reference-ref text:reference-format="text" text:ref-name="pep">Privacy Enabled Provisioning</text:reference-ref></text:span></text:span><text:span text:style-name="T92"> mode the </text:span><text:span text:style-name="T28">DeviceCertificate</text:span><text:span text:style-name="T92"> does not apply, and the asymmetric key </text:span><text:span text:style-name="T3">Verify</text:span><text:span text:style-name="T89"> operation is r</text:span><text:span text:style-name="T92">eplaced by a comparison between </text:span><text:span text:style-name="CrossRef"><text:span text:style-name="T83"><text:reference-ref text:reference-format="text" text:ref-name="sess.att">SessionAttestation</text:reference-ref></text:span></text:span><text:span text:style-name="T92"> and the output from the </text:span><text:span text:style-name="CrossRef"><text:span text:style-name="T90"><text:reference-ref text:reference-format="text" text:ref-name="HMAC_SHA256">HMAC-SHA256</text:reference-ref></text:span></text:span><text:span text:style-name="T92">.</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8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2">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5">closeProvisioningSession</text:span> terminates a provisioning session and returns a proof of successful operation to the issuer. <text:s/>However, success status <text:span text:style-name="T40">must</text:span> only be returned if <text:span text:style-name="T2">all</text:span> of the following conditions are valid:</text:p>
      <text:list xml:id="list20212449" text:continue-numbering="true" text:style-name="L2">
        <text:list-item>
          <text:p text:style-name="P180">There is an open provisioning session associated with <text:span text:style-name="T95">ProvisioningHandle</text:span></text:p>
        </text:list-item>
        <text:list-item>
          <text:p text:style-name="P172">The <text:span text:style-name="T100">MAC</text:span><text:span text:style-name="T48"> computes correctly using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72"><text:span text:style-name="T48"><text:s text:c="8"/></text:span><text:span text:style-name="T47">Data = </text:span><text:span text:style-name="CrossRef"><text:span text:style-name="T83"><text:reference-ref text:reference-format="text" text:ref-name="client.sess.id">ClientSessionID</text:reference-ref></text:span></text:span><text:span text:style-name="T44"> || </text:span><text:span text:style-name="CrossRef"><text:span text:style-name="T83"><text:reference-ref text:reference-format="text" text:ref-name="srv.sess.id">ServerSessionID</text:reference-ref></text:span></text:span> || <text:span text:style-name="CrossRef"><text:span text:style-name="T83"><text:reference-ref text:reference-format="text" text:ref-name="issueruri">IssuerURI</text:reference-ref></text:span></text:span> || <text:span text:style-name="T103">Challenge</text:span></text:p>
        </text:list-item>
        <text:list-item>
          <text:p text:style-name="P181">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2"><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2">There are no unreferenced PIN or PUK policy objects. <text:s/>See<text:span text:style-name="T4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2">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63">If verification is successful, </text:span><text:span text:style-name="T106">closeProvisioningSession</text:span><text:span text:style-name="T63"> </text:span><text:span text:style-name="T66">must</text:span><text:span text:style-name="T63"> also </text:span><text:span text:style-name="T68">reassign provisioning session ownership</text:span><text:span text:style-name="T63"> to the current (closing) session for </text:span><text:span text:style-name="T68">all</text:span><text:span text:style-name="T63"> objects belonging to sessions that have been subject to a post provisioning operation. <text:s/>The original session objects </text:span><text:span text:style-name="T66">must</text:span><text:span text:style-name="T63"> subsequently be deleted since they have no mission anymore. <text:s/>Also see</text:span><text:span text:style-name="T64"> </text:span><text:span text:style-name="CrossRef"><text:span text:style-name="T83"><text:reference-ref text:reference-format="text" text:ref-name="provisioning.objects">Provisioning Objects</text:reference-ref></text:span></text:span><text:span text:style-name="T64">.</text:span></text:p>
      <text:p text:style-name="P60">If verification fails, <text:span text:style-name="T2">all</text:span> objects created in the session <text:span text:style-name="T40">must</text:span> be deleted and post provisioning operations <text:span text:style-name="T40">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63">Using </text:span><text:span text:style-name="CrossRef"><text:span text:style-name="T83"><text:reference-ref text:reference-format="text" text:ref-name="keygen2">KeyGen2</text:reference-ref></text:span></text:span><text:span text:style-name="T63"> </text:span><text:span text:style-name="T106">closeProvisioningSession</text:span><text:span text:style-name="T63"> is invoked as the </text:span><text:span text:style-name="T68">last step</text:span><text:span text:style-name="T63"> of </text:span><text:span text:style-name="CrossRef"><text:span text:style-name="T83"><text:reference-ref text:reference-format="text" text:ref-name="cred.depl.req">ProvisioningFinalizationRequest</text:reference-ref></text:span></text:span><text:span text:style-name="T63"> processing, where two outermost-level properties hold the associated </text:span><text:span text:style-name="T107">MAC</text:span><text:span text:style-name="T63"> and </text:span><text:span text:style-name="T100">Challenge</text:span><text:span text:style-name="T63"> attributes:</text:span></text:p>
      <text:p text:style-name="P92"/>
      <table:table table:name="Table76" table:style-name="Table76">
        <table:table-column table:style-name="Table76.A"/>
        <table:table-row>
          <table:table-cell table:style-name="Table76.A1" office:value-type="string">
            <text:p text:style-name="P75"><text:span text:style-name="T126">{</text:span><text:span text:style-name="T157"><text:line-break/></text:span><text:span text:style-name="T127">    </text:span><text:span text:style-name="T126">"</text:span><text:span text:style-name="T135">@context</text:span><text:span text:style-name="T126">": "</text:span><text:span text:style-name="T149">http://xmlns.webpki.org/keygen2/1.0</text:span><text:span text:style-name="T126">",</text:span><text:span text:style-name="T157"><text:line-break/></text:span><text:span text:style-name="T127">    </text:span><text:span text:style-name="T126">"</text:span><text:span text:style-name="T135">@qualifier</text:span><text:span text:style-name="T126">": "</text:span><text:span text:style-name="T149">ProvisioningFinalizationRequest</text:span><text:span text:style-name="T126">",</text:span><text:span text:style-name="T157"><text:line-break/></text:span><text:span text:style-name="T127">    </text:span><text:span text:style-name="T126">"</text:span><text:span text:style-name="T141">ServerSessionID</text:span><text:span text:style-name="T126">": "</text:span><text:span text:style-name="T149">1417fa0e508YzrfxGeX-w2ByTAKDSy8v</text:span><text:span text:style-name="T126">",</text:span><text:span text:style-name="T157"><text:line-break/></text:span><text:span text:style-name="T127">    </text:span><text:span text:style-name="T126">"</text:span><text:span text:style-name="T141">ClientSessionID</text:span><text:span text:style-name="T126">": "</text:span><text:span text:style-name="T149">fXQrec8rlgUz5XxQkSZKimbiPbb7eM3f</text:span><text:span text:style-name="T126">",</text:span><text:span text:style-name="T157"><text:line-break/></text:span><text:span text:style-name="T127">    </text:span><text:span text:style-name="T126">"</text:span><text:span text:style-name="T141">SubmitURL</text:span><text:span text:style-name="T126">": "</text:span><text:a xlink:type="simple" xlink:href="http://issuer.example.com/finalize"><text:span text:style-name="T149">https://issuer.example.com/finalize</text:span></text:a><text:span text:style-name="T126">",</text:span></text:p>
            <text:p text:style-name="P149"><text:span text:style-name="T157"><text:s text:c="12"/></text:span><text:span text:style-name="T162">Other Message Payload</text:span></text:p>
            <text:p text:style-name="P75"><text:span text:style-name="T127">    </text:span><text:span text:style-name="T126">"</text:span><text:span text:style-name="T141">Challenge</text:span><text:span text:style-name="T126">": "</text:span><text:span text:style-name="T149">NajebxXBmgs1oNj81KzrQBNiAMts-I90kCMJ41QdZhI"</text:span><text:span text:style-name="T126">,</text:span><text:span text:style-name="T157"><text:line-break/></text:span><text:span text:style-name="T127">    </text:span><text:span text:style-name="T126">"</text:span><text:span text:style-name="T141">MAC</text:span><text:span text:style-name="T126">": "</text:span><text:span text:style-name="T149">DVhtwgO7fnasR-gouyiReoFGDH2w4Sj6RWZ9SlWJeDQ"</text:span><text:span text:style-name="T157"><text:line-break/></text:span><text:span text:style-name="T126">}</text:span><text:span text:style-name="T157"> </text:span></text:p>
          </table:table-cell>
        </table:table-row>
      </table:table>
      <text:p text:style-name="P91"/>
      <text:p text:style-name="P50"><text:span text:style-name="T64">The </text:span><text:span text:style-name="T100">CloseAttestation</text:span><text:span text:style-name="T64"> object is created by attesting (see </text:span><text:span text:style-name="CrossRef"><text:span text:style-name="T83"><text:reference-ref text:reference-format="text" text:ref-name="sess.att">SessionAttestation</text:reference-ref></text:span></text:span><text:span text:style-name="T64">) the following </text:span><text:span text:style-name="T70">Data</text:span><text:span text:style-name="T64">:</text:span></text:p>
      <text:p text:style-name="Text_20_body"><text:span text:style-name="T64"><text:tab/> </text:span><text:span text:style-name="T70">Data</text:span><text:span text:style-name="T64"> = </text:span><text:span text:style-name="T100">Challenge</text:span><text:span text:style-name="T47"> </text:span><text:span text:style-name="T48">|| </text:span><text:span text:style-name="T100">ProvisioningHandle.</text:span><text:span text:style-name="CrossRef"><text:span text:style-name="T83"><text:reference-ref text:reference-format="text" text:ref-name="sess.key.alg">SessionKeyAlgorithm</text:reference-ref></text:span></text:span></text:p>
      <text:p text:style-name="Text_20_body"><text:span text:style-name="T45">Also see </text:span><text:span text:style-name="CrossRef"><text:reference-ref text:reference-format="text" text:ref-name="sess.key.op">SessionKeyLimit</text:reference-ref></text:span><text:span text:style-name="T45">.</text:span></text:p>
      <text:p text:style-name="P87"/>
      <text:p text:style-name="Standard"><text:span text:style-name="T45">A </text:span><text:span text:style-name="T46">successful</text:span><text:span text:style-name="T45"> </text:span><text:span text:style-name="CrossRef"><text:reference-ref text:reference-format="text" text:ref-name="keygen2">KeyGen2</text:reference-ref></text:span><text:span text:style-name="T45">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26">{</text:span><text:span text:style-name="T157"><text:line-break/></text:span><text:span text:style-name="T127">    </text:span><text:span text:style-name="T126">"</text:span><text:span text:style-name="T135">@context</text:span><text:span text:style-name="T126">": "</text:span><text:span text:style-name="T149">http://xmlns.webpki.org/keygen2/1.0</text:span><text:span text:style-name="T126">",</text:span><text:span text:style-name="T157"><text:line-break/></text:span><text:span text:style-name="T127">    </text:span><text:span text:style-name="T126">"</text:span><text:span text:style-name="T135">@qualifier</text:span><text:span text:style-name="T126">": "</text:span><text:span text:style-name="T149">ProvisioningFinalizationResponse</text:span><text:span text:style-name="T126">",</text:span><text:span text:style-name="T157"><text:line-break/></text:span><text:span text:style-name="T127">    </text:span><text:span text:style-name="T126">"</text:span><text:span text:style-name="T141">ServerSessionID</text:span><text:span text:style-name="T126">": "</text:span><text:span text:style-name="T149">1417fa0e508YzrfxGeX-w2ByTAKDSy8v</text:span><text:span text:style-name="T126">",</text:span><text:span text:style-name="T157"><text:line-break/></text:span><text:span text:style-name="T127">    </text:span><text:span text:style-name="T126">"</text:span><text:span text:style-name="T141">ClientSessionID</text:span><text:span text:style-name="T126">": "</text:span><text:span text:style-name="T149">fXQrec8rlgUz5XxQkSZKimbiPbb7eM3f</text:span><text:span text:style-name="T126">",</text:span><text:span text:style-name="T157"><text:line-break/></text:span><text:span text:style-name="T127">    </text:span><text:span text:style-name="T126">"</text:span><text:span text:style-name="T141">CloseAttestation</text:span><text:span text:style-name="T126">": "</text:span><text:span text:style-name="T149">acpN8bVJwKZJadIaOsZ-b-7Ky2WRoItP9pFXFD3NrIo"</text:span><text:span text:style-name="T157"><text:line-break/></text:span><text:span text:style-name="T126">}</text:span><text:span text:style-name="T157"> </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0">The following elements </text:span><text:span text:style-name="T69">must not</text:span><text:span text:style-name="T70"> be present if the returned</text:span><text:span text:style-name="T72"> </text:span>ProvisioningHandle<text:span text:style-name="T64">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0">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6">enumerateProvisioningSessions</text:span> is also useful for debugging and for “cleaning-up” after failed provisioning sessions.</text:p>
      <text:p text:style-name="P50">The input <text:span text:style-name="T103">ProvisioningHandle</text:span><text:span text:style-name="T54"> </text:span><text:span text:style-name="T58">must</text:span><text:span text:style-name="T54"> initially be set to 0 to start an enumeration round.</text:span></text:p>
      <text:p text:style-name="P50"><text:span text:style-name="T54">Succeeding calls </text:span><text:span text:style-name="T58">must</text:span><text:span text:style-name="T54"> use the output </text:span><text:span text:style-name="T103">ProvisioningHandle</text:span><text:span text:style-name="T54"> as input to the next call.</text:span></text:p>
      <text:p text:style-name="P50"><text:span text:style-name="T54">When </text:span><text:span text:style-name="T100">enumerateProvisioningSessions</text:span><text:span text:style-name="T48"> returns with a </text:span><text:span text:style-name="T100">ProvisioningHandle</text:span><text:span text:style-name="T48">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1">must</text:span> be removed from the SKS, otherwise an error <text:span text:style-name="T41">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6">signProvisioningSessionData</text:span> signs <text:span text:style-name="T2">arbitrary data</text:span> that is supplied <text:span text:style-name="T2">by the provisioning middleware.</text:span></text:p>
      <text:p text:style-name="Text_20_body">The purpose of <text:span text:style-name="T106">signProvisioningSessionData</text:span> is adding data integrity to provisioning messages from clients to issuers.</text:p>
      <text:p text:style-name="Text_20_body">The signature scheme is as follows:</text:p>
      <text:p text:style-name="Text_20_body"><text:span text:style-name="T95"><text:tab/>Signature</text:span> = <text:span text:style-name="CrossRef"><text:span text:style-name="T83"><text:reference-ref text:reference-format="text" text:ref-name="HMAC_SHA256">HMAC-SHA256</text:reference-ref></text:span></text:span> (<text:span text:style-name="CrossRef"><text:reference-ref text:reference-format="text" text:ref-name="sess.key">SessionKey</text:reference-ref></text:span> || <text:span text:style-name="T108">"</text:span><text:span text:style-name="T106">ExternalSignature"</text:span><text:span text:style-name="T44">, </text:span><text:span text:style-name="T100">Data</text:span><text:span text:style-name="T44">)</text:span></text:p>
      <text:p text:style-name="Text_20_body">Note that all element <text:span text:style-name="T41">must</text:span> be used “as is” in the HMAC operation, <text:span text:style-name="T2">excluding</text:span> length information.</text:p>
      <text:p text:style-name="Text_20_body">A <text:span text:style-name="T2">relying party </text:span><text:span text:style-name="T4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8"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3">) provisioning session object holding a <text:s/></text:span><text:span text:style-name="CrossRef"><text:span text:style-name="T165"><text:reference-ref text:reference-format="text" text:ref-name="key.mgr.key">KeyManagementKey</text:reference-ref></text:span></text:span><text:span text:style-name="T83"> that needs to be updated to support post-operations using a new </text:span><text:span text:style-name="CrossRef"><text:span text:style-name="T165"><text:reference-ref text:reference-format="text" text:ref-name="key.mgr.key">KeyManagementKey</text:reference-ref></text:span></text:span><text:span text:style-name="T83">. <text:s/>See</text:span> <text:span text:style-name="CrossRef"><text:span text:style-name="T83"><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9">⁮[</text:span><text:span text:style-name="T81"> </text:span><text:span text:style-name="T79">]</text:span></text:p>
          </table:table-cell>
          <table:table-cell table:style-name="Table18.C2" office:value-type="string">
            <text:p text:style-name="Standard">The <text:span text:style-name="T2">new</text:span> <text:span text:style-name="CrossRef"><text:span text:style-name="T165"><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9">⁮[</text:span><text:span text:style-name="T81"> </text:span><text:span text:style-name="T79">]</text:span></text:p>
          </table:table-cell>
          <table:table-cell table:style-name="Table18.C2" office:value-type="string">
            <text:p text:style-name="P2">Authorization signature performed by the <text:span text:style-name="T2">old</text:span> <text:span text:style-name="CrossRef"><text:span text:style-name="T83"><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updateKeyManagementKey</text:span><text:span text:style-name="T92"> associates an existing provisioning session object with an updated </text:span><text:span text:style-name="T103">KeyManagementKey</text:span><text:span text:style-name="T92">. <text:s/>The update </text:span><text:span text:style-name="T41">must</text:span><text:span text:style-name="T92"> be cryptographically secured by the </text:span><text:span text:style-name="T103">Authorization</text:span><text:span text:style-name="T92"> signature which is created as follows:</text:span></text:p>
      <text:p text:style-name="P124"><text:span text:style-name="T100"><text:tab/>Authorization</text:span><text:span text:style-name="T72"> = </text:span><text:span text:style-name="T2">Sign</text:span> (<text:span text:style-name="CrossRef"><text:span text:style-name="T25">KeyManagementKey</text:span></text:span><text:span text:style-name="CrossRef"><text:span text:style-name="T36"> </text:span></text:span><text:span text:style-name="CrossRef"><text:span text:style-name="T34">existing</text:span></text:span><text:span text:style-name="CrossRef"><text:span text:style-name="T36"> </text:span></text:span>,<text:line-break/><text:tab/><text:tab/><text:tab/><text:span text:style-name="T95">"RollOverAuthorization</text:span><text:span text:style-name="T100">"</text:span><text:span text:style-name="T47"> ||</text:span><text:span text:style-name="T48"> </text:span><text:span text:style-name="T100">KeyManagementKey</text:span><text:span text:style-name="CrossRef"><text:span text:style-name="T36"> </text:span></text:span><text:span text:style-name="CrossRef"><text:span text:style-name="T34">new</text:span></text:span><text:span text:style-name="CrossRef"><text:span text:style-name="T36"> </text:span></text:span>)</text:p>
      <text:p text:style-name="P123"><text:span text:style-name="T92">For details on allowed signature algorithms and data representation, see </text:span><text:span text:style-name="CrossRef"><text:span text:style-name="T83"><text:reference-ref text:reference-format="text" text:ref-name="targ.key.ref">Target Key Reference</text:reference-ref></text:span></text:span><text:span text:style-name="T92">.</text:span></text:p>
      <text:p text:style-name="P50"><text:span text:style-name="T92">The operation </text:span><text:span text:style-name="T41">must</text:span><text:span text:style-name="T92"> be aborted if the </text:span><text:span text:style-name="T103">Authorization</text:span><text:span text:style-name="T92"> signature does not verify or if the target provisioning object lacks a </text:span><text:span text:style-name="CrossRef"><text:span text:style-name="T25">KeyManagementKey</text:span></text:span><text:span text:style-name="T92">.</text:span></text:p>
      <text:p text:style-name="P50"><text:span text:style-name="T92">Also see </text:span><text:span text:style-name="CrossRef"><text:span text:style-name="T83"><text:reference-ref text:reference-format="text" text:ref-name="enum.prov.sess">enumerateProvisioningSessions</text:reference-ref></text:span></text:span><text:span text:style-name="T92">.</text:span></text:p>
      <text:p text:style-name="P51"/>
      <text:p text:style-name="Text_20_body"/>
      <text:p text:style-name="P42"/>
      <text:p text:style-name="P106"/>
      <text:p text:style-name="P63">Continued on the next page...</text:p>
      <text:p text:style-name="P111">The following request shows how <text:span text:style-name="T10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4"><text:span text:style-name="T126">{</text:span><text:span text:style-name="T159"><text:line-break/></text:span><text:span text:style-name="T128">    </text:span><text:span text:style-name="T129">"</text:span><text:span text:style-name="T136">@context</text:span><text:span text:style-name="T129">": "</text:span><text:span text:style-name="T150">http://xmlns.webpki.org/keygen2/1.0</text:span><text:span text:style-name="T129">",</text:span><text:span text:style-name="T159"><text:line-break/></text:span><text:span text:style-name="T128">    </text:span><text:span text:style-name="T129">"</text:span><text:span text:style-name="T136">@qualifier</text:span><text:span text:style-name="T129">": "</text:span><text:span text:style-name="T150">ProvisioningInitializationRequest</text:span><text:span text:style-name="T129">",</text:span><text:span text:style-name="T159"><text:line-break/></text:span><text:span text:style-name="T128">    </text:span><text:span text:style-name="T129">"</text:span><text:span text:style-name="T142">ServerSessionID</text:span><text:span text:style-name="T129">": "</text:span><text:span text:style-name="T150">14182a80df8_4YcBFZmNkVUnAw9losHa</text:span><text:span text:style-name="T129">",</text:span><text:span text:style-name="T159"><text:line-break/></text:span><text:span text:style-name="T128">    </text:span><text:span text:style-name="T129">"</text:span><text:span text:style-name="T142">SubmitURL</text:span><text:span text:style-name="T129">": "</text:span><text:span text:style-name="T150">https://issuer.example.com/provsess</text:span><text:span text:style-name="T129">",</text:span><text:span text:style-name="T159"><text:line-break/></text:span><text:span text:style-name="T128">    </text:span><text:span text:style-name="T129">"</text:span><text:span text:style-name="T142">ServerTime</text:span><text:span text:style-name="T129">": "</text:span><text:span text:style-name="T150">2013-12-20T10:49:13+02:00</text:span><text:span text:style-name="T129">",</text:span><text:span text:style-name="T159"><text:line-break/></text:span><text:span text:style-name="T128">    </text:span><text:span text:style-name="T129">"</text:span><text:span text:style-name="T142">SessionKeyAlgorithm</text:span><text:span text:style-name="T129">": "</text:span><text:span text:style-name="T150">http://xmlns.webpki.org/sks/algorithm#session.1</text:span><text:span text:style-name="T129">",</text:span><text:span text:style-name="T159"><text:line-break/></text:span><text:span text:style-name="T128">    </text:span><text:span text:style-name="T129">"</text:span><text:span text:style-name="T142">SessionKeyLimit</text:span><text:span text:style-name="T129">": </text:span><text:span text:style-name="T152">50</text:span><text:span text:style-name="T129">,</text:span><text:span text:style-name="T159"><text:line-break/></text:span><text:span text:style-name="T128">    </text:span><text:span text:style-name="T129">"</text:span><text:span text:style-name="T142">SessionLifeTime</text:span><text:span text:style-name="T129">": </text:span><text:span text:style-name="T152">10000</text:span><text:span text:style-name="T129">,</text:span><text:span text:style-name="T159"><text:line-break/></text:span><text:span text:style-name="T128">    </text:span><text:span text:style-name="T129">"</text:span><text:span text:style-name="T142">ServerEphemeralKey</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PublicKey</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EC</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NamedCurve</text:span><text:span text:style-name="T129">": "</text:span><text:span text:style-name="T150">http://xmlns.webpki.org/sks/algorithm#ec.nist.p256</text:span><text:span text:style-name="T129">",</text:span><text:span text:style-name="T159"><text:line-break/></text:span><text:span text:style-name="T128">                            </text:span><text:span text:style-name="T129">"</text:span><text:span text:style-name="T142">X</text:span><text:span text:style-name="T129">": "</text:span><text:span text:style-name="T150">chrt0S6C3eLbKzbV4R8n1-kKNKHogqbAi4FH3fsDiaQ"</text:span><text:span text:style-name="T129">,</text:span><text:span text:style-name="T159"><text:line-break/></text:span><text:span text:style-name="T128">                            </text:span><text:span text:style-name="T129">"</text:span><text:span text:style-name="T142">Y</text:span><text:span text:style-name="T129">": "</text:span><text:span text:style-name="T150">WcW6PlkSj3-1GYNu--cdIljTjYtjuhIGEOk6/vv1kTc"</text:span><text:span text:style-name="T159"><text:line-break/></text:span><text:span text:style-name="T128">                        </text:span><text:span text:style-name="T129">}</text:span><text:span text:style-name="T159"><text:line-break/></text:span><text:span text:style-name="T128">                </text:span><text:span text:style-name="T129">}</text:span><text:span text:style-name="T159"><text:line-break/></text:span><text:span text:style-name="T128">        </text:span><text:span text:style-name="T129">},</text:span><text:span text:style-name="T159"><text:line-break/></text:span><text:span text:style-name="T128">    </text:span><text:span text:style-name="T129">"</text:span><text:span text:style-name="T142">KeyManagementKey</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PublicKey</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EC</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NamedCurve</text:span><text:span text:style-name="T129">": "</text:span><text:span text:style-name="T150">http://xmlns.webpki.org/sks/algorithm#ec.nist.p256</text:span><text:span text:style-name="T129">",</text:span><text:span text:style-name="T159"><text:line-break/></text:span><text:span text:style-name="T128">                            </text:span><text:span text:style-name="T129">"</text:span><text:span text:style-name="T142">X</text:span><text:span text:style-name="T129">": "</text:span><text:span text:style-name="T150">lNxNvAUEE8t7DSQBft93LVSXxKCiVjhbWWfyg023FCk"</text:span><text:span text:style-name="T129">,</text:span><text:span text:style-name="T159"><text:line-break/></text:span><text:span text:style-name="T128">                            </text:span><text:span text:style-name="T129">"</text:span><text:span text:style-name="T142">Y</text:span><text:span text:style-name="T129">": "</text:span><text:span text:style-name="T150">LmTlQxXB3LgZrNLmhOfMaCnDizczC_RfQ6Kx8iNwfFA"</text:span><text:span text:style-name="T159"><text:line-break/></text:span><text:span text:style-name="T128">                        </text:span><text:span text:style-name="T129">}</text:span><text:span text:style-name="T159"><text:line-break/></text:span><text:span text:style-name="T128">                </text:span><text:span text:style-name="T129">},</text:span><text:span text:style-name="T159"><text:line-break/></text:span><text:span text:style-name="T128">            </text:span><text:span text:style-name="T129">"</text:span><text:span text:style-name="T142">UpdatableKeyManagementKeys</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PublicKey</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RSA</text:span><text:span text:style-name="T129">": </text:span><text:span text:style-name="T159"><text:line-break/></text:span><text:span text:style-name="T128">                                 </text:span><text:span text:style-name="T129">{</text:span><text:span text:style-name="T159"><text:line-break/></text:span><text:span text:style-name="T128">                                     </text:span><text:span text:style-name="T129">"</text:span><text:span text:style-name="T142">Modulus</text:span><text:span text:style-name="T129">": "</text:span><text:span text:style-name="T150">kCNcOpatALB21jHrPIv1BgXlUJ . . . pqNo75jsAZIucG9w"</text:span><text:span text:style-name="T129">,</text:span><text:span text:style-name="T159"><text:line-break/></text:span><text:span text:style-name="T128">                                     </text:span><text:span text:style-name="T129">"</text:span><text:span text:style-name="T142">Exponent</text:span><text:span text:style-name="T129">": "</text:span><text:span text:style-name="T150">AQAB</text:span><text:span text:style-name="T129">"</text:span><text:span text:style-name="T159"><text:line-break/></text:span><text:span text:style-name="T127">                                 </text:span><text:span text:style-name="T126">}</text:span><text:span text:style-name="T157"><text:line-break/></text:span><text:span text:style-name="T127">                         </text:span><text:span text:style-name="T126">},</text:span><text:span text:style-name="T157"><text:line-break/></text:span><text:span text:style-name="T127">                     </text:span><text:span text:style-name="T126">"</text:span><text:span text:style-name="T141">Authorization</text:span><text:span text:style-name="T126">": "</text:span><text:span text:style-name="T149">XjzIoz0muM8AMjFafySlR . . . 3sLm1Bfkm4XbbdbrvJw"</text:span><text:span text:style-name="T127"><text:line-break/>                 </text:span><text:span text:style-name="T126">}]</text:span><text:span text:style-name="T157"><text:line-break/></text:span><text:span text:style-name="T127">        </text:span><text:span text:style-name="T126">}</text:span><text:span text:style-name="T157"><text:line-break/></text:span><text:span text:style-name="T126">}</text:span><text:span text:style-name="T157"> </text:span></text:p>
          </table:table-cell>
        </table:table-row>
      </table:table>
      <text:p text:style-name="Text_20_body"/>
      <text:p text:style-name="P50"><text:span text:style-name="T107">UpdatableKeyManagementKeys</text:span> holds an array of old <text:span text:style-name="T107">KeyManagementKey</text:span>s which can be upgraded to the heading (<text:span text:style-name="T2">current</text:span>) <text:span text:style-name="T107">KeyManagementKey</text:span> if a matching key is found through calls to <text:span text:style-name="CrossRef"><text:reference-ref text:reference-format="text" text:ref-name="enum.prov.sess">enumerateProvisioningSessions</text:reference-ref></text:span>.</text:p>
      <text:p text:style-name="P50">The <text:span text:style-name="T107">UpdatableKeyManagementKeys</text:span> array can in turn (<text:span text:style-name="T2">recursively</text:span>) also hold an <text:span text:style-name="T107">UpdatableKeyManagementKeys</text:span> array making it possible to have any number of <text:span text:style-name="T107">KeyManagementKey</text:span> generations deployed. <text:s/>To make this feasible, updates <text:span text:style-name="T41">must</text:span> be performed in <text:span text:style-name="T2">steps</text:span>, starting at the oldest level (leaf <text:span text:style-name="T107">UpdatableKeyManagementKeys</text:span> array).</text:p>
      <text:p text:style-name="P50"><text:span text:style-name="T107">KeyManagementKey</text:span> updates <text:span text:style-name="T41">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8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5">createPUKPolicy</text:span><text:span text:style-name="T92"> creates a PUK policy object </text:span><text:span text:style-name="T72">in the </text:span><text:span text:style-name="CrossRef"><text:reference-ref text:reference-format="text" text:ref-name="cred.db">Credential Database</text:reference-ref></text:span><text:span text:style-name="T72"> </text:span><text:span text:style-name="T92">to be referenced by subsequent calls to the </text:span><text:span text:style-name="CrossRef"><text:reference-ref text:reference-format="text" text:ref-name="createPINPolicy">createPINPolicy</text:reference-ref></text:span><text:span text:style-name="T92"> method.</text:span></text:p>
      <text:p text:style-name="P153">The <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52"><text:span text:style-name="T47"><text:tab/>Data </text:span><text:span text:style-name="T155">=</text:span><text:span text:style-name="T47"> </text:span><text:span text:style-name="T100">ID</text:span><text:span text:style-name="T47"> </text:span><text:span text:style-name="T48">|| </text:span><text:span text:style-name="T100">EncryptedPUK</text:span><text:span text:style-name="T48"> ||</text:span><text:span text:style-name="T47"> </text:span><text:span text:style-name="T100">Format</text:span><text:span text:style-name="T48"> ||</text:span><text:span text:style-name="T47"> </text:span><text:span text:style-name="T100">RetryLimit</text:span></text:p>
      <text:p text:style-name="P152"><text:span text:style-name="T48">Note that </text:span><text:span text:style-name="T100">EncryptedPUK</text:span><text:span text:style-name="T48"> is MACed in encrypted form and </text:span><text:span text:style-name="T47">then</text:span><text:span text:style-name="T48">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5">createPINPolicy</text:span><text:span text:style-name="T92"> creates a PIN policy object </text:span><text:span text:style-name="T72">in the </text:span><text:span text:style-name="CrossRef"><text:reference-ref text:reference-format="text" text:ref-name="cred.db">Credential Database</text:reference-ref></text:span><text:span text:style-name="T72"> </text:span><text:span text:style-name="T92">to be referenced by subsequent calls to the </text:span><text:span text:style-name="CrossRef"><text:reference-ref text:reference-format="text" text:ref-name="createKeyPair">createKeyEntry</text:reference-ref></text:span><text:span text:style-name="T92"> method.</text:span></text:p>
      <text:p text:style-name="P153">The <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52"><text:span text:style-name="T47"><text:tab/>Data </text:span><text:span text:style-name="T155">=</text:span><text:span text:style-name="T47"> </text:span><text:span text:style-name="T100">ID</text:span><text:span text:style-name="T47"> </text:span><text:span text:style-name="T48">|| </text:span><text:span text:style-name="T47">PUKReference</text:span><text:span text:style-name="T48"> || </text:span><text:span text:style-name="T100">UserDefined</text:span><text:span text:style-name="T48"> ||</text:span><text:span text:style-name="T47"> </text:span><text:span text:style-name="T100">UserModifiable</text:span><text:span text:style-name="T48"> ||</text:span><text:span text:style-name="T47"> </text:span><text:span text:style-name="T100">Format</text:span><text:span text:style-name="T48"> ||</text:span><text:span text:style-name="T47"> </text:span><text:span text:style-name="T100">RetryLimit</text:span><text:span text:style-name="T48"> ||</text:span><text:span text:style-name="T100"><text:line-break/></text:span><text:span text:style-name="T48"> <text:s text:c="24"/></text:span><text:span text:style-name="T100">Grouping</text:span><text:span text:style-name="T48"> ||</text:span><text:span text:style-name="T47"> </text:span><text:span text:style-name="T100">PatternRestrictions</text:span><text:span text:style-name="T48"> ||</text:span><text:span text:style-name="T47"> </text:span><text:span text:style-name="T100">MinLength</text:span><text:span text:style-name="T48"> ||</text:span><text:span text:style-name="T47"> </text:span><text:span text:style-name="T100">MaxLength</text:span><text:span text:style-name="T48"> ||</text:span><text:span text:style-name="T47"> </text:span><text:span text:style-name="T100">InputMethod</text:span><text:span text:style-name="T50"> <text:s/></text:span></text:p>
      <text:p text:style-name="P152"><text:span text:style-name="T47">PUKReference</text:span><text:span text:style-name="T48"> is set to </text:span><text:span text:style-name="T102">"</text:span><text:span text:style-name="T100">#N/A</text:span><text:span text:style-name="T100">"</text:span><text:span text:style-name="T48"> if </text:span><text:span text:style-name="T100">PUKPolicyHandle</text:span><text:span text:style-name="T48"> is zero, else it is set to the </text:span><text:span text:style-name="T100">ID</text:span><text:span text:style-name="T48"> of the referenced PUK policy object.</text:span></text:p>
      <text:p text:style-name="P50"><text:span text:style-name="T92">If </text:span><text:span text:style-name="T95">PUKPolicyHandle</text:span><text:span text:style-name="T9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9">byte⁮[</text:span><text:span text:style-name="T81"> </text:span><text:span text:style-name="T7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9">⁮[</text:span><text:span text:style-name="T81"> </text:span><text:span text:style-name="T7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0">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9">⁮[</text:span><text:span text:style-name="T81"> </text:span><text:span text:style-name="T79">]</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5">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92">Endorsed algorithm URI </text:span><text:span text:style-name="T3">repeated</text:span><text:span text:style-name="T92"> as defined by </text:span><text:span text:style-name="T95">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9">⁮[</text:span><text:span text:style-name="T81"> </text:span><text:span text:style-name="T7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9">⁮[32</text:span><text:span text:style-name="T79">]</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5">createKeyEntry</text:span><text:span text:style-name="T92"> generates an asymmetric key-pair according to the issuer's specification. <text:s/>In addition, </text:span><text:span text:style-name="T95">createKeyEntry</text:span><text:span text:style-name="T92"> creates a </text:span><text:span text:style-name="T3">key entry</text:span><text:span text:style-name="T92"> (see </text:span><text:span text:style-name="CrossRef"><text:reference-ref text:reference-format="text" text:ref-name="key.entries">Key Entries</text:reference-ref></text:span><text:span text:style-name="T72">) in the </text:span><text:span text:style-name="CrossRef"><text:reference-ref text:reference-format="text" text:ref-name="cred.db">Credential Database</text:reference-ref></text:span><text:span text:style-name="T92"> where the key-pair and its protection attributes are stored.</text:span></text:p>
      <text:p text:style-name="P41"/>
      <text:p text:style-name="P105"/>
      <text:p text:style-name="P105"/>
      <text:p text:style-name="P105"/>
      <text:p text:style-name="P105"/>
      <text:p text:style-name="P96">Continued on the next page...</text:p>
      <text:p text:style-name="P122"/>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34"><text:span text:style-name="T47"><text:tab/>Data </text:span><text:span text:style-name="T155">=</text:span><text:span text:style-name="T47"> </text:span><text:span text:style-name="T100">ID</text:span><text:span text:style-name="T47"> </text:span><text:span text:style-name="T48">||</text:span><text:span text:style-name="T47"> </text:span><text:span text:style-name="T100">KeyEntryAlgorithm</text:span><text:span text:style-name="T48"> || </text:span><text:span text:style-name="T100">ServerSeed</text:span><text:span text:style-name="T48"> ||<text:line-break/></text:span><text:span text:style-name="T100"> </text:span><text:span text:style-name="T48"><text:s text:c="12"/></text:span><text:span text:style-name="T77"><text:s/></text:span><text:span text:style-name="T48"><text:s text:c="10"/></text:span><text:span text:style-name="T47">PINPolicyReference</text:span><text:span text:style-name="T48"> || </text:span><text:span text:style-name="T47">PINValueReference</text:span><text:span text:style-name="T48"> ||<text:line-break/></text:span><text:span text:style-name="T100"> </text:span><text:span text:style-name="T48"><text:s text:c="12"/></text:span><text:span text:style-name="T77"><text:s/></text:span><text:span text:style-name="T48"><text:s text:c="10"/></text:span><text:span text:style-name="T100">DevicePINProtection</text:span><text:span text:style-name="T48"> || </text:span><text:span text:style-name="T100">EnablePINCaching</text:span><text:span text:style-name="T48"> ||<text:line-break/></text:span><text:span text:style-name="T100"> </text:span><text:span text:style-name="T48"><text:s text:c="12"/></text:span><text:span text:style-name="T77"><text:s/></text:span><text:span text:style-name="T48"><text:s text:c="10"/></text:span><text:span text:style-name="T100">BiometricProtection</text:span><text:span text:style-name="T48"> || </text:span><text:span text:style-name="T100">ExportProtection</text:span><text:span text:style-name="T48"> ||<text:line-break/> <text:s text:c="24"/></text:span><text:span text:style-name="T100">DeleteProtection</text:span><text:span text:style-name="T48"> ||</text:span><text:span text:style-name="T47"> </text:span><text:span text:style-name="T100">AppUsage</text:span><text:span text:style-name="T48"> || </text:span><text:span text:style-name="T100">FriendlyName</text:span><text:span text:style-name="T48"> ||<text:line-break/> <text:s text:c="24"/></text:span><text:span text:style-name="T100">KeyAlgorithm</text:span><text:span text:style-name="T48"> ||</text:span><text:span text:style-name="T47"> </text:span><text:span text:style-name="T100">KeyParameters</text:span><text:span text:style-name="T48"> [||</text:span><text:span text:style-name="T47"> </text:span><text:span text:style-name="T100">EndorsedAlgorithm...</text:span><text:span text:style-name="T48">]</text:span></text:p>
            <text:p text:style-name="P131"><text:span text:style-name="T47">PINPolicyReference</text:span><text:span text:style-name="T48"> is set <text:s/>to </text:span><text:span text:style-name="T102">""</text:span><text:span text:style-name="T48"> if </text:span><text:span text:style-name="T100">PINPolicyHandle</text:span><text:span text:style-name="T48"> is zero, else it is set to the </text:span><text:span text:style-name="T100">ID</text:span><text:span text:style-name="T48"> of the referenced<text:line-break/>PIN policy object.</text:span></text:p>
            <text:p text:style-name="P131"><text:span text:style-name="T47">PINValueReference</text:span><text:span text:style-name="T48"> is set to </text:span><text:span text:style-name="T102">""</text:span><text:span text:style-name="T48"> if </text:span><text:span text:style-name="T100">PINPolicyHandle</text:span><text:span text:style-name="T48"> is zero, or if the PIN is </text:span><text:span text:style-name="CrossRef"><text:span text:style-name="T83"><text:reference-ref text:reference-format="text" text:ref-name="pinuserdefined">UserDefined</text:reference-ref></text:span></text:span>, else it is set to the <text:span text:style-name="T2">encrypted</text:span> <text:span text:style-name="T107">PINValue</text:span>.</text:p>
            <text:p text:style-name="P130"/>
            <text:p text:style-name="P154"><text:reference-mark-start text:name="key.attestation.data"/><text:span text:style-name="T103">KeyAttestation</text:span><text:reference-mark-end text:name="key.attestation.data"/><text:span text:style-name="T89"> vouches for </text:span><text:span text:style-name="T92">that generated key-pairs actually reside in the SKS by attesting (s</text:span><text:span text:style-name="T54">ee </text:span><text:span text:style-name="CrossRef"><text:reference-ref text:reference-format="text" text:ref-name="SKSAttestations">Attestations</text:reference-ref></text:span><text:span text:style-name="T92">) keys according to the following </text:span><text:span text:style-name="T3">Data</text:span><text:span text:style-name="T92"> scheme:</text:span></text:p>
            <text:p text:style-name="P132"><text:span text:style-name="T47"><text:tab/>Data </text:span><text:span text:style-name="T155">=</text:span><text:span text:style-name="T47"> </text:span><text:span text:style-name="T100">ID</text:span><text:span text:style-name="T47"> </text:span><text:span text:style-name="T48">|| </text:span><text:span text:style-name="T100">PublicKey</text:span><text:line-break/></text:p>
          </table:table-cell>
        </table:table-row>
      </table:table>
      <text:p text:style-name="Standard"/>
      <text:p text:style-name="Standard"/>
      <text:p text:style-name="P54">Remarks</text:p>
      <text:p text:style-name="P50"><text:span text:style-name="T103">KeyHandle</text:span><text:span text:style-name="T89"> </text:span><text:span text:style-name="T87">must</text:span><text:span text:style-name="T89"> be </text:span><text:span text:style-name="T3">static</text:span><text:span text:style-name="T89">, </text:span><text:span text:style-name="T3">unique</text:span><text:span text:style-name="T89"> and </text:span><text:span text:style-name="T3">never be reused</text:span><text:span text:style-name="T89">. <text:s/>Note that a </text:span><text:span text:style-name="T100">KeyHandle</text:span><text:span text:style-name="T89"> returned by </text:span><text:span text:style-name="T107">createKeyEntry</text:span><text:span text:style-name="T89"> </text:span><text:span text:style-name="T85">must not</text:span><text:span text:style-name="T89"> be featured in </text:span><text:span text:style-name="CrossRef"><text:span text:style-name="T83"><text:reference-ref text:reference-format="text" text:ref-name="user.api">User API</text:reference-ref></text:span></text:span><text:span text:style-name="T89"> operations until the associated provisioning session has been closed (see </text:span><text:span text:style-name="CrossRef"><text:span text:style-name="T83"><text:reference-ref text:reference-format="text" text:ref-name="closeProvisioningSession">closeProvisioningSession</text:reference-ref></text:span></text:span><text:span text:style-name="T89">).</text:span></text:p>
      <text:p text:style-name="P50"><text:reference-mark-start text:name="object.ids"/><text:span text:style-name="T89">Object IDs</text:span><text:reference-mark-end text:name="object.ids"/><text:span text:style-name="T89"> for </text:span><text:span text:style-name="CrossRef"><text:span text:style-name="T83"><text:reference-ref text:reference-format="text" text:ref-name="createKeyPair">createKeyEntry</text:reference-ref></text:span></text:span><text:span text:style-name="T92">, </text:span><text:span text:style-name="CrossRef"><text:span text:style-name="T83"><text:reference-ref text:reference-format="text" text:ref-name="createPINPolicy">createPINPolicy</text:reference-ref></text:span></text:span><text:span text:style-name="T92"> and </text:span><text:span text:style-name="CrossRef"><text:span text:style-name="T83"><text:reference-ref text:reference-format="text" text:ref-name="createPUKPolicy">createPUKPolicy</text:reference-ref></text:span></text:span><text:span text:style-name="T92"> </text:span><text:span text:style-name="T3">share a common namespace</text:span><text:span text:style-name="T92"> but the namespace is entirely local to the </text:span><text:span text:style-name="T3">provisioning session</text:span><text:span text:style-name="T92">. <text:s/>Although only static identifiers are used in the examples, Object IDs </text:span><text:span text:style-name="T3">may be randomized</text:span><text:span text:style-name="T92"> to increase entropy of </text:span><text:span text:style-name="CrossRef"><text:reference-ref text:reference-format="text" text:ref-name="MACOperations">MAC Operations</text:reference-ref></text:span><text:span text:style-name="T92">.</text:span></text:p>
      <text:p text:style-name="P50"><text:reference-mark-start text:name="issuer.seed"/><text:span text:style-name="T97">ServerSeed</text:span><text:reference-mark-end text:name="issuer.seed"/> <text:span text:style-name="T41">must</text:span> be a 0-64 byte binary string holding a <text:span text:style-name="T2">random number seed</text:span>. <text:s/>How <text:span text:style-name="T97">ServerSeed</text:span> is applied to the random number generation process is <text:span text:style-name="T2">unspecified</text:span> with the exception that a zero-byte input string <text:span text:style-name="T40">must not</text:span> affect the SKS internal random number generation.</text:p>
      <text:p text:style-name="Text_20_body">For RSA keys with <text:span text:style-name="T2">variable</text:span> exponent <text:reference-mark-start text:name="key.param"/><text:span text:style-name="T107">KeyParameters</text:span><text:reference-mark-end text:name="key.param"/> <text:span text:style-name="T41">must</text:span> be 1-8 bytes holding a positive big-endian integer, else <text:span text:style-name="T107">KeyParameters</text:span> <text:span text:style-name="T41">must</text:span> be of zero length.</text:p>
      <text:p text:style-name="P50"><text:span text:style-name="T92">A non-zero </text:span><text:span text:style-name="T103">BiometricProtection</text:span><text:span text:style-name="T92"> value presumes that the target SKS supports </text:span><text:span text:style-name="CrossRef"><text:reference-ref text:reference-format="text" text:ref-name="biometricoption">Biometric Protection</text:reference-ref></text:span><text:span text:style-name="T92">,</text:span><text:span text:style-name="T89"> otherwise an </text:span><text:span text:style-name="T3">error</text:span><text:span text:style-name="T89"> </text:span><text:span text:style-name="T85">must be</text:span><text:span text:style-name="T89"> returned. </text:span><text:span text:style-name="T92"><text:s/>See </text:span><text:span text:style-name="CrossRef"><text:reference-ref text:reference-format="text" text:ref-name="getDeviceData">getDeviceInfo</text:reference-ref></text:span><text:span text:style-name="T92">.</text:span></text:p>
      <text:p text:style-name="Text_20_body"><text:span text:style-name="T100">EndorsedAlgorithm</text:span><text:span text:style-name="T48"> URIs </text:span><text:span text:style-name="T51">must</text:span><text:span text:style-name="T48"> be </text:span><text:span text:style-name="T47">sorted in ascending alphabetical order</text:span><text:span text:style-name="T48"> before calling </text:span><text:span text:style-name="T100">createKeyEntry</text:span><text:span text:style-name="T48">.</text:span></text:p>
      <text:p text:style-name="Text_20_body"><text:span text:style-name="T100">EndorsedAlgorithm</text:span><text:span text:style-name="T48"> URIs </text:span><text:span text:style-name="T51">must</text:span><text:span text:style-name="T48"> be checked for compatibility with </text:span><text:span text:style-name="CrossRef"><text:span text:style-name="T83"><text:reference-ref text:reference-format="text" text:ref-name="algo.support">Algorithm Support</text:reference-ref></text:span></text:span>.</text:p>
      <text:p text:style-name="Text_20_body"><text:span text:style-name="T100">EndorsedAlgorithm</text:span><text:span text:style-name="T48"> compliance </text:span><text:span text:style-name="T51">must</text:span><text:span text:style-name="T48"> be </text:span><text:span text:style-name="T47">enforced</text:span><text:span text:style-name="T48"> by the</text:span> <text:span text:style-name="CrossRef"><text:span text:style-name="T83"><text:reference-ref text:reference-format="text" text:ref-name="user.api">User API</text:reference-ref></text:span></text:span><text:span text:style-name="T48">.</text:span></text:p>
      <text:p text:style-name="Text_20_body"><text:span text:style-name="T100">EndorsedAlgorithm</text:span><text:span text:style-name="T48"> URIs </text:span><text:span text:style-name="T51">must not</text:span><text:span text:style-name="T48"> be checked against actual key material during </text:span><text:span text:style-name="T100">createKeyEntry</text:span>. <text:s/>This check <text:span text:style-name="T41">must</text:span> be <text:span text:style-name="T2">deferred</text:span> to <text:span text:style-name="CrossRef"><text:span text:style-name="T83"><text:reference-ref text:reference-format="text" text:ref-name="closeProvisioningSession">closeProvisioningSession</text:reference-ref></text:span></text:span><text:span text:style-name="T48">.</text:span></text:p>
      <text:p text:style-name="Text_20_body"><text:span text:style-name="T48">If no </text:span><text:span text:style-name="T100">EndorsedAlgorithm</text:span><text:span text:style-name="T48"> URIs are specified, </text:span><text:span text:style-name="T47">the key is only constrained by the key material</text:span><text:span text:style-name="T48">.</text:span></text:p>
      <text:p text:style-name="P55"><text:span text:style-name="T83">With the special algorithm </text:span><text:span text:style-name="T106">http://xmlns.webpki.org/sks/algorithm#none</text:span><text:span text:style-name="T83"> (which is only permitted as a single </text:span><text:span text:style-name="T106">EndorsedAlgorithm</text:span><text:span text:style-name="T83"> item), keys </text:span><text:span text:style-name="T85">must</text:span><text:span text:style-name="T83"> be </text:span>disabled<text:span text:style-name="T83"> from executing cryptographic operations through the </text:span><text:span text:style-name="CrossRef"><text:span text:style-name="T83"><text:reference-ref text:reference-format="text" text:ref-name="user.api">User API</text:reference-ref></text:span></text:span><text:span text:style-name="T83">.</text:span></text:p>
      <text:p text:style-name="P50"><text:span text:style-name="T92">A set</text:span><text:span text:style-name="T48"> </text:span><text:span text:style-name="T100">DevicePINProtection</text:span><text:span text:style-name="T48"> </text:span><text:span text:style-name="T92">presumes that the target SKS supports a “device PUK/PIN”, </text:span><text:span text:style-name="T89">otherwise an </text:span><text:span text:style-name="T3">error</text:span><text:span text:style-name="T89"> </text:span><text:span text:style-name="T85">must be</text:span><text:span text:style-name="T89"> returned</text:span><text:span text:style-name="T92">. <text:s/>The characteristics of device PINs are out of scope for the SKS specification. <text:s/>See </text:span><text:span text:style-name="CrossRef"><text:reference-ref text:reference-format="text" text:ref-name="getDeviceData">getDeviceInfo</text:reference-ref></text:span><text:span text:style-name="T92">.</text:span></text:p>
      <text:p text:style-name="P50"><text:span text:style-name="T100">DevicePINProtection</text:span><text:span text:style-name="T48"> </text:span><text:span text:style-name="T50">must not</text:span><text:span text:style-name="T48"> be combined with local PIN policy objects</text:span><text:span text:style-name="T92">.</text:span></text:p>
      <text:p text:style-name="Text_20_body"><text:soft-page-break/><text:reference-mark-start text:name="enable.pin.caching"/><text:span text:style-name="T97">EnablePINCaching</text:span><text:reference-mark-end text:name="enable.pin.caching"/><text:span text:style-name="T92"> </text:span><text:span text:style-name="T41">must</text:span><text:span text:style-name="T92"> only be used with keys protected by local PIN policy objects having the </text:span><text:span text:style-name="CrossRef"><text:reference-ref text:reference-format="text" text:ref-name="input.method">InputMethod</text:reference-ref></text:span><text:span text:style-name="T92"> set to </text:span><text:span text:style-name="T97">"trusted-gui"</text:span><text:span text:style-name="T92">.</text:span></text:p>
      <text:p text:style-name="P50"><text:reference-mark-start text:name="pinvalue"/><text:span text:style-name="T103">PINValue</text:span><text:reference-mark-end text:name="pinvalue"/><text:span text:style-name="T54"> objects </text:span><text:span text:style-name="T59">must</text:span><text:span text:style-name="T54"> be set by the </text:span><text:span text:style-name="T47">caller</text:span><text:span text:style-name="T54"> as illustrated by the following pseudo code:</text:span></text:p>
      <text:p text:style-name="P127"><text:span text:style-name="T54">if (</text:span><text:span text:style-name="T103">PINPolicyHandle</text:span><text:span text:style-name="T54"> == 0) <text:s text:c="3"/>// No PIN or device PIN</text:span></text:p>
      <text:p text:style-name="P128"><text:s text:c="2"/>{</text:p>
      <text:p text:style-name="P127"><text:span text:style-name="T54"><text:s text:c="5"/></text:span><text:span text:style-name="T103">PINValue</text:span><text:span text:style-name="T54"> = </text:span><text:span text:style-name="T47">zero length array</text:span><text:span text:style-name="T48">;</text:span></text:p>
      <text:p text:style-name="P128"><text:s text:c="2"/>}</text:p>
      <text:p text:style-name="P127"><text:span text:style-name="T54">else if (</text:span><text:span text:style-name="T103">PINPolicyHandle.UsedDefined</text:span><text:span text:style-name="T54">) <text:s text:c="5"/>// see </text:span><text:span text:style-name="CrossRef"><text:reference-ref text:reference-format="text" text:ref-name="pinuserdefined">UserDefined</text:reference-ref></text:span></text:p>
      <text:p text:style-name="P128"><text:s text:c="2"/>{</text:p>
      <text:p text:style-name="P127"><text:span text:style-name="T54"><text:s text:c="5"/></text:span><text:span text:style-name="T103">PINValue</text:span><text:span text:style-name="T54"> = </text:span><text:span text:style-name="T47">user-defined clear text PIN value</text:span><text:span text:style-name="T48">; <text:s text:c="2"/>// taken from a local provisioning GUI</text:span></text:p>
      <text:p text:style-name="P128"><text:s text:c="2"/>}</text:p>
      <text:p text:style-name="P128">else</text:p>
      <text:p text:style-name="P128"><text:s text:c="2"/>{</text:p>
      <text:p text:style-name="P127"><text:span text:style-name="T54"><text:s text:c="5"/></text:span><text:span text:style-name="T103">PINValue</text:span><text:span text:style-name="T54"> = </text:span><text:span text:style-name="T47">encrypted issuer-set PIN value</text:span><text:span text:style-name="T48">; <text:s text:c="3"/>// see </text:span><text:span text:style-name="CrossRef"><text:span text:style-name="T83"><text:reference-ref text:reference-format="text" text:ref-name="EncryptedData">Encrypted Data</text:reference-ref></text:span></text:span></text:p>
      <text:p text:style-name="P128"><text:s text:c="2"/>}</text:p>
      <text:p text:style-name="P56"/>
      <text:p text:style-name="P56"/>
      <text:p text:style-name="P56"/>
      <text:p text:style-name="P50"><text:span text:style-name="T47"><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23">{</text:span><text:span text:style-name="T20"><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20"><text:line-break/></text:span><text:span text:style-name="T121">    </text:span><text:span text:style-name="T123">"</text:span><text:span text:style-name="T134">@qualifier</text:span><text:span text:style-name="T123">": "</text:span><text:reference-mark-start text:name="keyinitreq"/><text:span text:style-name="T146">KeyCreationRequest</text:span><text:reference-mark-end text:name="keyinitreq"/><text:span text:style-name="T123">",</text:span><text:span text:style-name="T20"><text:line-break/></text:span><text:span text:style-name="T121">    </text:span><text:span text:style-name="T123">"</text:span><text:span text:style-name="T139">ServerSessionID</text:span><text:span text:style-name="T123">": "</text:span><text:span text:style-name="T145">1417fa0bedb7rjEFGS-BL3RnJoDyh5UZ</text:span><text:span text:style-name="T123">",</text:span><text:span text:style-name="T20"><text:line-break/></text:span><text:span text:style-name="T121">    </text:span><text:span text:style-name="T123">"</text:span><text:span text:style-name="T139">ClientSessionID</text:span><text:span text:style-name="T123">": "</text:span><text:span text:style-name="T145">PpZRTVq2wa-TLvsFJE7GZPASEeEqk4Yz</text:span><text:span text:style-name="T123">",</text:span><text:span text:style-name="T20"><text:line-break/></text:span><text:span text:style-name="T121">    </text:span><text:span text:style-name="T123">"</text:span><text:span text:style-name="T139">SubmitURL</text:span><text:span text:style-name="T123">": "</text:span><text:span text:style-name="T145">https://issuer.example.com/keyinit</text:span><text:span text:style-name="T123">",</text:span><text:span text:style-name="T20"><text:line-break/></text:span><text:span text:style-name="T121">    </text:span><text:span text:style-name="T123">"</text:span><text:span text:style-name="T139">KeyEntryAlgorithm</text:span><text:span text:style-name="T123">": "</text:span><text:span text:style-name="T145">http://xmlns.webpki.org/sks/algorithm#key.1</text:span><text:span text:style-name="T123">",</text:span><text:span text:style-name="T20"><text:line-break/></text:span><text:span text:style-name="T121">    </text:span><text:span text:style-name="T123">"</text:span><text:span text:style-name="T139">PUKPolicySpecifier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PUK.1</text:span><text:span text:style-name="T123">",</text:span><text:span text:style-name="T20"><text:line-break/></text:span><text:span text:style-name="T121">             </text:span><text:span text:style-name="T123">"</text:span><text:span text:style-name="T139">RetryLimit</text:span><text:span text:style-name="T123">": </text:span><text:span text:style-name="T151">3</text:span><text:span text:style-name="T123">,</text:span><text:span text:style-name="T20"><text:line-break/></text:span><text:span text:style-name="T121">             </text:span><text:span text:style-name="T123">"</text:span><text:span text:style-name="T139">Format</text:span><text:span text:style-name="T123">": "</text:span><text:span text:style-name="T145">numeric</text:span><text:span text:style-name="T123">",</text:span><text:span text:style-name="T20"><text:line-break/></text:span><text:span text:style-name="T121">             </text:span><text:span text:style-name="T123">"</text:span><text:span text:style-name="T139">EncryptedPUK</text:span><text:span text:style-name="T123">": "</text:span><text:span text:style-name="T145">xkELvWmx-nHdemfJItY-KmcArGNTsusM7jATLHKHC5U"</text:span><text:span text:style-name="T123">,</text:span><text:span text:style-name="T20"><text:line-break/></text:span><text:span text:style-name="T121">             </text:span><text:span text:style-name="T123">"</text:span><text:span text:style-name="T139">MAC</text:span><text:span text:style-name="T123">": "</text:span><text:span text:style-name="T145">oNTuaVBPqgOGJE7xs1tNtICuzviE2wskcoW1kiuZIKg"</text:span><text:span text:style-name="T123">,</text:span><text:span text:style-name="T20"><text:line-break/></text:span><text:span text:style-name="T121">             </text:span><text:span text:style-name="T123">"</text:span><text:span text:style-name="T139">PINPolicySpecifier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PIN.1</text:span><text:span text:style-name="T123">",</text:span><text:span text:style-name="T20"><text:line-break/></text:span><text:span text:style-name="T121">                      </text:span><text:span text:style-name="T123">"</text:span><text:span text:style-name="T139">MinLength</text:span><text:span text:style-name="T123">": </text:span><text:span text:style-name="T151">6</text:span><text:span text:style-name="T123">,</text:span><text:span text:style-name="T20"><text:line-break/></text:span><text:span text:style-name="T127">                      </text:span><text:span text:style-name="T126">"</text:span><text:span text:style-name="T141">MaxLength</text:span><text:span text:style-name="T126">": </text:span><text:span text:style-name="T154">8</text:span><text:span text:style-name="T126">,</text:span><text:span text:style-name="T9"><text:line-break/></text:span><text:span text:style-name="T127">                      </text:span><text:span text:style-name="T126">"</text:span><text:span text:style-name="T141">RetryLimit</text:span><text:span text:style-name="T126">": </text:span><text:span text:style-name="T154">3</text:span><text:span text:style-name="T126">,</text:span></text:p>
            <text:p text:style-name="P72"><text:span text:style-name="T126"><text:s text:c="22"/>"</text:span><text:span text:style-name="T141">Grouping</text:span><text:span text:style-name="T126">": "</text:span><text:span text:style-name="T149">shared</text:span><text:span text:style-name="T126">", </text:span><text:span text:style-name="T9"><text:line-break/></text:span><text:span text:style-name="T127">                      </text:span><text:span text:style-name="T126">"</text:span><text:span text:style-name="T141">Format</text:span><text:span text:style-name="T126">": "</text:span><text:span text:style-name="T149">numeric</text:span><text:span text:style-name="T126">",</text:span><text:span text:style-name="T9"><text:line-break/></text:span><text:span text:style-name="T127">         <text:s text:c="9"/>    </text:span><text:span text:style-name="T126">"</text:span><text:span text:style-name="T141">PatternRestrictions</text:span><text:span text:style-name="T126">": ["</text:span><text:span text:style-name="T149">three-in-a-row</text:span><text:span text:style-name="T126">","</text:span><text:span text:style-name="T149">sequence</text:span><text:span text:style-name="T126">"],</text:span><text:span text:style-name="T118"><text:line-break/></text:span><text:span text:style-name="T127">                      </text:span><text:span text:style-name="T126">"</text:span><text:span text:style-name="T141">MAC</text:span><text:span text:style-name="T126">": "</text:span><text:span text:style-name="T149">Z3lMErjv6varAj5Ww31AAj8e_0QZjkYgFdtquDSf4G0"</text:span><text:span text:style-name="T126">,</text:span><text:span text:style-name="T9"><text:line-break/></text:span><text:span text:style-name="T127">                      </text:span><text:span text:style-name="T126">"</text:span><text:span text:style-name="T141">KeyEntrySpecifiers</text:span><text:span text:style-name="T126">": </text:span><text:span text:style-name="T9"><text:line-break/></text:span><text:span text:style-name="T127">   <text:s text:c="7"/>                </text:span><text:span text:style-name="T126">[{</text:span><text:span text:style-name="T118"><text:line-break/></text:span><text:span text:style-name="T127">           <text:s text:c="7"/>            </text:span><text:span text:style-name="T126">"</text:span><text:span text:style-name="T141">ID</text:span><text:span text:style-name="T126">": "</text:span><text:span text:style-name="T149">Key.1</text:span><text:span text:style-name="T126">",</text:span><text:span text:style-name="T118"><text:line-break/></text:span><text:span text:style-name="T127">        <text:s text:c="7"/>               </text:span><text:span text:style-name="T126">"</text:span><text:span text:style-name="T141">AppUsage</text:span><text:span text:style-name="T126">": "</text:span><text:span text:style-name="T149">authentication</text:span><text:span text:style-name="T126">",</text:span><text:span text:style-name="T118"><text:line-break/></text:span><text:span text:style-name="T127">       <text:s text:c="7"/>                </text:span><text:span text:style-name="T126">"</text:span><text:span text:style-name="T141">KeyAlgorithm</text:span><text:span text:style-name="T126">": "</text:span><text:span text:style-name="T149">http://xmlns.webpki.org/sks/algorithm#rsa2048</text:span><text:span text:style-name="T126">",</text:span><text:span text:style-name="T118"><text:line-break/></text:span><text:span text:style-name="T127">            <text:s text:c="7"/>           </text:span><text:span text:style-name="T126">"</text:span><text:span text:style-name="T141">MAC</text:span><text:span text:style-name="T126">": "</text:span><text:span text:style-name="T149">ksg1ZwSfGrUjWPWpbK6wrhOKRH7TlwMc_V9N51GhFCc"</text:span><text:span text:style-name="T118"><text:line-break/></text:span><text:span text:style-name="T127">       <text:s text:c="7"/>            </text:span><text:span text:style-name="T126">},</text:span><text:span text:style-name="T118"><text:line-break/></text:span><text:span text:style-name="T127">   <text:s text:c="7"/>                </text:span><text:span text:style-name="T126">{</text:span><text:span text:style-name="T118"><text:line-break/></text:span><text:span text:style-name="T127">              <text:s text:c="7"/>         </text:span><text:span text:style-name="T126">"</text:span><text:span text:style-name="T141">ID</text:span><text:span text:style-name="T126">": "</text:span><text:span text:style-name="T149">Key.2</text:span><text:span text:style-name="T126">",</text:span><text:span text:style-name="T118"><text:line-break/></text:span><text:span text:style-name="T127">        <text:s text:c="7"/>               </text:span><text:span text:style-name="T126">"</text:span><text:span text:style-name="T141">AppUsage</text:span><text:span text:style-name="T126">": "</text:span><text:span text:style-name="T149">signature</text:span><text:span text:style-name="T126">",</text:span><text:span text:style-name="T118"><text:line-break/></text:span><text:span text:style-name="T127">     <text:s text:c="7"/>                  </text:span><text:span text:style-name="T126">"</text:span><text:span text:style-name="T141">KeyAlgorithm</text:span><text:span text:style-name="T126">": "</text:span><text:span text:style-name="T149">http://xmlns.webpki.org/sks/algorithm#ec.nist.p256</text:span><text:span text:style-name="T126">",</text:span><text:span text:style-name="T118"><text:line-break/></text:span><text:span text:style-name="T127">    <text:s text:c="7"/>                   </text:span><text:span text:style-name="T126">"</text:span><text:span text:style-name="T141">MAC</text:span><text:span text:style-name="T126">": "</text:span><text:span text:style-name="T149">dC--5J1yQ1SnP4WyRQv4sZJG9gPlq29wO4E2nnX5sFk"</text:span><text:span text:style-name="T118"><text:line-break/></text:span><text:span text:style-name="T127">            <text:s text:c="7"/>       </text:span><text:span text:style-name="T126">}]</text:span></text:p>
            <text:p text:style-name="P78"><text:span text:style-name="T121">                  </text:span><text:span text:style-name="T123">}]</text:span><text:span text:style-name="T20"><text:line-break/></text:span><text:span text:style-name="T121">         </text:span><text:span text:style-name="T123">}]</text:span><text:span text:style-name="T20"><text:line-break/></text:span><text:span text:style-name="T123">}</text:span><text:span text:style-name="T20">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41">must</text:span> be honoring.</text:p>
      <text:p text:style-name="P50"><text:span text:style-name="T92">In the sample </text:span><text:span text:style-name="CrossRef"><text:reference-ref text:reference-format="text" text:ref-name="keygen2">KeyGen2</text:reference-ref></text:span><text:span text:style-name="T92"> </text:span><text:span text:style-name="T3">default values</text:span><text:span text:style-name="T92"> have been utilized which is why there are few </text:span><text:span text:style-name="T3">visible</text:span><text:span text:style-name="T92"> key generation attributes.</text:span></text:p>
      <text:p text:style-name="P56"/>
      <text:p text:style-name="P56"/>
      <text:p text:style-name="P56"/>
      <text:p text:style-name="P42"><text:span text:style-name="T46"><text:line-break/></text:span><text:span text:style-name="T2">Continued on the next page...</text:span></text:p>
      <text:p text:style-name="P105"/>
      <text:p text:style-name="P113"><text:span text:style-name="T92">When using </text:span><text:span text:style-name="CrossRef"><text:reference-ref text:reference-format="text" text:ref-name="keygen2">KeyGen2</text:reference-ref></text:span><text:span text:style-name="T92"> the </text:span><text:span text:style-name="T3">output</text:span><text:span text:style-name="T92"> from </text:span><text:span text:style-name="T95">createKeyEntry</text:span><text:span text:style-name="T92"> is translated as shown below:<text:line-break/></text:span></text:p>
      <table:table table:name="Table32" table:style-name="Table32">
        <table:table-column table:style-name="Table32.A"/>
        <table:table-row>
          <table:table-cell table:style-name="Table32.A1" office:value-type="string">
            <text:p text:style-name="P78"><text:span text:style-name="T123">{</text:span><text:span text:style-name="T20"><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20"><text:line-break/></text:span><text:span text:style-name="T121">    </text:span><text:span text:style-name="T123">"</text:span><text:span text:style-name="T134">@qualifier</text:span><text:span text:style-name="T123">": "</text:span><text:span text:style-name="T145">KeyCreationResponse</text:span><text:span text:style-name="T123">",</text:span><text:span text:style-name="T20"><text:line-break/></text:span><text:span text:style-name="T121">    </text:span><text:span text:style-name="T123">"</text:span><text:span text:style-name="T139">ServerSessionID</text:span><text:span text:style-name="T123">": "</text:span><text:span text:style-name="T145">1417fa0bedb7rjEFGS-BL3RnJoDyh5UZ</text:span><text:span text:style-name="T123">",</text:span><text:span text:style-name="T20"><text:line-break/></text:span><text:span text:style-name="T121">    </text:span><text:span text:style-name="T123">"</text:span><text:span text:style-name="T139">ClientSessionID</text:span><text:span text:style-name="T123">": "</text:span><text:span text:style-name="T145">PpZRTVq2wa-TLvsFJE7GZPASEeEqk4Yz</text:span><text:span text:style-name="T123">",</text:span><text:span text:style-name="T20"><text:line-break/></text:span><text:span text:style-name="T121">    </text:span><text:span text:style-name="T123">"</text:span><text:span text:style-name="T139">GeneratedKey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Key.1</text:span><text:span text:style-name="T123">",</text:span><text:span text:style-name="T20"><text:line-break/></text:span><text:span text:style-name="T121">             </text:span><text:span text:style-name="T123">"</text:span><text:span text:style-name="T139">Public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RSA</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Modulus</text:span><text:span text:style-name="T123">": "</text:span><text:span text:style-name="T145">soI7DCkNaGZtMP8QLMCu . . . TzTPWM6qFKWLzR45-3DWcPw"</text:span><text:span text:style-name="T123">,</text:span><text:span text:style-name="T20"><text:line-break/></text:span><text:span text:style-name="T121">                             </text:span><text:span text:style-name="T123">"</text:span><text:span text:style-name="T139">Exponent</text:span><text:span text:style-name="T123">": "</text:span><text:span text:style-name="T145">AQAB</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139">KeyAttestation</text:span><text:span text:style-name="T123">": "</text:span><text:span text:style-name="T145">bYNI0YTCnVXvuNUM1lm_grDC9U2c63nRbqchnpaoUVg"</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Key.2</text:span><text:span text:style-name="T123">",</text:span><text:span text:style-name="T20"><text:line-break/></text:span><text:span text:style-name="T121">             </text:span><text:span text:style-name="T123">"</text:span><text:span text:style-name="T139">Public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EC</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NamedCurve</text:span><text:span text:style-name="T123">": "</text:span><text:span text:style-name="T145">http://xmlns.webpki.org/sks/algorithm#ec.nist.p256</text:span><text:span text:style-name="T123">",</text:span><text:span text:style-name="T20"><text:line-break/></text:span><text:span text:style-name="T121">                             </text:span><text:span text:style-name="T123">"</text:span><text:span text:style-name="T139">X</text:span><text:span text:style-name="T123">": "</text:span><text:span text:style-name="T145">nGlEGIaJp0aSJzD3aNsqt1QC3CCSGDgPTVG_2pFLQ6w"</text:span><text:span text:style-name="T123">,</text:span><text:span text:style-name="T20"><text:line-break/></text:span><text:span text:style-name="T121">                             </text:span><text:span text:style-name="T123">"</text:span><text:span text:style-name="T139">Y</text:span><text:span text:style-name="T123">": "</text:span><text:span text:style-name="T145">XOa0-BbXVqqcvwBBOMvV1fs5BzbC9rLdBnXigWNy97o"</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139">KeyAttestation</text:span><text:span text:style-name="T123">": "</text:span><text:span text:style-name="T145">TtScC3woIB_hGt3SmSvpggIB2Z33S87vSl94hCFFsSE"</text:span><text:span text:style-name="T20"><text:line-break/></text:span><text:span text:style-name="T121">         </text:span><text:span text:style-name="T123">}]</text:span><text:span text:style-name="T20"><text:line-break/></text:span><text:span text:style-name="T123">}</text:span><text:span text:style-name="T20"> </text:span></text:p>
          </table:table-cell>
        </table:table-row>
      </table:table>
      <text:p text:style-name="P42"/>
      <text:p text:style-name="P48">A conforming server <text:span text:style-name="T40">must</text:span> after receival of the response verify that the number and IDs of returned keys match the request. <text:s/>In addition, each returned key <text:span text:style-name="T40">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5">getKeyHandle</text:span> returns a <text:span text:style-name="T103">KeyHandle</text:span> based on the provisioning session specific key ID.</text:p>
      <text:p text:style-name="P50">An invalid key <text:span text:style-name="T107">ID</text:span> <text:span text:style-name="T41">must</text:span> return an error and abort the provisioning session.</text:p>
      <text:h text:style-name="P168"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5">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9">⁮[</text:span><text:span text:style-name="T81"> </text:span><text:span text:style-name="T79">]</text:span></text:p>
          </table:table-cell>
          <table:table-cell table:style-name="Table20.C2" office:value-type="string">
            <text:p text:style-name="P83"><text:span text:style-name="T92">DER encoded </text:span><text:span text:style-name="CrossRef"><text:reference-ref text:reference-format="text" text:ref-name="X.509">X.509</text:reference-ref></text:span><text:span text:style-name="T92"> certificate object</text:span> <text:span text:style-name="T2">repeated</text:span> as defined by <text:span text:style-name="T95">PathLength</text:span><text:span text:style-name="T42">‪‫‬‭‪‏‪‏</text:span><text:span text:style-name="T96">‎</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setCertificatePath</text:span><text:span text:style-name="T92"> attaches an </text:span><text:span text:style-name="CrossRef"><text:reference-ref text:reference-format="text" text:ref-name="X.509">X.509</text:reference-ref></text:span><text:span text:style-name="T92"> certificate path to an already created key-pair. <text:s/>See </text:span><text:span text:style-name="CrossRef"><text:reference-ref text:reference-format="text" text:ref-name="createKeyPair">createKeyEntry</text:reference-ref></text:span><text:span text:style-name="T92">.</text:span></text:p>
      <text:p text:style-name="Text_20_body"><text:span text:style-name="T54">The </text:span><text:span text:style-name="T103">X509Certificate</text:span><text:span text:style-name="T54"> objects </text:span><text:span text:style-name="T59">must</text:span><text:span text:style-name="T54"> form an </text:span><text:span text:style-name="T47">ordered</text:span><text:span text:style-name="T48"> and </text:span><text:span text:style-name="T47">contiguous </text:span><text:span text:style-name="T48">certificate </text:span><text:span text:style-name="T54">path so that the </text:span><text:span text:style-name="T47">first</text:span><text:span text:style-name="T54"> object contains the<text:line-break/></text:span><text:span text:style-name="CrossRef"><text:span text:style-name="T83"><text:reference-ref text:reference-format="text" text:ref-name="eecert">End-Entity Certificate</text:reference-ref></text:span></text:span><text:span text:style-name="T54"> </text:span><text:span text:style-name="T47">usually</text:span><text:span text:style-name="T54"> holding the public key of the target key‑pair. <text:s/>The</text:span><text:span text:style-name="T116"> path </text:span><text:span text:style-name="T54">does though not have to be complete (include all upper-level CAs). <text:s/>Path validity </text:span><text:span text:style-name="T53">should</text:span><text:span text:style-name="T54"> be verified by the provisioning middleware before calling this method.</text:span></text:p>
      <text:p text:style-name="Text_20_body"><text:span text:style-name="T54">Individual </text:span><text:span text:style-name="T103">X509Certificate</text:span><text:span text:style-name="T54"> objects </text:span><text:span text:style-name="T58">must not</text:span><text:span text:style-name="T54"> exceed </text:span><text:span text:style-name="CrossRef"><text:reference-ref text:reference-format="text" text:ref-name="cryptodatasize">CryptoDataSize</text:reference-ref></text:span><text:span text:style-name="T54">.</text:span></text:p>
      <text:p text:style-name="Text_20_body"><text:span text:style-name="T54">Note that a</text:span><text:span text:style-name="T92">n SKS </text:span><text:span text:style-name="T43">must not</text:span><text:span text:style-name="T92"> not attempt to verify that the </text:span><text:span text:style-name="CrossRef"><text:span text:style-name="T83"><text:reference-ref text:reference-format="text" text:ref-name="eecert">End-Entity Certificate</text:reference-ref></text:span></text:span><text:span text:style-name="T92"> and </text:span><text:span text:style-name="T100">KeyHandle.</text:span><text:span text:style-name="CrossRef"><text:span text:style-name="T83"><text:reference-ref text:reference-format="text" text:ref-name="keyentry.publickey">PublicKey</text:reference-ref></text:span></text:span><text:span text:style-name="T92"> match because that would disable the </text:span><text:span text:style-name="CrossRef"><text:span text:style-name="T115"><text:reference-ref text:reference-format="text" text:ref-name="restorePrivateKey">importPrivateKey</text:reference-ref></text:span></text:span><text:span text:style-name="T92"> method. <text:s/>It is the </text:span><text:span text:style-name="T95">MAC</text:span><text:span text:style-name="T92"> operation that is facilitating a cryptographically verifiable binding between the certificate path and the designated key entry.</text:span></text:p>
      <text:p text:style-name="Text_20_body">The <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47"><text:tab/>Data </text:span><text:span text:style-name="T155">=</text:span><text:span text:style-name="T47"> </text:span><text:span text:style-name="T100">KeyHandle.</text:span><text:span text:style-name="CrossRef"><text:span text:style-name="T83"><text:reference-ref text:reference-format="text" text:ref-name="keyentry.publickey">PublicKey</text:reference-ref></text:span></text:span><text:span text:style-name="T48"> || </text:span><text:span text:style-name="T100">KeyHandle.</text:span><text:span text:style-name="CrossRef"><text:span text:style-name="T83"><text:reference-ref text:reference-format="text" text:ref-name="keyentry.id">ID</text:reference-ref></text:span></text:span><text:span text:style-name="T48"> || </text:span><text:span text:style-name="T100">X509Certificate...</text:span></text:p>
      <text:p text:style-name="Standard"/>
      <text:p text:style-name="P42">A compliant SKS <text:span text:style-name="T41">must</text:span> <text:span text:style-name="T41">not</text:span> accept multiple key entries being associated by the same <text:span text:style-name="CrossRef"><text:span text:style-name="T83"><text:reference-ref text:reference-format="text" text:ref-name="eecert">End-Entity Certificate</text:reference-ref></text:span></text:span> unless the conflicting key is subject to a <text:span text:style-name="CrossRef"><text:span text:style-name="T83"><text:reference-ref text:reference-format="text" text:ref-name="pp.uodate">postUpdateKey</text:reference-ref></text:span></text:span> or <text:span text:style-name="CrossRef"><text:span text:style-name="T83"><text:reference-ref text:reference-format="text" text:ref-name="pp.delkey">postDeleteKey</text:reference-ref></text:span></text:span> operation.</text:p>
      <text:p text:style-name="Text_20_body"><text:span text:style-name="T92">A compliant SKS </text:span><text:span text:style-name="T41">must</text:span><text:span text:style-name="T92"> verify that the public key of the </text:span><text:span text:style-name="CrossRef"><text:span text:style-name="T83"><text:reference-ref text:reference-format="text" text:ref-name="eecert">End-Entity Certificate</text:reference-ref></text:span></text:span><text:span text:style-name="T92"> matches the</text:span><text:span text:style-name="T48"> </text:span><text:span text:style-name="CrossRef"><text:span text:style-name="T83"><text:reference-ref text:reference-format="text" text:ref-name="keygeneration">Asymmetric Key Generation</text:reference-ref></text:span></text:span><text:span text:style-name="T92"> capabilities of the SKS.</text:span></text:p>
      <text:p text:style-name="P42"/>
      <text:p text:style-name="P42"/>
      <text:p text:style-name="P42"/>
      <text:p text:style-name="P42"/>
      <text:p text:style-name="P55">Continued on the next page...</text:p>
      <text:p text:style-name="P88"/>
      <text:p text:style-name="P113"><text:span text:style-name="T48">The following </text:span><text:span text:style-name="CrossRef"><text:span text:style-name="T83"><text:reference-ref text:reference-format="text" text:ref-name="keygen2">KeyGen2</text:reference-ref></text:span></text:span><text:span text:style-name="T48"> object shows its interaction with </text:span><text:span text:style-name="T100">setCertificatePath</text:span><text:span text:style-name="T48">:<text:line-break/></text:span></text:p>
      <table:table table:name="Table28" table:style-name="Table28">
        <table:table-column table:style-name="Table28.A"/>
        <table:table-row>
          <table:table-cell table:style-name="Table28.A1" office:value-type="string">
            <text:p text:style-name="Standard"><text:span text:style-name="T126">{</text:span><text:span text:style-name="T157"><text:line-break/></text:span><text:span text:style-name="T127">    </text:span><text:span text:style-name="T126">"</text:span><text:span text:style-name="T135">@context</text:span><text:span text:style-name="T126">": "</text:span><text:span text:style-name="T149">http://xmlns.webpki.org/keygen2/1.0</text:span><text:span text:style-name="T126">",</text:span><text:span text:style-name="T157"><text:line-break/></text:span><text:span text:style-name="T127">    </text:span><text:span text:style-name="T126">"</text:span><text:span text:style-name="T135">@qualifier</text:span><text:span text:style-name="T126">": "</text:span><text:reference-mark-start text:name="cred.depl.req"/><text:span text:style-name="T149">ProvisioningFinalizationRequest</text:span><text:reference-mark-end text:name="cred.depl.req"/><text:span text:style-name="T126">",</text:span><text:span text:style-name="T157"><text:line-break/></text:span><text:span text:style-name="T127">    </text:span><text:span text:style-name="T126">"</text:span><text:span text:style-name="T141">ServerSessionID</text:span><text:span text:style-name="T126">": "</text:span><text:span text:style-name="T149">1417fa0ad90cEhH32g3fqhY_6EbeenlK</text:span><text:span text:style-name="T126">",</text:span><text:span text:style-name="T157"><text:line-break/></text:span><text:span text:style-name="T127">    </text:span><text:span text:style-name="T126">"</text:span><text:span text:style-name="T141">ClientSessionID</text:span><text:span text:style-name="T126">": "</text:span><text:span text:style-name="T149">jPGg77Uqp_A59u7Yo4laSRBZMxmoeLay</text:span><text:span text:style-name="T126">",</text:span><text:span text:style-name="T157"><text:line-break/></text:span><text:span text:style-name="T127">    </text:span><text:span text:style-name="T126">"</text:span><text:span text:style-name="T141">SubmitURL</text:span><text:span text:style-name="T126">": "</text:span><text:span text:style-name="T149">https://issuer.example.com/finalize</text:span><text:span text:style-name="T126">",</text:span><text:span text:style-name="T157"><text:line-break/></text:span><text:span text:style-name="T127">    </text:span><text:span text:style-name="T126">"</text:span><text:span text:style-name="T141">IssuedCredentials</text:span><text:span text:style-name="T126">": </text:span><text:span text:style-name="T157"><text:line-break/></text:span><text:span text:style-name="T127">        </text:span><text:span text:style-name="T126">[{</text:span><text:span text:style-name="T157"><text:line-break/></text:span><text:span text:style-name="T127">             </text:span><text:span text:style-name="T126">"</text:span><text:span text:style-name="T141">ID</text:span><text:span text:style-name="T126">": "</text:span><text:span text:style-name="T149">Key.1</text:span><text:span text:style-name="T126">",</text:span><text:span text:style-name="T157"><text:line-break/></text:span><text:span text:style-name="T127">             </text:span><text:span text:style-name="T126">"</text:span><text:span text:style-name="T141">X509CertificatePath</text:span><text:span text:style-name="T126">": </text:span><text:span text:style-name="T157"><text:line-break/></text:span><text:span text:style-name="T127">                 </text:span><text:span text:style-name="T126">[</text:span><text:span text:style-name="T157"><text:line-break/></text:span><text:span text:style-name="T127">                     </text:span><text:span text:style-name="T126">"</text:span><text:span text:style-name="T149">MIIDbDCCAlSgAwIBAgIGAUF_oLFEMA0GCS . . . LNTAajQcWBwAmvX5dvIzg"</text:span><text:span text:style-name="T126">,</text:span></text:p>
            <text:p text:style-name="Standard"><text:span text:style-name="T126">                     "</text:span><text:span text:style-name="T149">MIIDYTCCAkmgAwIBAgIGAUGCqAG . . . qqN3fG5GMaTCZNuJfRQJyU"</text:span><text:span text:style-name="T126"><text:line-break/></text:span><text:span text:style-name="T127">                 </text:span><text:span text:style-name="T126">],</text:span><text:span text:style-name="T157"><text:line-break/></text:span><text:span text:style-name="T127">             </text:span><text:span text:style-name="T126">"</text:span><text:span text:style-name="T141">MAC</text:span><text:span text:style-name="T126">": "</text:span><text:span text:style-name="T149">b3hr4Rc6pHo-MuJYGvvAzdV3knV6tVLphdzDUTEfa9w"</text:span><text:span text:style-name="T157"><text:line-break/></text:span><text:span text:style-name="T127">         </text:span><text:span text:style-name="T126">}],</text:span><text:span text:style-name="T157"><text:line-break/></text:span><text:span text:style-name="T127">    </text:span><text:span text:style-name="T126">"</text:span><text:span text:style-name="T141">Challenge</text:span><text:span text:style-name="T126">": "</text:span><text:span text:style-name="T149">DGfjSX3JaLVeWd2Q-PS7pKvKwIbOvlqZR0hlu2GSVIs"</text:span><text:span text:style-name="T126">,</text:span><text:span text:style-name="T157"><text:line-break/></text:span><text:span text:style-name="T127">    </text:span><text:span text:style-name="T126">"</text:span><text:span text:style-name="T141">MAC</text:span><text:span text:style-name="T126">": "</text:span><text:span text:style-name="T149">6RYr-Lech-bMdttEWJP_cyPNPt0Iw_YXVqx3UuCouNE"</text:span><text:span text:style-name="T157"><text:line-break/></text:span><text:span text:style-name="T126">}</text:span><text:span text:style-name="T157"> </text:span></text:p>
          </table:table-cell>
        </table:table-row>
      </table:table>
      <text:p text:style-name="Text_20_body"/>
      <text:p text:style-name="Standard">The <text:span text:style-name="T95">X509CertificatePath</text:span> array <text:span text:style-name="T41">must</text:span> hold a <text:span text:style-name="T2">sorted</text:span> certificate path.</text:p>
      <text:p text:style-name="Standard"/>
      <text:p text:style-name="Text_20_body"><text:span text:style-name="T72">The owning </text:span><text:span text:style-name="T95">ProvisioningHandle</text:span> and local <text:span text:style-name="T9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7">ClientSessionID</text:span>, <text:span text:style-name="T107">ServerSessionID</text:span> and <text:span text:style-name="T107">ID</text:span> attributes respectively.</text:p>
      <text:h text:style-name="P168"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9">⁮[</text:span><text:span text:style-name="T81"> </text:span><text:span text:style-name="T79">]</text:span></text:p>
          </table:table-cell>
          <table:table-cell table:style-name="Table26.C2" office:value-type="string">
            <text:p text:style-name="P2">Raw symmetric key encrypted as described in<text:span text:style-name="T89"> </text:span><text:span text:style-name="CrossRef"><text:span text:style-name="T83"><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importSymmetricKey</text:span><text:span text:style-name="T92"> imports and links a symmetric key to an already created key-pair and certificate.</text:span></text:p>
      <text:p text:style-name="P153"><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52"><text:span text:style-name="T47"><text:tab/>Data </text:span><text:span text:style-name="T155">=</text:span><text:span text:style-name="T48"> </text:span><text:span text:style-name="CrossRef"><text:span text:style-name="T83"><text:reference-ref text:reference-format="text" text:ref-name="eecert">End-Entity Certificate</text:reference-ref></text:span></text:span><text:span text:style-name="T48"> || </text:span><text:span text:style-name="T100">EncryptedKey</text:span></text:p>
      <text:p text:style-name="P44"><text:span text:style-name="T54">Note that </text:span><text:span text:style-name="T103">EncryptedKey</text:span><text:span text:style-name="T54"> objects </text:span><text:span text:style-name="T58">must be</text:span><text:span text:style-name="T54"> MACed in </text:span><text:span text:style-name="T47">encrypted form</text:span><text:span text:style-name="T54"> and </text:span><text:span text:style-name="T47">then</text:span><text:span text:style-name="T54"> decrypted by the SKS before storing.</text:span></text:p>
      <text:p text:style-name="P44"><text:span text:style-name="T54">Symmetric keys </text:span><text:span text:style-name="T58">must not</text:span><text:span text:style-name="T54"> exceed 128 bytes.</text:span></text:p>
      <text:p text:style-name="Text_20_body"><text:span text:style-name="T48">With the special </text:span><text:span text:style-name="CrossRef"><text:span text:style-name="T83"><text:reference-ref text:reference-format="text" text:ref-name="endorsedalg">EndorsedAlgorithm</text:reference-ref></text:span></text:span><text:span text:style-name="T48"> </text:span><text:span text:style-name="T100">http://xmlns.webpki.org/sks/algorithm#none</text:span><text:span text:style-name="T48"> arbitrary static shared secrets can be specified. <text:s/>When used together with </text:span><text:span text:style-name="CrossRef"><text:span text:style-name="T83"><text:reference-ref text:reference-format="text" text:ref-name="exportkey">exportKey</text:reference-ref></text:span></text:span><text:span text:style-name="T48">, a suitable PIN policy and a </text:span><text:span text:style-name="CrossRef"><text:span text:style-name="T83"><text:reference-ref text:reference-format="text" text:ref-name="propertybag">PropertyBags</text:reference-ref></text:span></text:span><text:span text:style-name="T48"> object holding site information, an SKS could then also serve as a </text:span><text:span text:style-name="T47">browser password store</text:span><text:span text:style-name="T48">.</text:span></text:p>
      <text:p text:style-name="Text_20_body"><text:span text:style-name="T48">After </text:span><text:span text:style-name="T100">importSymmetricKey</text:span><text:span text:style-name="T48"> has been called the key entry is marked as “symmetric”. <text:s/>That is, </text:span><text:span text:style-name="T47">the private key is disabled</text:span><text:span text:style-name="T48"> as well as all operations associated with it. <text:s/>See </text:span><text:span text:style-name="CrossRef"><text:span text:style-name="T83"><text:reference-ref text:reference-format="text" text:ref-name="get.key.attr">getKeyAttributes</text:reference-ref></text:span></text:span><text:span text:style-name="T48">.</text:span></text:p>
      <text:p text:style-name="Text_20_body"><text:span text:style-name="T45">The </text:span><text:span text:style-name="CrossRef"><text:span text:style-name="T83"><text:reference-ref text:reference-format="text" text:ref-name="priv.key.bck">KeyBackup</text:reference-ref></text:span></text:span><text:span text:style-name="T95">.IMPORTED</text:span> flag of the key <text:span text:style-name="T41">must</text:span> be set after execution of <text:span text:style-name="T95">importSymmetricKey</text:span>.</text:p>
      <text:p text:style-name="P52"/>
      <text:p text:style-name="P41"/>
      <text:p text:style-name="P42"/>
      <text:p text:style-name="P42"/>
      <text:p text:style-name="P55">Continued on the next page...</text:p>
      <text:p text:style-name="P89"/>
      <text:p text:style-name="P113"><text:span text:style-name="T54">The following </text:span><text:span text:style-name="CrossRef"><text:reference-ref text:reference-format="text" text:ref-name="keygen2">KeyGen2</text:reference-ref></text:span><text:span text:style-name="T54">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8"><text:span text:style-name="T123">{</text:span><text:span text:style-name="T20"><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20"><text:line-break/></text:span><text:span text:style-name="T121">    </text:span><text:span text:style-name="T123">"</text:span><text:span text:style-name="T134">@qualifier</text:span><text:span text:style-name="T123">": "</text:span><text:reference-mark-start text:name="keyinitreq-sym"/><text:span text:style-name="T145">KeyCreationRequest</text:span><text:reference-mark-end text:name="keyinitreq-sym"/><text:span text:style-name="T123">",</text:span><text:span text:style-name="T20"><text:line-break/></text:span><text:span text:style-name="T121">    </text:span><text:span text:style-name="T123">"</text:span><text:span text:style-name="T139">ServerSessionID</text:span><text:span text:style-name="T123">": "</text:span><text:span text:style-name="T145">1417fa0c061hwoiSTca_BwhHjI7tm5yj</text:span><text:span text:style-name="T123">",</text:span><text:span text:style-name="T20"><text:line-break/></text:span><text:span text:style-name="T121">    </text:span><text:span text:style-name="T123">"</text:span><text:span text:style-name="T139">ClientSessionID</text:span><text:span text:style-name="T123">": "</text:span><text:span text:style-name="T145">yCW200bErAF8DFFmzWWOIphYa2GuFHis</text:span><text:span text:style-name="T123">",</text:span><text:span text:style-name="T20"><text:line-break/></text:span><text:span text:style-name="T121">    </text:span><text:span text:style-name="T123">"</text:span><text:span text:style-name="T139">SubmitURL</text:span><text:span text:style-name="T123">": "</text:span><text:span text:style-name="T145">https://issuer.example.com/keyinit</text:span><text:span text:style-name="T123">",</text:span><text:span text:style-name="T20"><text:line-break/></text:span><text:span text:style-name="T121">    </text:span><text:span text:style-name="T123">"</text:span><text:span text:style-name="T139">KeyEntryAlgorithm</text:span><text:span text:style-name="T123">": "</text:span><text:span text:style-name="T145">http://xmlns.webpki.org/sks/algorithm#key.1</text:span><text:span text:style-name="T123">",</text:span><text:span text:style-name="T20"><text:line-break/></text:span><text:span text:style-name="T121">    </text:span><text:span text:style-name="T123">"</text:span><text:span text:style-name="T139">PINPolicySpecifier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PIN.1</text:span><text:span text:style-name="T123">",</text:span><text:span text:style-name="T20"><text:line-break/></text:span><text:span text:style-name="T121">             </text:span><text:span text:style-name="T123">"</text:span><text:span text:style-name="T139">MinLength</text:span><text:span text:style-name="T123">": </text:span><text:span text:style-name="T151">4</text:span><text:span text:style-name="T123">,</text:span><text:span text:style-name="T20"><text:line-break/></text:span><text:span text:style-name="T121">             </text:span><text:span text:style-name="T123">"</text:span><text:span text:style-name="T139">MaxLength</text:span><text:span text:style-name="T123">": </text:span><text:span text:style-name="T151">8</text:span><text:span text:style-name="T123">,</text:span><text:span text:style-name="T20"><text:line-break/></text:span><text:span text:style-name="T121">             </text:span><text:span text:style-name="T123">"</text:span><text:span text:style-name="T139">RetryLimit</text:span><text:span text:style-name="T123">": </text:span><text:span text:style-name="T151">3</text:span><text:span text:style-name="T123">,</text:span><text:span text:style-name="T20"><text:line-break/></text:span><text:span text:style-name="T121">             </text:span><text:span text:style-name="T123">"</text:span><text:span text:style-name="T139">Format</text:span><text:span text:style-name="T123">": "</text:span><text:span text:style-name="T145">numeric</text:span><text:span text:style-name="T123">",</text:span><text:span text:style-name="T20"><text:line-break/></text:span><text:span text:style-name="T121">             </text:span><text:span text:style-name="T123">"</text:span><text:span text:style-name="T139">MAC</text:span><text:span text:style-name="T123">": "</text:span><text:span text:style-name="T145">OvfnCQy7y0v3C234ESYu3KE0iQ1We9JWAipQ-1J0A64"</text:span><text:span text:style-name="T123">,</text:span><text:span text:style-name="T20"><text:line-break/></text:span><text:span text:style-name="T121">             </text:span><text:span text:style-name="T123">"</text:span><text:span text:style-name="T139">KeyEntrySpecifier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Key.1</text:span><text:span text:style-name="T123">",</text:span><text:span text:style-name="T20"><text:line-break/></text:span><text:span text:style-name="T121">                      </text:span><text:span text:style-name="T123">"</text:span><text:span text:style-name="T139">AppUsage</text:span><text:span text:style-name="T123">": "</text:span><text:span text:style-name="T145">authentication</text:span><text:span text:style-name="T123">",</text:span><text:span text:style-name="T20"><text:line-break/></text:span><text:span text:style-name="T121">                      </text:span><text:span text:style-name="T123">"</text:span><text:span text:style-name="T139">KeyAlgorithm</text:span><text:span text:style-name="T123">": "</text:span><text:span text:style-name="T145">http://xmlns.webpki.org/sks/algorithm#rsa2048</text:span><text:span text:style-name="T123">",</text:span><text:span text:style-name="T20"><text:line-break/></text:span><text:span text:style-name="T121">                      </text:span><text:span text:style-name="T123">"</text:span><text:span text:style-name="T139">EndorsedAlgorithms</text:span><text:span text:style-name="T123">": ["</text:span><text:span text:style-name="T145">http://www.w3.org/2000/09/xmldsig#hmac-sha1</text:span><text:span text:style-name="T123">"],</text:span><text:span text:style-name="T20"><text:line-break/></text:span><text:span text:style-name="T121">                      </text:span><text:span text:style-name="T123">"</text:span><text:span text:style-name="T139">MAC</text:span><text:span text:style-name="T123">": "</text:span><text:span text:style-name="T145">5s7dC3SX-jZxjPN7Gg3ssvfX-gOYjcsMEWUn8P3dU7g"</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3">}</text:span><text:span text:style-name="T20"> </text:span></text:p>
          </table:table-cell>
        </table:table-row>
      </table:table>
      <text:p text:style-name="Text_20_body"><text:line-break/>The request above is identical to requests for PKI except for the <text:span text:style-name="T2">optional</text:span> <text:span text:style-name="CrossRef"><text:span text:style-name="T83"><text:reference-ref text:reference-format="text" text:ref-name="endorsedalg">EndorsedAlgorithm</text:reference-ref></text:span></text:span> declaration which in the sample limit symmetric key operations to <text:span text:style-name="CrossRef"><text:span text:style-name="T83"><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8"><text:span text:style-name="T123">{</text:span><text:span text:style-name="T20"><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20"><text:line-break/></text:span><text:span text:style-name="T121">    </text:span><text:span text:style-name="T123">"</text:span><text:span text:style-name="T134">@qualifier</text:span><text:span text:style-name="T123">": "</text:span><text:span text:style-name="T145">KeyCreationResponse</text:span><text:span text:style-name="T123">",</text:span><text:span text:style-name="T20"><text:line-break/></text:span><text:span text:style-name="T121">    </text:span><text:span text:style-name="T123">"</text:span><text:span text:style-name="T139">ServerSessionID</text:span><text:span text:style-name="T123">": "</text:span><text:span text:style-name="T145">1417fa0c061hwoiSTca_BwhHjI7tm5yj</text:span><text:span text:style-name="T123">",</text:span><text:span text:style-name="T20"><text:line-break/></text:span><text:span text:style-name="T121">    </text:span><text:span text:style-name="T123">"</text:span><text:span text:style-name="T139">ClientSessionID</text:span><text:span text:style-name="T123">": "</text:span><text:span text:style-name="T145">yCW200bErAF8DFFmzWWOIphYa2GuFHis</text:span><text:span text:style-name="T123">",</text:span><text:span text:style-name="T20"><text:line-break/></text:span><text:span text:style-name="T121">    </text:span><text:span text:style-name="T123">"</text:span><text:span text:style-name="T139">GeneratedKeys</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ID</text:span><text:span text:style-name="T123">": "</text:span><text:span text:style-name="T145">Key.1</text:span><text:span text:style-name="T123">",</text:span><text:span text:style-name="T20"><text:line-break/></text:span><text:span text:style-name="T121">             </text:span><text:span text:style-name="T123">"</text:span><text:span text:style-name="T139">PublicKey</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RSA</text:span><text:span text:style-name="T123">": </text:span><text:span text:style-name="T20"><text:line-break/></text:span><text:span text:style-name="T121">                         </text:span><text:span text:style-name="T123">{</text:span><text:span text:style-name="T20"><text:line-break/></text:span><text:span text:style-name="T121">                             </text:span><text:span text:style-name="T123">"</text:span><text:span text:style-name="T139">Modulus</text:span><text:span text:style-name="T123">": "</text:span><text:span text:style-name="T145">u6peYjs2LQjo3EiaYK4XlvRdMxLMA7 . . . VCsOAgDVfo8vf3RNmWH53Fw"</text:span><text:span text:style-name="T123">,</text:span><text:span text:style-name="T20"><text:line-break/></text:span><text:span text:style-name="T121">                             </text:span><text:span text:style-name="T123">"</text:span><text:span text:style-name="T139">Exponent</text:span><text:span text:style-name="T123">": "</text:span><text:span text:style-name="T145">AQAB</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20"><text:line-break/></text:span><text:span text:style-name="T121">             </text:span><text:span text:style-name="T123">"</text:span><text:span text:style-name="T139">KeyAttestation</text:span><text:span text:style-name="T123">": "</text:span><text:span text:style-name="T145">grWmZzeyah1OjlvT8KJ3-hOZHx599fnKH4RtbEysiKI"</text:span><text:span text:style-name="T20"><text:line-break/></text:span><text:span text:style-name="T121">         </text:span><text:span text:style-name="T123">}]</text:span><text:span text:style-name="T20"><text:line-break/></text:span><text:span text:style-name="T123">}</text:span><text:span text:style-name="T20">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9"><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ProvisioningFinalizationRequest</text:span><text:span text:style-name="T123">",</text:span><text:span text:style-name="T156"><text:line-break/></text:span><text:span text:style-name="T121">    </text:span><text:span text:style-name="T123">"</text:span><text:span text:style-name="T139">ServerSessionID</text:span><text:span text:style-name="T123">": "</text:span><text:span text:style-name="T145">1417fa0c061hwoiSTca_BwhHjI7tm5yj</text:span><text:span text:style-name="T123">",</text:span><text:span text:style-name="T156"><text:line-break/></text:span><text:span text:style-name="T121">    </text:span><text:span text:style-name="T123">"</text:span><text:span text:style-name="T139">ClientSessionID</text:span><text:span text:style-name="T123">": "</text:span><text:span text:style-name="T145">yCW200bErAF8DFFmzWWOIphYa2GuFHis</text:span><text:span text:style-name="T123">",</text:span><text:span text:style-name="T156"><text:line-break/></text:span><text:span text:style-name="T121">    </text:span><text:span text:style-name="T123">"</text:span><text:span text:style-name="T139">SubmitURL</text:span><text:span text:style-name="T123">": "</text:span><text:span text:style-name="T145">https://issuer.example.com/finalize</text:span><text:span text:style-name="T123">",</text:span><text:span text:style-name="T156"><text:line-break/></text:span><text:span text:style-name="T121">    </text:span><text:span text:style-name="T123">"</text:span><text:span text:style-name="T139">IssuedCredential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Key.1</text:span><text:span text:style-name="T123">",</text:span><text:span text:style-name="T156"><text:line-break/></text:span><text:span text:style-name="T121">             </text:span><text:span text:style-name="T123">"</text:span><text:span text:style-name="T139">X509CertificatePath</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45">MIIDFjCCAf6gAwIBAgIGAUF_oMFSMA0G . . . EJwsqSLO88IVL5jpwW036AVtW3BhILP_Q"</text:span><text:span text:style-name="T156"><text:line-break/></text:span><text:span text:style-name="T121">                 </text:span><text:span text:style-name="T123">],</text:span><text:span text:style-name="T156"><text:line-break/></text:span><text:span text:style-name="T121">             </text:span><text:span text:style-name="T123">"</text:span><text:span text:style-name="T139">MAC</text:span><text:span text:style-name="T123">": "</text:span><text:span text:style-name="T145">go5cioJmIzyNROKfrA0jGZEmoq_6w15YeLdz8QYq8ns"</text:span><text:span text:style-name="T123">,</text:span><text:span text:style-name="T156"><text:line-break/></text:span><text:span text:style-name="T121">             </text:span><text:span text:style-name="T123">"</text:span><text:span text:style-name="T139">ImportSymmetricKey</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EncryptedKey</text:span><text:span text:style-name="T123">": "</text:span><text:span text:style-name="T145">oh1J_luDY0jfQYVokvhRvSMw3nfOxiGAVu_x9qAg3RJtwt6uhLtNNmukVb4gqx6a</text:span><text:span text:style-name="T123">",</text:span><text:span text:style-name="T156"><text:line-break/></text:span><text:span text:style-name="T121">                     </text:span><text:span text:style-name="T123">"</text:span><text:span text:style-name="T139">MAC</text:span><text:span text:style-name="T123">": "</text:span><text:span text:style-name="T145">y0T2uVwaJrUQVPna9CtpgdNxzPdvjRYr_kdx8uaDyTc"</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Challenge</text:span><text:span text:style-name="T123">": "</text:span><text:span text:style-name="T145">R7sXoLU2vYoETzmeO6cTNiWJADILyUso-2dZhzhgDBM"</text:span><text:span text:style-name="T123">,</text:span><text:span text:style-name="T156"><text:line-break/></text:span><text:span text:style-name="T121">    </text:span><text:span text:style-name="T123">"</text:span><text:span text:style-name="T139">MAC</text:span><text:span text:style-name="T123">": "</text:span><text:span text:style-name="T145">Ks9BCNsBQ407Bv1wa4pAx7WqWXeyttbLEyzARZ7sOH4"</text:span><text:span text:style-name="T156"><text:line-break/></text:span><text:span text:style-name="T123">}</text:span><text:span text:style-name="T156"> </text:span></text:p>
          </table:table-cell>
        </table:table-row>
      </table:table>
      <text:p text:style-name="Text_20_body"/>
      <text:p text:style-name="P44"><text:span text:style-name="T54">For details on how to map keys and sessions, see </text:span><text:span text:style-name="CrossRef"><text:reference-ref text:reference-format="text" text:ref-name="setCertificatePath">setCertificatePath</text:reference-ref></text:span><text:span text:style-name="T54">.</text:span></text:p>
      <text:p text:style-name="Text_20_body"/>
      <table:table table:name="Table114" table:style-name="Table114">
        <table:table-column table:style-name="Table114.A"/>
        <table:table-row>
          <table:table-cell table:style-name="Table114.A1" office:value-type="string">
            <text:p text:style-name="Standard"><text:span text:style-name="T48">Note that the </text:span><text:span text:style-name="CrossRef"><text:span text:style-name="T83"><text:reference-ref text:reference-format="text" text:ref-name="X.509">X.509</text:reference-ref></text:span></text:span><text:span text:style-name="T48">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8"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9">⁮[</text:span><text:span text:style-name="T81"> </text:span><text:span text:style-name="T7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importPrivateKey</text:span><text:span text:style-name="T92"> replaces a generated private key with a key supplied by the issuer.</text:span></text:p>
      <text:p text:style-name="Text_20_body"><text:span text:style-name="T48">The purpose of </text:span><text:span text:style-name="T100">importPrivateKey</text:span><text:span text:style-name="T48"> (preceded by </text:span><text:span text:style-name="CrossRef"><text:span text:style-name="T83"><text:reference-ref text:reference-format="text" text:ref-name="setCertificatePath">setCertificatePath</text:reference-ref></text:span></text:span><text:span text:style-name="T48">), is to install a certificate and private key that the issuer have generated or have a backup of.</text:span></text:p>
      <text:p text:style-name="P153"><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P152"><text:span text:style-name="T47"><text:tab/>Data </text:span><text:span text:style-name="T155">=</text:span><text:span text:style-name="T48"> </text:span><text:span text:style-name="CrossRef"><text:span text:style-name="T83"><text:reference-ref text:reference-format="text" text:ref-name="eecert">End-Entity Certificate</text:reference-ref></text:span></text:span><text:span text:style-name="T48"> || </text:span><text:span text:style-name="T100">EncryptedKey</text:span></text:p>
      <text:p text:style-name="P46"><text:span text:style-name="T54">Note that </text:span><text:span text:style-name="T103">EncryptedKey</text:span><text:span text:style-name="T54"> objects </text:span><text:span text:style-name="T58">must</text:span><text:span text:style-name="T54"> be MACed in </text:span><text:span text:style-name="T47">encrypted form</text:span><text:span text:style-name="T54"> and </text:span><text:span text:style-name="T47">then</text:span><text:span text:style-name="T54"> decrypted by the SKS before storing.</text:span></text:p>
      <text:p text:style-name="Text_20_body"><text:span text:style-name="T92">A compliant SKS </text:span><text:span text:style-name="T41">must</text:span><text:span text:style-name="T92"> verify that the imported private key matches the</text:span><text:span text:style-name="T48"> </text:span><text:span text:style-name="CrossRef"><text:span text:style-name="T83"><text:reference-ref text:reference-format="text" text:ref-name="keygeneration">Asymmetric Key Generation</text:reference-ref></text:span></text:span><text:span text:style-name="T92"> capabilities of the SKS.</text:span></text:p>
      <text:p text:style-name="Text_20_body"><text:span text:style-name="T45">The </text:span><text:span text:style-name="CrossRef"><text:span text:style-name="T83"><text:reference-ref text:reference-format="text" text:ref-name="priv.key.bck">KeyBackup</text:reference-ref></text:span></text:span><text:span text:style-name="T95">.IMPORTED</text:span> flag of the key <text:span text:style-name="T41">must</text:span> be set after execution of <text:span text:style-name="T95">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5">importPrivateKey</text:span> is executed over a networked protocol such as <text:span text:style-name="CrossRef"><text:span text:style-name="T83"><text:reference-ref text:reference-format="text" text:ref-name="keygen2">KeyGen2</text:reference-ref></text:span></text:span> (rather than<text:line-break/>locally), it is <text:span text:style-name="T41">recommended</text:span> alerting the user unless the key is having <text:span text:style-name="CrossRef"><text:reference-ref text:reference-format="text" text:ref-name="keyusage.attr">AppUsage</text:reference-ref></text:span> = <text:span text:style-name="T27">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9"><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ProvisioningFinalizationRequest</text:span><text:span text:style-name="T123">",</text:span><text:span text:style-name="T156"><text:line-break/></text:span><text:span text:style-name="T121">    </text:span><text:span text:style-name="T123">"</text:span><text:span text:style-name="T139">ServerSessionID</text:span><text:span text:style-name="T123">": "</text:span><text:span text:style-name="T145">1417fa0dcd8PY8_OIdKNfCrGh-PPdsXG</text:span><text:span text:style-name="T123">",</text:span><text:span text:style-name="T156"><text:line-break/></text:span><text:span text:style-name="T121">    </text:span><text:span text:style-name="T123">"</text:span><text:span text:style-name="T139">ClientSessionID</text:span><text:span text:style-name="T123">": "</text:span><text:span text:style-name="T145">m5BeY94pU9hqBOh_MgQI69lTlYD06eRg</text:span><text:span text:style-name="T123">",</text:span><text:span text:style-name="T156"><text:line-break/></text:span><text:span text:style-name="T121">    </text:span><text:span text:style-name="T123">"</text:span><text:span text:style-name="T139">SubmitURL</text:span><text:span text:style-name="T123">": "</text:span><text:span text:style-name="T145">https://issuer.example.com/finalize</text:span><text:span text:style-name="T123">",</text:span><text:span text:style-name="T156"><text:line-break/></text:span><text:span text:style-name="T121">    </text:span><text:span text:style-name="T123">"</text:span><text:span text:style-name="T139">IssuedCredential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Key.1</text:span><text:span text:style-name="T123">",</text:span><text:span text:style-name="T156"><text:line-break/></text:span><text:span text:style-name="T121">             </text:span><text:span text:style-name="T123">"</text:span><text:span text:style-name="T139">X509CertificatePath</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45">MIIC5DCCAcygAwIBAgIGAUF_oN3/MA0G . . . T71wQ5pkQ67eZwqcfGjwmS9H0vVU</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MAC</text:span><text:span text:style-name="T123">": "</text:span><text:span text:style-name="T145">vg5TluFnxqyyVILcEqwRdjA_y_eBOh-s1R3hkQ5_mE8"</text:span><text:span text:style-name="T123">,</text:span><text:span text:style-name="T156"><text:line-break/></text:span><text:span text:style-name="T121">             </text:span><text:span text:style-name="T123">"</text:span><text:span text:style-name="T139">ImportPrivateKey</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EncryptedKey</text:span><text:span text:style-name="T123">": "</text:span><text:span text:style-name="T145">uyplo2qEvSzxjkkjtygEhM3e3o . . . cIfyK9jyvxhDpUuxKO1PRXR44maaU"</text:span><text:span text:style-name="T123">,</text:span><text:span text:style-name="T156"><text:line-break/></text:span><text:span text:style-name="T121">                     </text:span><text:span text:style-name="T123">"</text:span><text:span text:style-name="T139">MAC</text:span><text:span text:style-name="T123">": "</text:span><text:span text:style-name="T145">-iu-iigjqZAyQRvYA0oq3aN_r87SVzImD3HQwIB0_eI"</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Challenge</text:span><text:span text:style-name="T123">": "</text:span><text:span text:style-name="T145">nUEdz6aKN5e8ggLmlp631Lr1gizXe57kE0MM2H05XEE"</text:span><text:span text:style-name="T123">,</text:span><text:span text:style-name="T156"><text:line-break/></text:span><text:span text:style-name="T121">    </text:span><text:span text:style-name="T123">"</text:span><text:span text:style-name="T139">MAC</text:span><text:span text:style-name="T123">": "</text:span><text:span text:style-name="T145">l1KxKKns4-9GUnKp6pcTYdK6YxLFncHsSKY7D9cnb2U"</text:span><text:span text:style-name="T156"><text:line-break/></text:span><text:span text:style-name="T123">}</text:span><text:span text:style-name="T156"> </text:span></text:p>
          </table:table-cell>
        </table:table-row>
      </table:table>
      <text:p text:style-name="Text_20_body"/>
      <text:p text:style-name="Text_20_body"><text:span text:style-name="T48">For details on how to map keys and sessions, see </text:span><text:span text:style-name="CrossRef"><text:span text:style-name="T83"><text:reference-ref text:reference-format="text" text:ref-name="setCertificatePath">setCertificatePath</text:reference-ref></text:span></text:span><text:span text:style-name="T48">.</text:span></text:p>
      <text:p text:style-name="P52"/>
      <text:h text:style-name="P168"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addExtension</text:span><text:span text:style-name="T92"> adds attribute (extension) data to an already created key-pair and certificate.</text:span></text:p>
      <text:p text:style-name="Text_20_body"><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47"><text:tab/>Data </text:span><text:span text:style-name="T155">=</text:span><text:span text:style-name="T48"> </text:span><text:span text:style-name="CrossRef"><text:span text:style-name="T83"><text:reference-ref text:reference-format="text" text:ref-name="eecert">End-Entity Certificate</text:reference-ref></text:span></text:span><text:span text:style-name="T48"> || </text:span><text:span text:style-name="T100">Type</text:span><text:span text:style-name="T48"> || </text:span><text:span text:style-name="T100">SubType</text:span> || <text:span text:style-name="T103">Qualifier</text:span> || <text:span text:style-name="T103">ExtensionData</text:span></text:p>
      <text:p text:style-name="Standard"><text:span text:style-name="T103"><text:line-break/></text:span><text:span text:style-name="T54">The following table shows </text:span><text:span text:style-name="T103">SubType</text:span><text:span text:style-name="T54">, </text:span><text:span text:style-name="T103">Qualifier</text:span><text:span text:style-name="T54"> and </text:span><text:span text:style-name="T103">ExtensionData</text:span><text:span text:style-name="T54"> mapping using </text:span><text:span text:style-name="CrossRef"><text:reference-ref text:reference-format="text" text:ref-name="keygen2">KeyGen2</text:reference-ref></text:span>:<text:span text:style-name="T47"><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7">EncryptedExtension</text:span>: <text:span text:style-name="T103">ExtensionData</text:span> which is encrypted as described in <text:span text:style-name="CrossRef"><text:reference-ref text:reference-format="text" text:ref-name="EncryptedData">Encrypted Data</text:reference-ref></text:span> <text:span text:style-name="T41">must</text:span> be MACed <text:span text:style-name="T48">in </text:span><text:span text:style-name="T47">encrypted form</text:span> and <text:span text:style-name="T2">then</text:span> <text:span text:style-name="T83">decrypted</text:span> by the SKS before storing.</text:p>
      <text:p text:style-name="Text_20_body">A compliant SKS <text:span text:style-name="T41">must not</text:span> allow a given key to be associated with multiple extensions of the same <text:span text:style-name="T103">Type</text:span>. <text:s/><text:span text:style-name="T2">If multiple objects of the same type are needed, you must define a container type holding these</text:span>.</text:p>
      <text:p text:style-name="Text_20_body"><text:span text:style-name="T103">Type</text:span> URIs <text:span text:style-name="T2">do not have to be recognized by the SKS</text:span>, since they are intended for interpretation by external applications.</text:p>
      <text:p text:style-name="Text_20_body"><text:span text:style-name="T92">Although not a part of the current SKS specification, an extension </text:span><text:span text:style-name="T3">could</text:span><text:span text:style-name="T92"> be created for consumption by the SKS only, like downloaded </text:span><text:span text:style-name="CrossRef"><text:reference-ref text:reference-format="text" text:ref-name="javacard">JavaCard</text:reference-ref></text:span><text:span text:style-name="T92"> code. <text:s/>In that case the associated extension </text:span><text:span text:style-name="T103">Type</text:span> URI <text:span text:style-name="T4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3">Qualifier</text:span> strings <text:span text:style-name="T41">must not</text:span> exceed 128 bytes.</text:p>
      <text:p text:style-name="Text_20_body">When extensions are featured through <text:span text:style-name="CrossRef"><text:span text:style-name="T83"><text:reference-ref text:reference-format="text" text:ref-name="keygen2">KeyGen2</text:reference-ref></text:span></text:span> they <text:span text:style-name="T41">must</text:span> be read and applied to SKS by calling <text:span text:style-name="T97">addExtension</text:span> in the order specified in the table above.</text:p>
      <text:p text:style-name="P41"/>
      <text:p text:style-name="P55">Continued on the next page...</text:p>
      <text:p text:style-name="P113"><text:span text:style-name="T54">Using </text:span><text:span text:style-name="CrossRef"><text:reference-ref text:reference-format="text" text:ref-name="keygen2">KeyGen2</text:reference-ref></text:span><text:span text:style-name="T54"> an optional </text:span><text:reference-mark-start text:name="propertybag"/><text:span text:style-name="T103">PropertyBags</text:span><text:reference-mark-end text:name="propertybag"/> array holds typed collections of name-value pairs which are referred to as <text:span text:style-name="T97">Properties</text:span>. <text:s/>The following BNF-like definitions outline the syntax:</text:p>
      <text:p text:style-name="Standard"/>
      <text:p text:style-name="P37"><text:tab/>Optional Property Bags</text:p>
      <text:p text:style-name="P152"><text:tab/><text:tab/><text:span text:style-name="T97">"PropertyBags"</text:span><text:span text:style-name="T180"> </text:span><text:span text:style-name="T97">:</text:span><text:span text:style-name="T180"> </text:span><text:span text:style-name="T97">[</text:span><text:span text:style-name="T179"> Typed Properties</text:span><text:span text:style-name="T185">1-n</text:span><text:span text:style-name="T179"> </text:span><text:span text:style-name="T97">]</text:span></text:p>
      <text:p text:style-name="P38"><text:tab/> Typed Properties</text:p>
      <text:p text:style-name="P155"><text:span text:style-name="T184"><text:tab/><text:tab/></text:span><text:span text:style-name="T97">{"Type"</text:span><text:span text:style-name="T182"> </text:span><text:span text:style-name="T97">:</text:span><text:span text:style-name="T182"> </text:span><text:span text:style-name="T97">"</text:span><text:span text:style-name="T181">URI</text:span><text:span text:style-name="T97">",</text:span><text:span text:style-name="T182"> </text:span><text:span text:style-name="T97">"Properties"</text:span><text:span text:style-name="T182"> </text:span><text:span text:style-name="T97">:</text:span><text:span text:style-name="T180"> </text:span><text:span text:style-name="T97">[</text:span><text:span text:style-name="T181"> Name-Value Pair</text:span><text:span text:style-name="T185">1-n</text:span><text:span text:style-name="T181"> </text:span><text:span text:style-name="T97">],</text:span><text:span text:style-name="T182"> </text:span><text:span text:style-name="T97">"MAC"</text:span><text:span text:style-name="T182"> </text:span><text:span text:style-name="T97">:</text:span><text:span text:style-name="T180"> </text:span><text:span text:style-name="T107">"</text:span><text:span text:style-name="T181">MAC</text:span><text:span text:style-name="T107">"</text:span><text:span text:style-name="T97">}</text:span></text:p>
      <text:p text:style-name="P38"><text:tab/>Name-Value Pair</text:p>
      <text:p text:style-name="P152"><text:tab/><text:tab/><text:span text:style-name="T106">{"Name"</text:span><text:span text:style-name="T85"> </text:span><text:span text:style-name="T106">:</text:span><text:span text:style-name="T85"> </text:span><text:span text:style-name="T106">"</text:span><text:span text:style-name="T181">Name</text:span><text:span text:style-name="T106">",</text:span><text:span text:style-name="T85"> </text:span><text:span text:style-name="T106">"Value"</text:span><text:span text:style-name="T85"> </text:span><text:span text:style-name="T106">:</text:span><text:span text:style-name="T85"> </text:span><text:span text:style-name="T106">"</text:span><text:span text:style-name="T181">Value</text:span><text:span text:style-name="T106">",</text:span><text:span text:style-name="T85"> </text:span><text:span text:style-name="T106">"Writable"</text:span><text:span text:style-name="T183"> </text:span><text:span text:style-name="T106">:</text:span><text:span text:style-name="T83"> </text:span><text:span text:style-name="T106">true</text:span><text:span text:style-name="T183"> | </text:span><text:span text:style-name="T106">false}</text:span></text:p>
      <text:p text:style-name="Text_20_body">Notes:</text:p>
      <text:p text:style-name="Text_20_body">A <text:span text:style-name="T106">Name</text:span> <text:span text:style-name="T41">must not</text:span> exceed 255 bytes.</text:p>
      <text:p text:style-name="Text_20_body">If <text:span text:style-name="T106">Writable</text:span> is absent <text:span text:style-name="T106">false</text:span> is assumed.</text:p>
      <text:p text:style-name="P126"><text:span text:style-name="T54">A </text:span><text:span text:style-name="T103">Properties</text:span><text:span text:style-name="T54"> name-value collection </text:span><text:span text:style-name="T59">must</text:span><text:span text:style-name="T54"> be converted to a </text:span><text:span text:style-name="T47">binary blob</text:span><text:span text:style-name="T54"> before storage in SKS and MACing according to the following:<text:line-break/></text:span></text:p>
      <text:list xml:id="list43580789" text:style-name="L3">
        <text:list-item>
          <text:p text:style-name="P188">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3">byte⁮[</text:span><text:span text:style-name="T82"> </text:span><text:span text:style-name="T93">]</text:span></text:p>
          </table:table-cell>
          <table:table-cell table:style-name="Table79.A2" office:value-type="string">
            <text:p text:style-name="P10">bool</text:p>
          </table:table-cell>
          <table:table-cell table:style-name="Table79.C2" office:value-type="string">
            <text:p text:style-name="P3"><text:span text:style-name="T93">byte⁮[</text:span><text:span text:style-name="T82"> </text:span><text:span text:style-name="T93">] </text:span></text:p>
          </table:table-cell>
        </table:table-row>
      </table:table>
      <text:list xml:id="list20186185" text:continue-numbering="true" text:style-name="L3">
        <text:list-header>
          <text:p text:style-name="P189"><text:span text:style-name="T54"><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1">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40">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2"/>
      <text:p text:style-name="P89"/>
      <text:p text:style-name="P113">The following <text:span text:style-name="CrossRef"><text:span text:style-name="T83"><text:reference-ref text:reference-format="text" text:ref-name="keygen2">KeyGen2</text:reference-ref></text:span></text:span><text:span text:style-name="T48"> sample shows the </text:span><text:span text:style-name="T100">Properties</text:span><text:span text:style-name="T48"> and </text:span><text:span text:style-name="T100">Logotypes</text:span><text:span text:style-name="T48"> objects added to a symmetric key for usage by a </text:span><text:span text:style-name="CrossRef"><text:span text:style-name="T83"><text:reference-ref text:reference-format="text" text:ref-name="hotp">HOTP</text:reference-ref></text:span></text:span><text:span text:style-name="T48"> (RFC 4226) application:<text:line-break/></text:span></text:p>
      <table:table table:name="Table54" table:style-name="Table54">
        <table:table-column table:style-name="Table54.A"/>
        <table:table-row>
          <table:table-cell table:style-name="Table54.A1" office:value-type="string">
            <text:p text:style-name="P79"><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ProvisioningFinalizationRequest</text:span><text:span text:style-name="T123">",</text:span><text:span text:style-name="T156"><text:line-break/></text:span><text:span text:style-name="T121">    </text:span><text:span text:style-name="T123">"</text:span><text:span text:style-name="T139">ServerSessionID</text:span><text:span text:style-name="T123">": "</text:span><text:span text:style-name="T145">14182a7f9f7u8bTUUFaTJVLo29TxtUpG</text:span><text:span text:style-name="T123">",</text:span><text:span text:style-name="T156"><text:line-break/></text:span><text:span text:style-name="T121">    </text:span><text:span text:style-name="T123">"</text:span><text:span text:style-name="T139">ClientSessionID</text:span><text:span text:style-name="T123">": "</text:span><text:span text:style-name="T145">1SJaeriZ6sdL_PT3a8qcZ66d2gyW0QpU</text:span><text:span text:style-name="T123">",</text:span><text:span text:style-name="T156"><text:line-break/></text:span><text:span text:style-name="T121">    </text:span><text:span text:style-name="T123">"</text:span><text:span text:style-name="T139">SubmitURL</text:span><text:span text:style-name="T123">": "</text:span><text:span text:style-name="T145">https://issuer.example.com/finalize</text:span><text:span text:style-name="T123">",</text:span><text:span text:style-name="T156"><text:line-break/></text:span><text:span text:style-name="T121">    </text:span><text:span text:style-name="T123">"</text:span><text:span text:style-name="T139">IssuedCredential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Key.1</text:span><text:span text:style-name="T123">",</text:span><text:span text:style-name="T156"><text:line-break/></text:span><text:span text:style-name="T121">             </text:span><text:span text:style-name="T123">"</text:span><text:span text:style-name="T139">X509CertificatePath</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45">MIIDYDCCAkigAwIBAgIGAUGCp_w4MA0GCS . . BR0UoFDeHc4NH8ZmJgd_drnyw"</text:span><text:span text:style-name="T156"><text:line-break/></text:span><text:span text:style-name="T121">                 </text:span><text:span text:style-name="T123">],</text:span><text:span text:style-name="T156"><text:line-break/></text:span><text:span text:style-name="T121">             </text:span><text:span text:style-name="T123">"</text:span><text:span text:style-name="T139">MAC</text:span><text:span text:style-name="T123">": "</text:span><text:span text:style-name="T145">UX1urB8mPPeO5rFwVGL5Sm0zO2zeXnZJtumCSOn7KjU"</text:span><text:span text:style-name="T123">,</text:span><text:span text:style-name="T156"><text:line-break/></text:span><text:span text:style-name="T121">             </text:span><text:span text:style-name="T123">"</text:span><text:span text:style-name="T139">ImportSymmetricKey</text:span><text:span text:style-name="T123">": </text:span><text:span text:style-name="T121"><text:line-break/>                 </text:span><text:span text:style-name="T123">{</text:span><text:span text:style-name="T121"><text:line-break/>                     </text:span><text:span text:style-name="T123">"</text:span><text:span text:style-name="T139">EncryptedKey</text:span><text:span text:style-name="T123">": "</text:span><text:span text:style-name="T145">Kx6TU7TwRF65a4ufQdz48fmrABt7ZByc6uK6mkoj6HeY9fdU0axZDf06MqHH</text:span><text:span text:style-name="T123">",</text:span><text:span text:style-name="T121"><text:line-break/>                     </text:span><text:span text:style-name="T123">"</text:span><text:span text:style-name="T139">MAC</text:span><text:span text:style-name="T123">": "</text:span><text:span text:style-name="T145">63icILm4SP393yHTNpYW4sqxy7TPXe96uffH_NzvTvs"</text:span><text:span text:style-name="T121"><text:line-break/>                 </text:span><text:span text:style-name="T123">},</text:span><text:span text:style-name="T121"> </text:span></text:p>
            <text:p text:style-name="P74"><text:span text:style-name="T127">             </text:span><text:span text:style-name="T126">"</text:span><text:span text:style-name="T141">PropertyBags</text:span><text:span text:style-name="T126">": </text:span><text:span text:style-name="T127"><text:line-break/>                 </text:span><text:span text:style-name="T126">[{</text:span><text:span text:style-name="T127"><text:line-break/>                      </text:span><text:span text:style-name="T126">"</text:span><text:span text:style-name="T141">Type</text:span><text:span text:style-name="T126">": "</text:span><text:span text:style-name="T146">urn:ietf:rfc:4226</text:span><text:span text:style-name="T126">",</text:span><text:span text:style-name="T127"><text:line-break/>                      </text:span><text:span text:style-name="T126">"</text:span><text:span text:style-name="T141">Properties</text:span><text:span text:style-name="T126">": </text:span><text:span text:style-name="T127"><text:line-break/>                          </text:span><text:span text:style-name="T126">[{</text:span><text:span text:style-name="T127"><text:line-break/>                               </text:span><text:span text:style-name="T126">"</text:span><text:span text:style-name="T141">Name</text:span><text:span text:style-name="T126">": "</text:span><text:span text:style-name="T149">Counter</text:span><text:span text:style-name="T126">",</text:span><text:span text:style-name="T127"><text:line-break/>                               </text:span><text:span text:style-name="T126">"</text:span><text:span text:style-name="T141">Value</text:span><text:span text:style-name="T126">": "</text:span><text:span text:style-name="T149">0</text:span><text:span text:style-name="T126">",</text:span><text:span text:style-name="T127"><text:line-break/>                               </text:span><text:span text:style-name="T126">"</text:span><text:span text:style-name="T141">Writable</text:span><text:span text:style-name="T126">": </text:span><text:span text:style-name="T154">true</text:span><text:span text:style-name="T127"><text:line-break/>                           </text:span><text:span text:style-name="T126">},</text:span><text:span text:style-name="T127"><text:line-break/>                           </text:span><text:span text:style-name="T126">{</text:span><text:span text:style-name="T127"><text:line-break/>                               </text:span><text:span text:style-name="T126">"</text:span><text:span text:style-name="T141">Name</text:span><text:span text:style-name="T126">": "</text:span><text:span text:style-name="T149">Digits</text:span><text:span text:style-name="T126">",</text:span><text:span text:style-name="T127"><text:line-break/>                               </text:span><text:span text:style-name="T126">"</text:span><text:span text:style-name="T141">Value</text:span><text:span text:style-name="T126">": "</text:span><text:span text:style-name="T149">8</text:span><text:span text:style-name="T126">"</text:span><text:span text:style-name="T127"><text:line-break/>                           </text:span><text:span text:style-name="T126">}],</text:span><text:span text:style-name="T127"><text:line-break/>                      </text:span><text:span text:style-name="T126">"</text:span><text:span text:style-name="T141">MAC</text:span><text:span text:style-name="T126">": "</text:span><text:span text:style-name="T149">C0bNbjOePsFdYRcvIc3LKISskYKPwW2Ce4qI3egOqhE"</text:span><text:span text:style-name="T127"><text:line-break/>                  </text:span><text:span text:style-name="T126">}],</text:span><text:span text:style-name="T127"> </text:span></text:p>
            <text:p text:style-name="P79"><text:span text:style-name="T121">             </text:span><text:span text:style-name="T123">"</text:span><text:span text:style-name="T139">Logotype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Type</text:span><text:span text:style-name="T123">": "</text:span><text:span text:style-name="T145">http://xmlns.webpki.org/keygen2/logotype#application</text:span><text:span text:style-name="T123">",</text:span><text:span text:style-name="T156"><text:line-break/></text:span><text:span text:style-name="T121">                      </text:span><text:span text:style-name="T123">"</text:span><text:span text:style-name="T139">MIMEType</text:span><text:span text:style-name="T123">": "</text:span><text:span text:style-name="T145">image/png</text:span><text:span text:style-name="T123">",</text:span><text:span text:style-name="T156"><text:line-break/></text:span><text:span text:style-name="T121">                      </text:span><text:span text:style-name="T123">"</text:span><text:span text:style-name="T139">ExtensionData</text:span><text:span text:style-name="T123">": "</text:span><text:span text:style-name="T145">P3k0jz0ZiIZf9U5Ag1I . . . Mq1mW1XUF_KrhPxs8Aoe3Irrx"</text:span><text:span text:style-name="T123">,</text:span><text:span text:style-name="T156"><text:line-break/></text:span><text:span text:style-name="T121">                      </text:span><text:span text:style-name="T123">"</text:span><text:span text:style-name="T139">MAC</text:span><text:span text:style-name="T123">": "</text:span><text:span text:style-name="T145">Ir70oKOdGBYa9iISp2QC14V5YznFmfne2o0-5DWHmSo"</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Challenge</text:span><text:span text:style-name="T123">": "</text:span><text:span text:style-name="T145">OX4VP9NrelBDs4YvF6aBuPUJdUtkqm6G1DMnwKKNZJU"</text:span><text:span text:style-name="T123">,</text:span><text:span text:style-name="T156"><text:line-break/></text:span><text:span text:style-name="T121">    </text:span><text:span text:style-name="T123">"</text:span><text:span text:style-name="T139">MAC</text:span><text:span text:style-name="T123">": "</text:span><text:span text:style-name="T145">5aS0-MmYweTUAu1dZxYyPZifrZyP9062ELv--IabH5Q"</text:span><text:span text:style-name="T156"><text:line-break/></text:span><text:span text:style-name="T123">}</text:span><text:span text:style-name="T156"> </text:span></text:p>
          </table:table-cell>
        </table:table-row>
      </table:table>
      <text:p text:style-name="Text_20_body"/>
      <text:p text:style-name="Standard"><text:span text:style-name="T157">For </text:span><text:span text:style-name="CrossRef"><text:span text:style-name="T83"><text:reference-ref text:reference-format="text" text:ref-name="hotp">HOTP</text:reference-ref></text:span></text:span><text:span text:style-name="T157"> the corresponding </text:span><text:span text:style-name="CrossRef"><text:span text:style-name="T83"><text:reference-ref text:reference-format="text" text:ref-name="keyinitreq-sym">KeyCreationRequest</text:reference-ref></text:span></text:span><text:span text:style-name="T157">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54">Below is a </text:span><text:span text:style-name="CrossRef"><text:reference-ref text:reference-format="text" text:ref-name="keygen2">KeyGen2</text:reference-ref></text:span><text:span text:style-name="T54"> sample showing an </text:span><text:span text:style-name="T103">Extension</text:span><text:span text:style-name="T54"> object holding a </text:span><text:span text:style-name="CrossRef"><text:reference-ref text:reference-format="text" text:ref-name="base64">Base64URL</text:reference-ref></text:span><text:span text:style-name="T54"> encoded </text:span><text:span text:style-name="CrossRef"><text:reference-ref text:reference-format="text" text:ref-name="info.cards">Information Card</text:reference-ref></text:span><text:span text:style-name="T54">:<text:line-break/></text:span></text:p>
      <table:table table:name="Table52" table:style-name="Table52">
        <table:table-column table:style-name="Table52.A"/>
        <table:table-row>
          <table:table-cell table:style-name="Table52.A1" office:value-type="string">
            <text:p text:style-name="Standard"><text:span text:style-name="T126">{</text:span><text:span text:style-name="T157"><text:line-break/></text:span><text:span text:style-name="T127">    </text:span><text:span text:style-name="T126">"</text:span><text:span text:style-name="T135">@context</text:span><text:span text:style-name="T126">": "</text:span><text:span text:style-name="T149">http://xmlns.webpki.org/keygen2/1.0</text:span><text:span text:style-name="T126">",</text:span><text:span text:style-name="T157"><text:line-break/></text:span><text:span text:style-name="T127">    </text:span><text:span text:style-name="T126">"</text:span><text:span text:style-name="T135">@qualifier</text:span><text:span text:style-name="T126">": "</text:span><text:span text:style-name="T149">ProvisioningFinalizationRequest</text:span><text:span text:style-name="T126">",</text:span><text:span text:style-name="T157"><text:line-break/></text:span><text:span text:style-name="T127">    </text:span><text:span text:style-name="T126">"</text:span><text:span text:style-name="T141">ServerSessionID</text:span><text:span text:style-name="T126">": "</text:span><text:span text:style-name="T149">14182a7f517qhCEyqav1suQZTmKPLF1V</text:span><text:span text:style-name="T126">",</text:span><text:span text:style-name="T157"><text:line-break/></text:span><text:span text:style-name="T127">    </text:span><text:span text:style-name="T126">"</text:span><text:span text:style-name="T141">ClientSessionID</text:span><text:span text:style-name="T126">": "</text:span><text:span text:style-name="T149">oWPA9nCj1_uWy0Ax41tsIoVDA_L4cAE0</text:span><text:span text:style-name="T126">",</text:span><text:span text:style-name="T157"><text:line-break/></text:span><text:span text:style-name="T127">    </text:span><text:span text:style-name="T126">"</text:span><text:span text:style-name="T141">SubmitURL</text:span><text:span text:style-name="T126">": "</text:span><text:span text:style-name="T149">https://issuer.example.com/finalize</text:span><text:span text:style-name="T126">",</text:span><text:span text:style-name="T157"><text:line-break/></text:span><text:span text:style-name="T127">    </text:span><text:span text:style-name="T126">"</text:span><text:span text:style-name="T141">IssuedCredentials</text:span><text:span text:style-name="T126">": </text:span><text:span text:style-name="T157"><text:line-break/></text:span><text:span text:style-name="T127">        </text:span><text:span text:style-name="T126">[{</text:span><text:span text:style-name="T157"><text:line-break/></text:span><text:span text:style-name="T127">             </text:span><text:span text:style-name="T126">"</text:span><text:span text:style-name="T141">ID</text:span><text:span text:style-name="T126">": "</text:span><text:span text:style-name="T149">Key.1</text:span><text:span text:style-name="T126">",</text:span><text:span text:style-name="T157"><text:line-break/></text:span><text:span text:style-name="T127">             </text:span><text:span text:style-name="T126">"</text:span><text:span text:style-name="T141">X509CertificatePath</text:span><text:span text:style-name="T126">": </text:span><text:span text:style-name="T157"><text:line-break/></text:span><text:span text:style-name="T127">                 </text:span><text:span text:style-name="T126">[</text:span><text:span text:style-name="T157"><text:line-break/></text:span><text:span text:style-name="T127">                     </text:span><text:span text:style-name="T126">"</text:span><text:span text:style-name="T149">MIICnjCCAYagAwIBAgIGAUGCp_VGMA0 . . . w4q16pugWr7CFW4fu3bP4KI"</text:span><text:span text:style-name="T157"><text:line-break/></text:span><text:span text:style-name="T127">                 </text:span><text:span text:style-name="T126">],</text:span><text:span text:style-name="T157"><text:line-break/></text:span><text:span text:style-name="T127">             </text:span><text:span text:style-name="T126">"</text:span><text:span text:style-name="T141">MAC</text:span><text:span text:style-name="T126">": "</text:span><text:span text:style-name="T149">pr_dgwUNZXBe2v1DKz7m5WUlTihosyR2sG_9MKuWuFs"</text:span><text:span text:style-name="T126">,</text:span><text:span text:style-name="T157"><text:line-break/></text:span><text:span text:style-name="T127">             </text:span><text:span text:style-name="T126">"</text:span><text:span text:style-name="T141">Extensions</text:span><text:span text:style-name="T126">": </text:span><text:span text:style-name="T157"><text:line-break/></text:span><text:span text:style-name="T127">                 </text:span><text:span text:style-name="T126">[{</text:span><text:span text:style-name="T157"><text:line-break/></text:span><text:span text:style-name="T127">                      </text:span><text:span text:style-name="T126">"</text:span><text:span text:style-name="T141">Type</text:span><text:span text:style-name="T126">": "</text:span><text:span text:style-name="T149">http://schemas.xmlsoap.org/ws/2005/05/identity</text:span><text:span text:style-name="T126">",</text:span><text:span text:style-name="T157"><text:line-break/></text:span><text:span text:style-name="T127">                      </text:span><text:span text:style-name="T126">"</text:span><text:span text:style-name="T141">ExtensionData</text:span><text:span text:style-name="T126">": "</text:span><text:span text:style-name="T149">IiBlbmHVy85cZS . . . B4bWxuczd3dy53My5vc</text:span><text:span text:style-name="T126">",</text:span><text:span text:style-name="T157"><text:line-break/></text:span><text:span text:style-name="T127">                      </text:span><text:span text:style-name="T126">"</text:span><text:span text:style-name="T141">MAC</text:span><text:span text:style-name="T126">": "</text:span><text:span text:style-name="T149">dl3_3anZBaPQcW4ZofhTlgO9WRpEF9HbBcmbFwbMYAE"</text:span><text:span text:style-name="T157"><text:line-break/></text:span><text:span text:style-name="T127">                  </text:span><text:span text:style-name="T126">}]</text:span><text:span text:style-name="T157"><text:line-break/></text:span><text:span text:style-name="T127">         </text:span><text:span text:style-name="T126">}],</text:span><text:span text:style-name="T157"><text:line-break/></text:span><text:span text:style-name="T127">    </text:span><text:span text:style-name="T126">"</text:span><text:span text:style-name="T141">Challenge</text:span><text:span text:style-name="T126">": "</text:span><text:span text:style-name="T149">0_DxfSgk4uuA3HRBl87zr0RiWQQLLIXeNc-0-ox1VpY"</text:span><text:span text:style-name="T126">,</text:span><text:span text:style-name="T157"><text:line-break/></text:span><text:span text:style-name="T127">    </text:span><text:span text:style-name="T126">"</text:span><text:span text:style-name="T141">MAC</text:span><text:span text:style-name="T126">": "</text:span><text:span text:style-name="T149">yltV0QfOg-ZjDEz3YvvEjWlbg0t1vjLFYQXGUVMwXjY"</text:span><text:span text:style-name="T157"><text:line-break/></text:span><text:span text:style-name="T126">}</text:span><text:span text:style-name="T157"> </text:span></text:p>
          </table:table-cell>
        </table:table-row>
      </table:table>
      <text:p text:style-name="Text_20_body"/>
      <text:p text:style-name="Text_20_body"><text:span text:style-name="T48">For details on how to map keys and sessions, see </text:span><text:span text:style-name="CrossRef"><text:span text:style-name="T83"><text:reference-ref text:reference-format="text" text:ref-name="setCertificatePath">setCertificatePath</text:reference-ref></text:span></text:span><text:span text:style-name="T48">.</text:span></text:p>
      <text:p text:style-name="Text_20_body"><text:span text:style-name="T48">In the Information Card sample the primary authentication key (for authenticating to the IDP), would preferable be the PKI key associated by the issued credential. <text:s/>That is, the issuance of a managed Information Card and its primary key </text:span><text:span text:style-name="T47">can be fully synchronized</text:span><text:span text:style-name="T48"> making both usage and middleware design straightforward.</text:span></text:p>
      <text:p text:style-name="P52"/>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3"><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9">⁮[</text:span><text:span text:style-name="T81"> </text:span><text:span text:style-name="T7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postDeleteKey</text:span><text:span text:style-name="T92"> deletes a key created in an earlier provisioning session.</text:span></text:p>
      <text:p text:style-name="Text_20_body"><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92"><text:tab/></text:span><text:span text:style-name="T3">Data</text:span><text:span text:style-name="T92"> = </text:span><text:span text:style-name="T95">Authorization</text:span></text:p>
      <text:p text:style-name="Text_20_body"><text:span text:style-name="T92"><text:line-break/>A conforming SKS </text:span><text:span text:style-name="T43">must</text:span><text:span text:style-name="T92"> abort the provisioning session if </text:span><text:span text:style-name="T95">postDeleteKey</text:span><text:span text:style-name="T92"> is mixed with other post provisioning operations referring to the same </text:span><text:span text:style-name="T103">TargetKeyHandle</text:span><text:span text:style-name="T92">.</text:span></text:p>
      <text:p text:style-name="Text_20_body"><text:span text:style-name="T92">This method is </text:span><text:span text:style-name="T3">independent</text:span><text:span text:style-name="T89"> of </text:span><text:span text:style-name="CrossRef"><text:reference-ref text:reference-format="text" text:ref-name="delete.protection">Delete Protection</text:reference-ref></text:span><text:span text:style-name="T92"> settings.</text:span></text:p>
      <text:p text:style-name="Text_20_body"><text:span text:style-name="T92">Note that the </text:span><text:span text:style-name="T3">execution</text:span><text:span text:style-name="T92"> of this method </text:span><text:span text:style-name="T43">must</text:span><text:span text:style-name="T92"> be </text:span><text:span text:style-name="T3">deferred</text:span><text:span text:style-name="T92"> to </text:span><text:span text:style-name="CrossRef"><text:reference-ref text:reference-format="text" text:ref-name="closeProvisioningSession">closeProvisioningSession</text:reference-ref></text:span><text:span text:style-name="T92">.</text:span></text:p>
      <text:p text:style-name="P42"/>
      <text:p text:style-name="P42"/>
      <text:p text:style-name="P42"/>
      <text:p text:style-name="P42"/>
      <text:p text:style-name="P55">Continued on the next page...</text:p>
      <text:p text:style-name="P113">The following request shows how <text:span text:style-name="T95">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9"><text:span text:style-name="T131">{</text:span><text:span text:style-name="T160"><text:line-break/></text:span><text:span text:style-name="T130">    </text:span><text:span text:style-name="T131">"</text:span><text:span text:style-name="T137">@context</text:span><text:span text:style-name="T131">": "</text:span><text:span text:style-name="T147">http://xmlns.webpki.org/keygen2/1.0</text:span><text:span text:style-name="T131">",</text:span><text:span text:style-name="T160"><text:line-break/></text:span><text:span text:style-name="T130">    </text:span><text:span text:style-name="T131">"</text:span><text:span text:style-name="T137">@qualifier</text:span><text:span text:style-name="T131">": "</text:span><text:span text:style-name="T147">ProvisioningFinalizationRequest</text:span><text:span text:style-name="T131">",</text:span><text:span text:style-name="T160"><text:line-break/></text:span><text:span text:style-name="T130">    </text:span><text:span text:style-name="T131">"</text:span><text:span text:style-name="T143">ServerSessionID</text:span><text:span text:style-name="T131">": "</text:span><text:span text:style-name="T147">14186f4ce39zKRaGUE0trW6DrhGgZ58L</text:span><text:span text:style-name="T131">",</text:span><text:span text:style-name="T160"><text:line-break/></text:span><text:span text:style-name="T130">    </text:span><text:span text:style-name="T131">"</text:span><text:span text:style-name="T143">ClientSessionID</text:span><text:span text:style-name="T131">": "</text:span><text:span text:style-name="T147">cXV1TPgFdmTnvFRXhDX6_6a7FAD9Z8fJ</text:span><text:span text:style-name="T131">",</text:span><text:span text:style-name="T160"><text:line-break/></text:span><text:span text:style-name="T130">    </text:span><text:span text:style-name="T131">"</text:span><text:span text:style-name="T143">SubmitURL</text:span><text:span text:style-name="T131">": "</text:span><text:a xlink:type="simple" xlink:href="http://issuer.example.com/finalize"><text:span text:style-name="T147">https://issuer.example.com/finalize</text:span></text:a><text:span text:style-name="T131">",</text:span></text:p>
            <text:p text:style-name="P151"><text:s text:c="12"/>Other Message Payload</text:p>
            <text:p text:style-name="P85"><text:span text:style-name="T120">    </text:span><text:span text:style-name="T122">"</text:span><text:span text:style-name="T138">DeleteKeys</text:span><text:span text:style-name="T122">": </text:span><text:line-break/><text:span text:style-name="T120">        </text:span><text:span text:style-name="T122">[{</text:span><text:line-break/><text:span text:style-name="T120">             </text:span><text:span text:style-name="T122">"</text:span><text:span text:style-name="T138">FingerPrint</text:span><text:span text:style-name="T122">": "</text:span><text:span text:style-name="T144">M_7NT9lYHtcClty2eBqZiddvsoxmQzZ0kzmVcg6lIPs"</text:span><text:span text:style-name="T122">,</text:span><text:line-break/><text:span text:style-name="T120">             </text:span><text:span text:style-name="T122">"</text:span><text:span text:style-name="T138">ServerSessionID</text:span><text:span text:style-name="T122">": "</text:span><text:span text:style-name="T144">14186f4cbd8JwNfYUivrkFyrU5asnmkg</text:span><text:span text:style-name="T122">",</text:span><text:line-break/><text:span text:style-name="T120">             </text:span><text:span text:style-name="T122">"</text:span><text:span text:style-name="T138">ClientSessionID</text:span><text:span text:style-name="T122">": "</text:span><text:span text:style-name="T144">u1tVxuCw-ux2TyZlkkq1Rdq732GbpZiV</text:span><text:span text:style-name="T122">",</text:span><text:line-break/><text:span text:style-name="T120">             </text:span><text:span text:style-name="T122">"</text:span><text:span text:style-name="T138">Authorization</text:span><text:span text:style-name="T122">": "</text:span><text:span text:style-name="T144">LsWkDWhwcmSXVkuoqeNj0mQ-Vdpb . . . bch7Lr5J22rdtciAFRLHGxZxUK6gZhqw"</text:span><text:span text:style-name="T122">,</text:span><text:line-break/><text:span text:style-name="T120">             </text:span><text:span text:style-name="T122">"</text:span><text:span text:style-name="T138">MAC</text:span><text:span text:style-name="T122">": "</text:span><text:span text:style-name="T144">pZb5fXDp0hYVOKVXqzW0oP6g11i6Ckw54Wzz0NRVkJo"</text:span><text:line-break/><text:span text:style-name="T120">         </text:span><text:span text:style-name="T122">}],</text:span><text:line-break/><text:span text:style-name="T120">    </text:span><text:span text:style-name="T122">"</text:span><text:span text:style-name="T138">Challenge</text:span><text:span text:style-name="T122">": "</text:span><text:span text:style-name="T144">d8AsJSmNPTGf2iV9HikI6nVIY8Cqkt-AyCHCTAGOqts"</text:span><text:span text:style-name="T122">,</text:span><text:line-break/><text:span text:style-name="T120">    </text:span><text:span text:style-name="T122">"</text:span><text:span text:style-name="T138">MAC</text:span><text:span text:style-name="T122">": "</text:span><text:span text:style-name="T144">xG5Q9tDNc1V_nO7lQZAkQQaAKDL1wdoyP1uoSRBiwp0"</text:span><text:line-break/><text:span text:style-name="T122">}</text:span> </text:p>
          </table:table-cell>
        </table:table-row>
      </table:table>
      <text:p text:style-name="Text_20_body"/>
      <text:p text:style-name="Text_20_body"><text:span text:style-name="T48">Before invoking </text:span><text:span text:style-name="T100">postDeleteKey</text:span><text:span text:style-name="T48"> the provisioning middleware needs to perform a number of steps:</text:span></text:p>
      <text:list xml:id="list43566645" text:style-name="L4">
        <text:list-item>
          <text:p text:style-name="P176"><text:span text:style-name="T48">Find the the </text:span><text:span text:style-name="T47">old</text:span><text:span text:style-name="T48"> provisioning session associated with the </text:span><text:span text:style-name="T100">ClientSessionID</text:span><text:span text:style-name="T48"> and </text:span><text:span text:style-name="T100">ServerSessionID</text:span><text:span text:style-name="T48"> attributes of each </text:span><text:span text:style-name="T100">DeleteKeys</text:span><text:span text:style-name="T48"> element by calling </text:span><text:span text:style-name="CrossRef"><text:span text:style-name="T83"><text:reference-ref text:reference-format="text" text:ref-name="enum.prov.sess">enumerateProvisioningSessions</text:reference-ref></text:span></text:span><text:span text:style-name="T48">.</text:span></text:p>
        </text:list-item>
        <text:list-item>
          <text:p text:style-name="P176"><text:span text:style-name="T48">Find possible keys by calling </text:span><text:span text:style-name="CrossRef"><text:span text:style-name="T83"><text:reference-ref text:reference-format="text" text:ref-name="enum.keys">enumerateKeys</text:reference-ref></text:span></text:span><text:span text:style-name="T48"> and ignoring all but those belonging to the provisioning session found in step #1.</text:span></text:p>
        </text:list-item>
        <text:list-item>
          <text:p text:style-name="P176"><text:span text:style-name="T48">For the set of keys found in step #2 call </text:span><text:span text:style-name="CrossRef"><text:span text:style-name="T83"><text:reference-ref text:reference-format="text" text:ref-name="get.key.attr">getKeyAttributes</text:reference-ref></text:span></text:span><text:span text:style-name="T48"> while looking for a key having an </text:span><text:span text:style-name="CrossRef"><text:span text:style-name="T83"><text:reference-ref text:reference-format="text" text:ref-name="eecert">End-Entity Certificate</text:reference-ref></text:span></text:span><text:span text:style-name="T48"> matching the </text:span><text:span text:style-name="CrossRef"><text:span text:style-name="T83"><text:reference-ref text:reference-format="text" text:ref-name="SHA256">SHA256</text:reference-ref></text:span></text:span><text:span text:style-name="T48"> </text:span><text:span text:style-name="T100">FingerPrint</text:span><text:span text:style-name="T48">.</text:span></text:p>
        </text:list-item>
        <text:list-item>
          <text:p text:style-name="P176"><text:span text:style-name="T48">If step #3 is successful </text:span><text:span text:style-name="T100">TargetKeyHandle</text:span><text:span text:style-name="T48"> is recovered and </text:span><text:span text:style-name="T100">postDeleteKey</text:span><text:span text:style-name="T48"> can be invoked.</text:span></text:p>
        </text:list-item>
      </text:list>
      <text:p text:style-name="Text_20_body"><text:span text:style-name="T48">If any of these steps fail the provisioning session </text:span><text:span text:style-name="T51">must</text:span><text:span text:style-name="T48"> be aborted. <text:s/>Also see </text:span><text:span text:style-name="CrossRef"><text:span text:style-name="T83"><text:reference-ref text:reference-format="text" text:ref-name="poi.ops">Remote Key Lookup</text:reference-ref></text:span></text:span><text:span text:style-name="T48">.</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3"><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9">⁮[</text:span><text:span text:style-name="T81"> </text:span><text:span text:style-name="T7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postUnlockKey</text:span><text:span text:style-name="T92"> works like </text:span><text:span text:style-name="CrossRef"><text:reference-ref text:reference-format="text" text:ref-name="unlockey">unlockKey</text:reference-ref></text:span><text:span text:style-name="T92"> except that authorization is derived from a </text:span><text:span text:style-name="CrossRef"><text:span text:style-name="T83"><text:reference-ref text:reference-format="text" text:ref-name="targ.key.ref">Target Key Reference</text:reference-ref></text:span></text:span><text:span text:style-name="T92"> instead of a PUK.</text:span></text:p>
      <text:p text:style-name="Text_20_body"><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92"><text:tab/></text:span><text:span text:style-name="T3">Data</text:span><text:span text:style-name="T92"> = </text:span><text:span text:style-name="T103">Authorization</text:span></text:p>
      <text:p text:style-name="Text_20_body"><text:span text:style-name="T92"><text:line-break/></text:span><text:span text:style-name="T3">If</text:span><text:span text:style-name="T92"> the target key is associated with a PUK object the PUK error count </text:span><text:span text:style-name="T41">must</text:span><text:span text:style-name="T92"> be cleared as well.</text:span></text:p>
      <text:p text:style-name="Text_20_body"><text:span text:style-name="T92">Note that the </text:span><text:span text:style-name="T3">execution</text:span><text:span text:style-name="T92"> of this method </text:span><text:span text:style-name="T43">must</text:span><text:span text:style-name="T92"> be </text:span><text:span text:style-name="T3">deferred</text:span><text:span text:style-name="T92"> to </text:span><text:span text:style-name="CrossRef"><text:reference-ref text:reference-format="text" text:ref-name="closeProvisioningSession">closeProvisioningSession</text:reference-ref></text:span><text:span text:style-name="T92">.</text:span></text:p>
      <text:p text:style-name="Standard"/>
      <text:p text:style-name="Standard">The following request shows how <text:span text:style-name="T95">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9"><text:span text:style-name="T123">{<text:line-break/>    "</text:span><text:span text:style-name="T134">@context</text:span><text:span text:style-name="T123">": "</text:span><text:span text:style-name="T145">http://xmlns.webpki.org/keygen2/1.0</text:span><text:span text:style-name="T123">",<text:line-break/>    "</text:span><text:span text:style-name="T134">@qualifier</text:span><text:span text:style-name="T123">": "</text:span><text:span text:style-name="T145">ProvisioningFinalizationRequest</text:span><text:span text:style-name="T123">",<text:line-break/>    "</text:span><text:span text:style-name="T139">ServerSessionID</text:span><text:span text:style-name="T123">": "</text:span><text:span text:style-name="T145">14186f4d4ccdaW-Z_IHEFw3xVLJ6kpKV</text:span><text:span text:style-name="T123">",<text:line-break/>    "</text:span><text:span text:style-name="T139">ClientSessionID</text:span><text:span text:style-name="T123">": "</text:span><text:span text:style-name="T145">qP5ioSdpeGxnJFmo6rE9G9pAUUfnc1cO</text:span><text:span text:style-name="T123">",<text:line-break/>    "</text:span><text:span text:style-name="T139">SubmitURL</text:span><text:span text:style-name="T123">": "</text:span><text:a xlink:type="simple" xlink:href="http://issuer.example.com/finalize"><text:span text:style-name="T145">https://issuer.example.com/finalize</text:span></text:a><text:span text:style-name="T123">",</text:span></text:p>
            <text:p text:style-name="P150"><text:span text:style-name="T132"><text:s text:c="10"/></text:span><text:span text:style-name="T133"><text:s text:c="2"/>Other Message Payload</text:span></text:p>
            <text:p text:style-name="P79"><text:span text:style-name="T123">    "</text:span><text:span text:style-name="T139">UnlockKeys</text:span><text:span text:style-name="T123">": <text:line-break/>        [{<text:line-break/>             "</text:span><text:span text:style-name="T139">FingerPrint</text:span><text:span text:style-name="T123">": "</text:span><text:span text:style-name="T145">E0zdqsaxi7GOyBQxdaMeOZKKp4Gv90TLfgNwt7Z9Btw"</text:span><text:span text:style-name="T123">,<text:line-break/>             "</text:span><text:span text:style-name="T139">ServerSessionID</text:span><text:span text:style-name="T123">": "</text:span><text:span text:style-name="T145">14186f4d44aEEI_KtcKAnyLQpnVt3dVa</text:span><text:span text:style-name="T123">",<text:line-break/>             "</text:span><text:span text:style-name="T139">ClientSessionID</text:span><text:span text:style-name="T123">": "</text:span><text:span text:style-name="T145">KHdZHnyod54nd9TMixTWDnOtfUVpZW1A</text:span><text:span text:style-name="T123">",<text:line-break/>             "</text:span><text:span text:style-name="T139">Authorization</text:span><text:span text:style-name="T123">": "</text:span><text:span text:style-name="T145">f4xmvzt30boYtKpNA4nP . . . rslfnrEen5PJrq0DQPiZNa1Fo8Y6A"</text:span><text:span text:style-name="T123">,<text:line-break/>             "</text:span><text:span text:style-name="T139">MAC</text:span><text:span text:style-name="T123">": "</text:span><text:span text:style-name="T145">nCTL88llkkr2a_gHtiUP3yBuDQZ7HB15T5yzixmzBYA"</text:span><text:span text:style-name="T123"><text:line-break/>         }],<text:line-break/>    "</text:span><text:span text:style-name="T139">Challenge</text:span><text:span text:style-name="T123">": "</text:span><text:span text:style-name="T145">-EZE7S11okxMhgCNxpZBQ2WCmRPdDMNdjoYnkYmR5M0"</text:span><text:span text:style-name="T123">,<text:line-break/>    "</text:span><text:span text:style-name="T139">MAC</text:span><text:span text:style-name="T123">": "</text:span><text:span text:style-name="T145">AUy8CWIoq32dioIOhHYGpZNRxWJoN_kZ6G_G7QZSmW4"</text:span><text:span text:style-name="T123"><text:line-break/>}</text:span></text:p>
          </table:table-cell>
        </table:table-row>
      </table:table>
      <text:p text:style-name="Text_20_body"/>
      <text:p text:style-name="P50"><text:span text:style-name="T48">Before invoking </text:span><text:span text:style-name="T100">postUnlockKey</text:span><text:span text:style-name="T48"> the provisioning middleware must perform the same steps as for </text:span><text:span text:style-name="CrossRef"><text:span text:style-name="T83"><text:reference-ref text:reference-format="text" text:ref-name="pp.delkey">postDeleteKey</text:reference-ref></text:span></text:span><text:span text:style-name="T48">.</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3"><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9">⁮[</text:span><text:span text:style-name="T81"> </text:span><text:span text:style-name="T7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postUpdateKey</text:span><text:span text:style-name="T92"> updates (replaces) a key created in an earlier provisioning session.</text:span></text:p>
      <text:p text:style-name="Text_20_body"><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92"><text:tab/></text:span><text:span text:style-name="T3">Data</text:span><text:span text:style-name="T92"> = </text:span><text:span text:style-name="CrossRef"><text:span text:style-name="T83"><text:reference-ref text:reference-format="text" text:ref-name="eecert">End-Entity Certificate</text:reference-ref></text:span></text:span><text:span text:style-name="CrossRef"><text:span text:style-name="T16"> || </text:span></text:span><text:span text:style-name="CrossRef"><text:span text:style-name="T25">Authorization</text:span></text:span></text:p>
      <text:p text:style-name="P41"><text:span text:style-name="T83"><text:line-break/>The new key </text:span><text:span text:style-name="T86">must</text:span><text:span text:style-name="T83"> be </text:span><text:span text:style-name="T2">fully provisioned</text:span><text:span text:style-name="T83"> (fitted with a certificate and optional attributes), </text:span><text:span text:style-name="T2">before</text:span><text:span text:style-name="T83"> this method is called. <text:s/>However, the new key </text:span><text:span text:style-name="T86">must not</text:span><text:span text:style-name="T83"> be PIN‑protected since it supposed to </text:span><text:span text:style-name="T2">inherit</text:span><text:span text:style-name="T83"> the old key's PIN protection scheme (if there is one). <text:s/>Inheritance does not mean “copying” but </text:span><text:span text:style-name="T2">linking</text:span><text:span text:style-name="T83"> the new key to an existing PIN object. <text:s/>See </text:span><text:span text:style-name="CrossRef"><text:span text:style-name="T83"><text:reference-ref text:reference-format="text" text:ref-name="key.protectionobjects">PIN and PUK Objects</text:reference-ref></text:span></text:span><text:span text:style-name="T83">.</text:span></text:p>
      <text:p text:style-name="P41"><text:span text:style-name="T83">The target key and and the new key </text:span><text:span text:style-name="T85">must</text:span><text:span text:style-name="T83"> have identical </text:span><text:span text:style-name="CrossRef"><text:span text:style-name="T83"><text:reference-ref text:reference-format="text" text:ref-name="keyusage">Application Usage</text:reference-ref></text:span></text:span><text:span text:style-name="T8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2">The </text:span><text:span text:style-name="T103">KeyHandle</text:span><text:span text:style-name="T92"> of the updated key </text:span><text:span text:style-name="T43">must</text:span><text:span text:style-name="T92"> after a successful update be set equal to </text:span><text:span text:style-name="T103">TargetKeyHandle</text:span><text:span text:style-name="T92">.</text:span></text:p>
      <text:p text:style-name="Text_20_body"><text:span text:style-name="T92">A conforming SKS </text:span><text:span text:style-name="T43">must</text:span><text:span text:style-name="T92"> allow a (single) </text:span><text:span text:style-name="T95">postUpdateKey</text:span><text:span text:style-name="T92"> combined with an arbitrary number of </text:span><text:span text:style-name="CrossRef"><text:reference-ref text:reference-format="text" text:ref-name="pp_clonekeyprot">postCloneKeyProtection</text:reference-ref></text:span><text:span text:style-name="T92"> calls referring to the same </text:span><text:span text:style-name="T103">TargetKeyHandle</text:span><text:span text:style-name="T92">.</text:span></text:p>
      <text:p text:style-name="P50"><text:span text:style-name="T92">Note that the </text:span><text:span text:style-name="T3">execution</text:span><text:span text:style-name="T92"> of this method </text:span><text:span text:style-name="T43">must</text:span><text:span text:style-name="T92"> be </text:span><text:span text:style-name="T3">deferred</text:span><text:span text:style-name="T92"> to </text:span><text:span text:style-name="CrossRef"><text:reference-ref text:reference-format="text" text:ref-name="closeProvisioningSession">closeProvisioningSession</text:reference-ref></text:span><text:span text:style-name="T92">.</text:span></text:p>
      <text:p text:style-name="P42"/>
      <text:p text:style-name="P42"/>
      <text:p text:style-name="P42"/>
      <text:p text:style-name="P42"/>
      <text:p text:style-name="P55">Continued on the next page...</text:p>
      <text:p text:style-name="Standard"/>
      <text:p text:style-name="P113">The following request shows how <text:span text:style-name="T95">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9"><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ProvisioningFinalizationRequest</text:span><text:span text:style-name="T123">",</text:span><text:span text:style-name="T156"><text:line-break/></text:span><text:span text:style-name="T121">    </text:span><text:span text:style-name="T123">"</text:span><text:span text:style-name="T139">ServerSessionID</text:span><text:span text:style-name="T123">": "</text:span><text:span text:style-name="T145">14186f4c622d2ixzQBPpRoUe9PR7jC3D</text:span><text:span text:style-name="T123">",</text:span><text:span text:style-name="T156"><text:line-break/></text:span><text:span text:style-name="T121">    </text:span><text:span text:style-name="T123">"</text:span><text:span text:style-name="T139">ClientSessionID</text:span><text:span text:style-name="T123">": "</text:span><text:span text:style-name="T145">YME9J37aH1Xo7tQifFpa9nkiyyMcGESQ</text:span><text:span text:style-name="T123">",</text:span><text:span text:style-name="T156"><text:line-break/></text:span><text:span text:style-name="T121">    </text:span><text:span text:style-name="T123">"</text:span><text:span text:style-name="T139">SubmitURL</text:span><text:span text:style-name="T123">": "</text:span><text:span text:style-name="T145">https://issuer.example.com/finalize</text:span><text:span text:style-name="T123">",</text:span><text:span text:style-name="T156"><text:line-break/></text:span><text:span text:style-name="T121">    </text:span><text:span text:style-name="T123">"</text:span><text:span text:style-name="T139">IssuedCredential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Key.1</text:span><text:span text:style-name="T123">",</text:span><text:span text:style-name="T156"><text:line-break/></text:span><text:span text:style-name="T121">             </text:span><text:span text:style-name="T123">"</text:span><text:span text:style-name="T139">X509CertificatePath</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45">MIIDYTCCAkmgAwIBAgIGAUGG9McmMA0GCSq . . . Iz9C0sc5Ak1jNYzvd8GpS4X6C6J3Uys"</text:span><text:span text:style-name="T156"><text:line-break/></text:span><text:span text:style-name="T121">                 </text:span><text:span text:style-name="T123">],</text:span><text:span text:style-name="T156"><text:line-break/></text:span><text:span text:style-name="T121">             </text:span><text:span text:style-name="T123">"</text:span><text:span text:style-name="T139">MAC</text:span><text:span text:style-name="T123">": "</text:span><text:span text:style-name="T145">J_RnFJtv7SJp5ZPudqVW6wQnqGmKZ66bWBJqCoESgKk"</text:span><text:span text:style-name="T123">,</text:span><text:span text:style-name="T156"><text:line-break/></text:span><text:span text:style-name="T121">             </text:span><text:span text:style-name="T123">"</text:span><text:span text:style-name="T139">UpdateKey</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FingerPrint</text:span><text:span text:style-name="T123">": "</text:span><text:span text:style-name="T145">PqCoZBJfCvRgikF1oqHa_MOJ_ZTXrlMFn6RvXCgGwps"</text:span><text:span text:style-name="T123">,</text:span><text:span text:style-name="T156"><text:line-break/></text:span><text:span text:style-name="T121">                     </text:span><text:span text:style-name="T123">"</text:span><text:span text:style-name="T139">ServerSessionID</text:span><text:span text:style-name="T123">": "</text:span><text:span text:style-name="T145">14186f4c405V9Z4dm6knbREoEA8EhQV8</text:span><text:span text:style-name="T123">",</text:span><text:span text:style-name="T156"><text:line-break/></text:span><text:span text:style-name="T121">                     </text:span><text:span text:style-name="T123">"</text:span><text:span text:style-name="T139">ClientSessionID</text:span><text:span text:style-name="T123">": "</text:span><text:span text:style-name="T145">ALHIRvpj39AuDCag1qXj8TQOWc9i3Bor</text:span><text:span text:style-name="T123">",</text:span><text:span text:style-name="T156"><text:line-break/></text:span><text:span text:style-name="T121">                     </text:span><text:span text:style-name="T123">"</text:span><text:span text:style-name="T139">Authorization</text:span><text:span text:style-name="T123">": "</text:span><text:span text:style-name="T145">dqJAh-ScttwndPN2Tu3Xy7m4zqmC . . . 0Qe92GoDHr0pes4prWn2rKUrsgw"</text:span><text:span text:style-name="T123">,</text:span><text:span text:style-name="T156"><text:line-break/></text:span><text:span text:style-name="T121">                     </text:span><text:span text:style-name="T123">"</text:span><text:span text:style-name="T139">MAC</text:span><text:span text:style-name="T123">": "</text:span><text:span text:style-name="T145">EZ0L4kaemzFtHSvSlFatYIC9rU4oXVKowQVTuRBMwNA"</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Challenge</text:span><text:span text:style-name="T123">": "</text:span><text:span text:style-name="T145">nv1TZ1Z-BZfCjgmLzCZB-y1qSiAM8Ch0P93kPLTpHNQ"</text:span><text:span text:style-name="T123">,</text:span><text:span text:style-name="T156"><text:line-break/></text:span><text:span text:style-name="T121">    </text:span><text:span text:style-name="T123">"</text:span><text:span text:style-name="T139">MAC</text:span><text:span text:style-name="T123">": "</text:span><text:span text:style-name="T145">Y_luaPsb9JncrLKYmeEPKSqwADIuXEAy9Yf6oZnDJQU"</text:span><text:span text:style-name="T156"><text:line-break/></text:span><text:span text:style-name="T123">}</text:span><text:span text:style-name="T156"> </text:span></text:p>
          </table:table-cell>
        </table:table-row>
      </table:table>
      <text:p text:style-name="Text_20_body"/>
      <text:p text:style-name="P50"><text:span text:style-name="T48">Before invoking </text:span><text:span text:style-name="T100">postUpdateKey</text:span><text:span text:style-name="T48"> the provisioning middleware must perform the same steps as for </text:span><text:span text:style-name="CrossRef"><text:span text:style-name="T83"><text:reference-ref text:reference-format="text" text:ref-name="pp.delkey">postDeleteKey</text:reference-ref></text:span></text:span><text:span text:style-name="T48">.</text:span></text:p>
      <text:p text:style-name="P50"><text:span text:style-name="T100">KeyHandle</text:span><text:span text:style-name="T48"> is the handle associated with the issued credential embedding the </text:span><text:span text:style-name="T100">UpdateKey</text:span><text:span text:style-name="T48"> operation.</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3"><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9">⁮[</text:span><text:span text:style-name="T81"> </text:span><text:span text:style-name="T7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5">postCloneKeyProtection</text:span><text:span text:style-name="T92"> clones the </text:span><text:span text:style-name="T3">protection scheme</text:span><text:span text:style-name="T92"> of a key created in an earlier provisioning session and applies it to a newly created key.</text:span></text:p>
      <text:p text:style-name="Text_20_body"><text:span text:style-name="T48">The </text:span><text:span text:style-name="T100">MAC</text:span><text:span text:style-name="T48"> uses the method described in </text:span><text:span text:style-name="CrossRef"><text:span text:style-name="T83"><text:reference-ref text:reference-format="text" text:ref-name="MACOperations">MAC Operations</text:reference-ref></text:span></text:span><text:span text:style-name="T48"> where </text:span><text:span text:style-name="T47">Data</text:span><text:span text:style-name="T48"> is arranged as follows:</text:span></text:p>
      <text:p text:style-name="Text_20_body"><text:span text:style-name="T92"><text:tab/></text:span><text:span text:style-name="T3">Data</text:span><text:span text:style-name="T92"> = </text:span><text:span text:style-name="CrossRef"><text:span text:style-name="T83"><text:reference-ref text:reference-format="text" text:ref-name="eecert">End-Entity Certificate</text:reference-ref></text:span></text:span><text:span text:style-name="CrossRef"><text:span text:style-name="T16"> || </text:span></text:span><text:span text:style-name="CrossRef"><text:span text:style-name="T25">Authorization</text:span></text:span></text:p>
      <text:p text:style-name="P41"><text:span text:style-name="T83"><text:line-break/>The new key </text:span><text:span text:style-name="T86">must</text:span><text:span text:style-name="T83"> be </text:span><text:span text:style-name="T2">fully provisioned</text:span><text:span text:style-name="T83"> (fitted with a certificate and optional attributes), </text:span><text:span text:style-name="T2">before</text:span><text:span text:style-name="T83"> this method is called. <text:s/>However, the new key </text:span><text:span text:style-name="T86">must not</text:span><text:span text:style-name="T83"> be PIN‑protected since it supposed to </text:span><text:span text:style-name="T2">inherit</text:span><text:span text:style-name="T83"> the old key's PIN protection scheme (if there is one). <text:s/>Inheritance does not mean “copying” but </text:span><text:span text:style-name="T2">linking</text:span><text:span text:style-name="T83"> the new key to an existing PIN object. <text:s/>See </text:span><text:span text:style-name="CrossRef"><text:span text:style-name="T83"><text:reference-ref text:reference-format="text" text:ref-name="key.protectionobjects">PIN and PUK Objects</text:reference-ref></text:span></text:span><text:span text:style-name="T83">.</text:span></text:p>
      <text:p text:style-name="Text_20_body"><text:span text:style-name="T89">An inherited </text:span><text:span text:style-name="T92">custom PIN protection scheme </text:span><text:span text:style-name="T41">must</text:span><text:span text:style-name="T92"> have its grouping attribute set to </text:span><text:span text:style-name="T95">shared</text:span><text:span text:style-name="T92"> (see </text:span><text:span text:style-name="CrossRef"><text:reference-ref text:reference-format="text" text:ref-name="pingrouping">PIN Grouping</text:reference-ref></text:span><text:span text:style-name="T92">).</text:span></text:p>
      <text:p text:style-name="Text_20_body"><text:span text:style-name="T92">A conforming SKS </text:span><text:span text:style-name="T43">must</text:span><text:span text:style-name="T92"> allow multiple </text:span><text:span text:style-name="T95">postCloneKeyProtection</text:span><text:span text:style-name="T92"> calls referring to the same </text:span><text:span text:style-name="T103">TargetKeyHandle</text:span><text:span text:style-name="T92">.</text:span></text:p>
      <text:p text:style-name="Text_20_body"><text:span text:style-name="T92">Note that the </text:span><text:span text:style-name="T3">execution</text:span><text:span text:style-name="T92"> of this method </text:span><text:span text:style-name="T43">must</text:span><text:span text:style-name="T92"> be </text:span><text:span text:style-name="T3">deferred</text:span><text:span text:style-name="T92"> to </text:span><text:span text:style-name="CrossRef"><text:reference-ref text:reference-format="text" text:ref-name="closeProvisioningSession">closeProvisioningSession</text:reference-ref></text:span><text:span text:style-name="T92">.</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95">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9"><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ProvisioningFinalizationRequest</text:span><text:span text:style-name="T123">",</text:span><text:span text:style-name="T156"><text:line-break/></text:span><text:span text:style-name="T121">    </text:span><text:span text:style-name="T123">"</text:span><text:span text:style-name="T139">ServerSessionID</text:span><text:span text:style-name="T123">": "</text:span><text:span text:style-name="T145">14186f4c20a3Iy83wJZoJMA3x_hZ2gKo</text:span><text:span text:style-name="T123">",</text:span><text:span text:style-name="T156"><text:line-break/></text:span><text:span text:style-name="T121">    </text:span><text:span text:style-name="T123">"</text:span><text:span text:style-name="T139">ClientSessionID</text:span><text:span text:style-name="T123">": "</text:span><text:span text:style-name="T145">j3CcN3e8Ul5XKN1exKqcF19dBi8eGD78</text:span><text:span text:style-name="T123">",</text:span><text:span text:style-name="T156"><text:line-break/></text:span><text:span text:style-name="T121">    </text:span><text:span text:style-name="T123">"</text:span><text:span text:style-name="T139">SubmitURL</text:span><text:span text:style-name="T123">": "</text:span><text:span text:style-name="T145">https://issuer.example.com/finalize</text:span><text:span text:style-name="T123">",</text:span><text:span text:style-name="T156"><text:line-break/></text:span><text:span text:style-name="T121">    </text:span><text:span text:style-name="T123">"</text:span><text:span text:style-name="T139">IssuedCredential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Key.1</text:span><text:span text:style-name="T123">",</text:span><text:span text:style-name="T156"><text:line-break/></text:span><text:span text:style-name="T121">             </text:span><text:span text:style-name="T123">"</text:span><text:span text:style-name="T139">X509CertificatePath</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45">MIIDajCCAlKgAwIBAgIGAUGG9MPKM . . . KUtYzmixtncrPb6NveG0x9yrothzHd9k"</text:span><text:span text:style-name="T156"><text:line-break/></text:span><text:span text:style-name="T121">                 </text:span><text:span text:style-name="T123">],</text:span><text:span text:style-name="T156"><text:line-break/></text:span><text:span text:style-name="T121">             </text:span><text:span text:style-name="T123">"</text:span><text:span text:style-name="T139">MAC</text:span><text:span text:style-name="T123">": "</text:span><text:span text:style-name="T145">zwGCYuuKoiLR5n_OyufcS1Z9sABX4W4dl2dRmyBd8gE"</text:span><text:span text:style-name="T123">,</text:span><text:span text:style-name="T156"><text:line-break/></text:span><text:span text:style-name="T121">             </text:span><text:span text:style-name="T123">"</text:span><text:span text:style-name="T139">CloneKeyProtection</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FingerPrint</text:span><text:span text:style-name="T123">": "</text:span><text:span text:style-name="T145">cnEQwI7hGtfqNgtXeCqG_dSN1KOkW1amRx2t6RcPQY0"</text:span><text:span text:style-name="T123">,</text:span><text:span text:style-name="T156"><text:line-break/></text:span><text:span text:style-name="T121">                     </text:span><text:span text:style-name="T123">"</text:span><text:span text:style-name="T139">ServerSessionID</text:span><text:span text:style-name="T123">": "</text:span><text:span text:style-name="T145">14186f4bfeeibYVPx01l0VbbqspZ0NAY</text:span><text:span text:style-name="T123">",</text:span><text:span text:style-name="T156"><text:line-break/></text:span><text:span text:style-name="T121">                     </text:span><text:span text:style-name="T123">"</text:span><text:span text:style-name="T139">ClientSessionID</text:span><text:span text:style-name="T123">": "</text:span><text:span text:style-name="T145">uENhOyeLZjhXo9CT5dqdTC0H4LtEEDqm</text:span><text:span text:style-name="T123">",</text:span><text:span text:style-name="T156"><text:line-break/></text:span><text:span text:style-name="T121">                     </text:span><text:span text:style-name="T123">"</text:span><text:span text:style-name="T139">Authorization</text:span><text:span text:style-name="T123">": "</text:span><text:span text:style-name="T145">MEYCIQC5BTwVz8VbrwPo7ujLx . . . HJzsDemjamO6r9yyR15Cw241w</text:span><text:span text:style-name="T123">",</text:span><text:span text:style-name="T156"><text:line-break/></text:span><text:span text:style-name="T121">                     </text:span><text:span text:style-name="T123">"</text:span><text:span text:style-name="T139">MAC</text:span><text:span text:style-name="T123">": "</text:span><text:span text:style-name="T145">yViSzGjcqnVpAvkLzkxs5QwoccX-3lVr3_2lbdWJjOg"</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Challenge</text:span><text:span text:style-name="T123">": "</text:span><text:span text:style-name="T145">o3iWxmuLyGNGhMHxEP22At0R5QhvRm2bGK4kzc_btJQ"</text:span><text:span text:style-name="T123">,</text:span><text:span text:style-name="T156"><text:line-break/></text:span><text:span text:style-name="T121">    </text:span><text:span text:style-name="T123">"</text:span><text:span text:style-name="T139">MAC</text:span><text:span text:style-name="T123">": "</text:span><text:span text:style-name="T145">KGcta9GWH_gCnZzcz_dUwqxt8YVBq2_lwUJEX/dDTxk"</text:span><text:span text:style-name="T156"><text:line-break/></text:span><text:span text:style-name="T123">}</text:span><text:span text:style-name="T156"> </text:span></text:p>
          </table:table-cell>
        </table:table-row>
      </table:table>
      <text:p text:style-name="Text_20_body"/>
      <text:p text:style-name="P50"><text:span text:style-name="T48">Before invoking </text:span><text:span text:style-name="T100">postCloneKeyProtection</text:span><text:span text:style-name="T48"> the provisioning middleware must perform the same steps as for </text:span><text:span text:style-name="CrossRef"><text:span text:style-name="T83"><text:reference-ref text:reference-format="text" text:ref-name="pp.delkey">postDeleteKey</text:reference-ref></text:span></text:span><text:span text:style-name="T48">.</text:span></text:p>
      <text:p text:style-name="P50"><text:span text:style-name="T100">KeyHandle</text:span><text:span text:style-name="T48"> is the handle associated with the issued credential embedding the </text:span><text:span text:style-name="T100">CloneKeyProtection</text:span><text:span text:style-name="T48"> operation.</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0">The following element </text:span><text:span text:style-name="T69">must not</text:span><text:span text:style-name="T70"> be present if the returned </text:span>KeyHandle<text:span text:style-name="T6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0">KeyHandle</text:span><text:span text:style-name="T54"> </text:span><text:span text:style-name="T58">must</text:span><text:span text:style-name="T54"> initially be set to 0 to start an enumeration round.</text:span></text:p>
      <text:p text:style-name="P50"><text:span text:style-name="T54">Succeeding calls </text:span><text:span text:style-name="T58">must</text:span><text:span text:style-name="T54"> use the output </text:span><text:span text:style-name="T100">KeyHandle</text:span><text:span text:style-name="T54"> as input to the next call.</text:span></text:p>
      <text:p text:style-name="P73"><text:span text:style-name="T54">When </text:span><text:span text:style-name="T100">enumerateKeys</text:span><text:span text:style-name="T48"> returns with a </text:span><text:span text:style-name="T100">KeyHandle</text:span><text:span text:style-name="T48">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9">⁮[</text:span><text:span text:style-name="T81"> </text:span><text:span text:style-name="T79">]</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5">Number of</text:span> <text:span text:style-name="T103">Type</text:span> URIs <text:span text:style-name="T4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8">Extension </text:span><text:span text:style-name="T101">Type</text:span><text:span text:style-name="T168"> URI.</text:span> <text:s/><text:span text:style-name="T2">Repeated</text:span> object</text:p>
          </table:table-cell>
          <table:covered-table-cell/>
        </table:table-row>
      </table:table>
      <text:p text:style-name="P50"/>
      <text:p text:style-name="P50"><text:span text:style-name="T10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5">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5">See </text:span><text:span text:style-name="CrossRef"><text:span text:style-name="T4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5">Copy of </text:span><text:span text:style-name="T103">Format</text:span> defined by <text:span text:style-name="CrossRef"><text:span text:style-name="T4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5">Copy of </text:span><text:span text:style-name="T103">RetryLimit</text:span> defined by <text:span text:style-name="CrossRef"><text:span text:style-name="T4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5">Current PIN error count for keys protected by</text:span> a local PIN policy object [1]</text:p>
            <text:p text:style-name="Standard"><text:span text:style-name="T4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5">Exact copies of the corresponding </text:span><text:span text:style-name="CrossRef"><text:span text:style-name="T45"><text:reference-ref text:reference-format="text" text:ref-name="createKeyPair">createKeyEntry</text:reference-ref></text:span></text:span><text:span text:style-name="T45">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5">Tells if there exists a </text:span><text:span text:style-name="T46">copy</text:span><text:span text:style-name="T45"> of the key. <text:s/>See </text:span><text:span text:style-name="CrossRef"><text:span text:style-name="T45"><text:reference-ref text:reference-format="text" text:ref-name="key.bck.2">KeyBackup</text:reference-ref></text:span></text:span> table on the next page</text:p>
          </table:table-cell>
        </table:table-row>
      </table:table>
      <text:p text:style-name="P50"/>
      <text:p text:style-name="P50"><text:span text:style-name="T106">getKeyProtectionInfo</text:span> returns information about the protection scheme for a key including possible biometric options. <text:s/>In addition, the call retrieves the current protection status for the key.</text:p>
      <text:p text:style-name="P50">Note 1: Fields <text:span text:style-name="T41">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8">The following table illustrates how the </text:span><text:reference-mark-start text:name="prot.status"/><text:span text:style-name="T100">ProtectionStatus</text:span><text:reference-mark-end text:name="prot.status"/><text:span text:style-name="T48">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85">must</text:span> be <text:span text:style-name="T2">combined</text:span> with bit <text:span text:style-name="T95">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92"> <text:s/>This bit </text:span><text:span text:style-name="T85">must</text:span><text:span text:style-name="T40"> </text:span>be <text:span text:style-name="T2">combined</text:span> with bit <text:span text:style-name="T95">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92"> <text:s/>This bit </text:span><text:span text:style-name="T85">must</text:span><text:span text:style-name="T40"> </text:span>be <text:span text:style-name="T2">combined</text:span> with bit <text:span text:style-name="T95">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92"> <text:s/>This bit </text:span><text:span text:style-name="T85">must </text:span>be the only active bit if applicable</text:p>
          </table:table-cell>
        </table:table-row>
      </table:table>
      <text:p text:style-name="Text_20_body"/>
      <text:p text:style-name="P53">If all bits are zero the key is not PIN protected.</text:p>
      <text:p text:style-name="Standard"><text:span text:style-name="T48"><text:line-break/>The following table illustrates how the </text:span><text:reference-mark-start text:name="key.bck.2"/><text:span text:style-name="T100">KeyBackup</text:span><text:reference-mark-end text:name="key.bck.2"/><text:span text:style-name="T48">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5">The IMPORTED bit </text:span><text:span text:style-name="T41">must</text:span> be set if the key has been supplied through <text:span text:style-name="CrossRef"><text:span text:style-name="T45"><text:reference-ref text:reference-format="text" text:ref-name="restorePrivateKey">importPrivateKey</text:reference-ref></text:span></text:span> or <text:span text:style-name="CrossRef"><text:span text:style-name="T45"><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5">The EXPORTED bit </text:span><text:span text:style-name="T41">must</text:span> be set if the key has been subject to an <text:span text:style-name="CrossRef"><text:span text:style-name="T45"><text:reference-ref text:reference-format="text" text:ref-name="exportkey">exportKey</text:reference-ref></text:span></text:span> operation</text:p>
          </table:table-cell>
        </table:table-row>
      </table:table>
      <text:p text:style-name="Text_20_body"/>
      <text:p text:style-name="P53"/>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8">Type URI.</text:span><text:span text:style-name="T167">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92">Exact copies of the corresponding </text:span><text:span text:style-name="CrossRef"><text:reference-ref text:reference-format="text" text:ref-name="addextensiondata">addExtension</text:reference-ref></text:span><text:span text:style-name="T92">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6">getExtension</text:span> returns a typed extension object associated with a key.</text:p>
      <text:p text:style-name="P50">Note that encrypted extensions are decrypted during provisioning.</text:p>
      <text:p text:style-name="P50">If the extension is intended to be consumed by the SKS, <text:span text:style-name="T103">ExtensionData</text:span> <text:span text:style-name="T41">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1">Type URI which </text:span><text:span text:style-name="T84">must</text:span> identify a <text:span text:style-name="T103">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6">setProperty</text:span> sets a named property value in a <text:span text:style-name="T103">Properties</text:span> collection linked to a key.</text:p>
      <text:p text:style-name="Text_20_body">If the named property does not exist or is not <text:span text:style-name="T2">writable</text:span>, an error <text:span text:style-name="T40">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9">⁮[</text:span><text:span text:style-name="T81"> </text:span><text:span text:style-name="T7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5">Authorization</text:span> data to the key <text:span text:style-name="T84">must</text:span> return <text:span text:style-name="CrossRef"><text:reference-ref text:reference-format="text" text:ref-name="auth.error">ERROR_AUTHORIZATION</text:reference-ref></text:span> status.</text:p>
      <text:p text:style-name="P50"><text:span text:style-name="T92">A conforming SKS </text:span><text:span text:style-name="T43">may</text:span><text:span text:style-name="T92"> introduce physical presence methods like GPIO-based buttons, </text:span><text:span text:style-name="T3">circumventing</text:span><text:span text:style-name="T92"> </text:span><text:span text:style-name="CrossRef"><text:reference-ref text:reference-format="text" text:ref-name="delete.protection">Delete Protection</text:reference-ref></text:span><text:span text:style-name="T92"> settings.</text:span></text:p>
      <text:p text:style-name="P50"><text:span text:style-name="T92">Regarding delete of PIN and PUK policy objects, see </text:span><text:span text:style-name="CrossRef"><text:reference-ref text:reference-format="text" text:ref-name="key.protectionobjects">PIN and PUK Objects</text:reference-ref></text:span><text:span text:style-name="T92">.</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9">⁮[</text:span><text:span text:style-name="T81"> </text:span><text:span text:style-name="T7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9">⁮[</text:span><text:span text:style-name="T81"> </text:span><text:span text:style-name="T7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6">exportKey</text:span> exports a private or symmetric key from the <text:span text:style-name="CrossRef"><text:reference-ref text:reference-format="text" text:ref-name="cred.db">Credential Database</text:reference-ref></text:span>.</text:p>
      <text:p text:style-name="P50">Invalid <text:span text:style-name="T95">Authorization</text:span> data to the key <text:span text:style-name="T84">must</text:span> return <text:span text:style-name="CrossRef"><text:reference-ref text:reference-format="text" text:ref-name="auth.error">ERROR_AUTHORIZATION</text:reference-ref></text:span> status.</text:p>
      <text:p text:style-name="Text_20_body">Private (asymmetric) keys <text:span text:style-name="T41">must</text:span> be exported in <text:span text:style-name="CrossRef"><text:reference-ref text:reference-format="text" text:ref-name="pkcs8">PKCS #8</text:reference-ref></text:span> format.</text:p>
      <text:p text:style-name="Text_20_body">If a <text:span text:style-name="T23">non-exportable</text:span> key is referred to, <text:span text:style-name="T106">exportKey</text:span><text:span text:style-name="T64"> </text:span><text:span text:style-name="T65">must</text:span><text:span text:style-name="T64"> return </text:span><text:span text:style-name="CrossRef"><text:span text:style-name="T83"><text:reference-ref text:reference-format="text" text:ref-name="err.not.allowed">ERROR_NOT_ALLOWED</text:reference-ref></text:span></text:span><text:span text:style-name="T64"> status.</text:span></text:p>
      <text:p text:style-name="Text_20_body"><text:span text:style-name="T48">Note that the </text:span><text:span text:style-name="CrossRef"><text:span text:style-name="T83"><text:reference-ref text:reference-format="text" text:ref-name="priv.key.bck">KeyBackup</text:reference-ref></text:span></text:span><text:span text:style-name="T106">.EXPORTED</text:span><text:span text:style-name="T64"> flag of the key </text:span><text:span text:style-name="T67">must</text:span><text:span text:style-name="T64"> be set after execution of </text:span><text:span text:style-name="T106">exportKey</text:span><text:span text:style-name="T64">.</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9">⁮[</text:span><text:span text:style-name="T81"> </text:span><text:span text:style-name="T7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6">unlockKey</text:span> re-enables a key that has been locked due to erroneous PIN entries.</text:p>
      <text:p text:style-name="P50">Note that this method only applies to keys that are protected by local PIN and PUK policy objects.</text:p>
      <text:p text:style-name="P50"><text:span text:style-name="T64">Invalid </text:span><text:span text:style-name="T106">Authorization</text:span><text:span text:style-name="T64"> data (PUK)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P50"><text:span text:style-name="T64">If </text:span><text:span text:style-name="T106">unlockKey</text:span><text:span text:style-name="T64"> succeeds all keys sharing the PIN object will be unlocked. <text:s/>See </text:span><text:span text:style-name="CrossRef"><text:span text:style-name="T83"><text:reference-ref text:reference-format="text" text:ref-name="pingrouping">PIN Grouping</text:reference-ref></text:span></text:span><text:span text:style-name="T64">.</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9">⁮[</text:span><text:span text:style-name="T81"> </text:span><text:span text:style-name="T79">]</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9">⁮[</text:span><text:span text:style-name="T81"> </text:span><text:span text:style-name="T7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6">changePIN</text:span> modifies a PIN for a key.</text:p>
      <text:p text:style-name="Text_20_body"><text:span text:style-name="T64">Note that the key </text:span><text:span text:style-name="T67">must</text:span><text:span text:style-name="T64"> be protected by a local PIN policy object having the </text:span><text:span text:style-name="CrossRef"><text:span text:style-name="T83"><text:reference-ref text:reference-format="text" text:ref-name="pin.user.mod">UserModifiable</text:reference-ref></text:span></text:span><text:span text:style-name="T64"> attribute set.</text:span></text:p>
      <text:p text:style-name="P50"><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P50"><text:span text:style-name="T64">If </text:span><text:span text:style-name="T106">changePIN</text:span><text:span text:style-name="T64"> succeeds all keys sharing the PIN object will be updated. <text:s/>See </text:span><text:span text:style-name="CrossRef"><text:span text:style-name="T83"><text:reference-ref text:reference-format="text" text:ref-name="pingrouping">PIN Grouping</text:reference-ref></text:span></text:span><text:span text:style-name="T64">.</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9">⁮[</text:span><text:span text:style-name="T81"> </text:span><text:span text:style-name="T79">]</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9">⁮[</text:span><text:span text:style-name="T81"> </text:span><text:span text:style-name="T7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6">setPIN</text:span> sets a PIN for a key <text:span text:style-name="T2">regardless of PIN block status</text:span> since it uses a PUK as authorization.</text:p>
      <text:p text:style-name="Text_20_body"><text:span text:style-name="T64">Note that the key </text:span><text:span text:style-name="T67">must</text:span><text:span text:style-name="T64"> be protected by local PUK and PIN policy objects where the latter have the </text:span><text:span text:style-name="CrossRef"><text:span text:style-name="T83"><text:reference-ref text:reference-format="text" text:ref-name="pin.user.mod">UserModifiable</text:reference-ref></text:span></text:span><text:span text:style-name="T64"> attribute set.</text:span></text:p>
      <text:p text:style-name="P50"><text:span text:style-name="T64">I</text:span>nvalid <text:span text:style-name="T95">Authorization</text:span> data (PUK)<text:span text:style-name="T64">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P50"><text:span text:style-name="T64">If </text:span><text:span text:style-name="T106">setPIN</text:span><text:span text:style-name="T64"> succeeds all keys sharing the PIN object will be updated and </text:span><text:span text:style-name="T70">unlocked</text:span><text:span text:style-name="T64">. <text:s/>See </text:span><text:span text:style-name="CrossRef"><text:span text:style-name="T83"><text:reference-ref text:reference-format="text" text:ref-name="pingrouping">PIN Grouping</text:reference-ref></text:span></text:span><text:span text:style-name="T64">.</text:span></text:p>
      <text:h text:style-name="P168" text:outline-level="3"><text:bookmark text:name="__RefHeading__685210_1828343271"/><text:reference-mark-start text:name="upd.frm"/><text:span text:style-name="T64">updateFirmware</text:span><text:reference-mark-end text:name="upd.frm"/><text:span text:style-name="T64">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5">updateFirmware</text:span> is an <text:span text:style-name="T2">optional</text:span> method that performs a firmware update operation. <text:s/>The method is only available if the <text:span text:style-name="CrossRef"><text:span text:style-name="T83"><text:reference-ref text:reference-format="text" text:ref-name="upd.url">UpdateURL</text:reference-ref></text:span></text:span><text:span text:style-name="T64"> is non-zero. <text:s text:c="2"/>To perform an update, the SKS management system issues an HTTP GET operation to the service pointed out by </text:span><text:span text:style-name="CrossRef"><text:span text:style-name="T83"><text:reference-ref text:reference-format="text" text:ref-name="upd.url">UpdateURL</text:reference-ref></text:span></text:span><text:span text:style-name="T64">.</text:span> <text:s/>If the service returns a content of zero length, the SKS device is assumed to be up‑to‑date, else <text:span text:style-name="T106">updateFirmware</text:span> should be called with the content in <text:span text:style-name="T106">Chunk</text:span>. <text:s/>The return value from the call is either a new URL to be used analogous to <text:span text:style-name="CrossRef"><text:span text:style-name="T83"><text:reference-ref text:reference-format="text" text:ref-name="upd.url">UpdateURL</text:reference-ref></text:span></text:span>, or a zero-length string indicating that the update is ready.</text:p>
      <text:p text:style-name="Standard">A conforming update service <text:span text:style-name="T41">must</text:span> use the MIME-type <text:span text:style-name="T106">application/</text:span><text:span text:style-name="Emphasis"><text:span text:style-name="T106">octet</text:span></text:span><text:span text:style-name="T106">-</text:span><text:span text:style-name="Emphasis"><text:span text:style-name="T10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6">updateFirmware</text:span> method <text:span text:style-name="T41">must</text:span> be implemented in such a way that the SKS container cannot be made inoperable due to network errors or aborted update operations. <text:s/>In addition,<text:line-break/>the SKS container <text:span text:style-name="T41">must</text:span> be able to <text:span text:style-name="T2">securely</text:span> <text:span text:style-name="T2">authenticate</text:span> the update service's <text:span text:style-name="T106">Chunk</text:span> data</text:p>
          </table:table-cell>
        </table:table-row>
      </table:table>
      <text:p text:style-name="Text_20_body"/>
      <text:p text:style-name="P62"/>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4">Signature algorithm</text:span><text:span text:style-name="T56"> URI</text:span>. <text:s/>See <text:span text:style-name="CrossRef"><text:reference-ref text:reference-format="text" text:ref-name="asym.algos">Asymmetric Key Signatures</text:reference-ref></text:span><text:span text:style-name="CrossRef"> </text:span><text:span text:style-name="T57">‎</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9">⁮[</text:span><text:span text:style-name="T81"> </text:span><text:span text:style-name="T7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9">⁮[</text:span><text:span text:style-name="T81"> </text:span><text:span text:style-name="T7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9">⁮[</text:span><text:span text:style-name="T81"> </text:span><text:span text:style-name="T7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9">⁮[</text:span><text:span text:style-name="T81"> </text:span><text:span text:style-name="T7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5">signHashedData</text:span> performs an asymmetric key signature operation on the input <text:span text:style-name="T95">Data</text:span> object.</text:p>
      <text:p text:style-name="Text_20_body"><text:span text:style-name="T95">Data</text:span> <text:span text:style-name="T40">must</text:span> be hashed <text:span text:style-name="T2">as required by the signature algorithm</text:span>.</text:p>
      <text:p text:style-name="Text_20_body">The <text:span text:style-name="T95">Parameters</text:span> object <text:span text:style-name="T40">must</text:span> be of zero length for algorithms not needing additional input.</text:p>
      <text:p text:style-name="Text_20_body"><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Text_20_body"><text:span text:style-name="T48">The length of </text:span><text:span text:style-name="T100">Data</text:span><text:span text:style-name="T48"> </text:span><text:span text:style-name="T51">must</text:span><text:span text:style-name="T48"> match the hash algorithm. <text:s/>Note that signature algorithms that do not define a specific hash algorithm impose no tests on </text:span><text:span text:style-name="T100">Data</text:span><text:span text:style-name="T48"> length. <text:s/>The </text:span><text:a xlink:type="simple" xlink:href="http://xmlns.webpki.org/keygen2/1.0#algorithm.rsa.none"><text:span text:style-name="T161">http://xmlns.webpki.org/sks/algorithm#rsa.pkcs1.none</text:span></text:a><text:span text:style-name="T158"> signature </text:span><text:span text:style-name="T48">algorithm </text:span><text:span text:style-name="T51">must</text:span><text:span text:style-name="T48"> format the signature packet according to </text:span><text:span text:style-name="CrossRef"><text:span text:style-name="T83"><text:reference-ref text:reference-format="text" text:ref-name="pkcs1">PKCS #1</text:reference-ref></text:span></text:span><text:span text:style-name="T48"> but without hash algorithm identifiers:</text:span></text:p>
      <text:p text:style-name="Text_20_body"><text:tab/>EMSA = <text:span text:style-name="T107">0x00</text:span> || <text:span text:style-name="T107">0x01</text:span> || <text:span text:style-name="T107">PS</text:span> || <text:span text:style-name="T107">0x00</text:span> || <text:span text:style-name="T100">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4">Encryption algorithm</text:span><text:span text:style-name="T56"> URI</text:span>. <text:s/>See <text:span text:style-name="CrossRef"><text:reference-ref text:reference-format="text" text:ref-name="asymm.key.enc">Asymmetric Key Encryption</text:reference-ref></text:span><text:span text:style-name="CrossRef"> </text:span><text:span text:style-name="T57">‎</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9">⁮[</text:span><text:span text:style-name="T81"> </text:span><text:span text:style-name="T7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9">⁮[</text:span><text:span text:style-name="T81"> </text:span><text:span text:style-name="T7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9">⁮[</text:span><text:span text:style-name="T81"> </text:span><text:span text:style-name="T7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9">⁮[</text:span><text:span text:style-name="T81"> </text:span><text:span text:style-name="T79">]</text:span></text:p>
          </table:table-cell>
          <table:table-cell table:style-name="Table89.C2" office:value-type="string">
            <text:p text:style-name="P2">Decrypted data</text:p>
          </table:table-cell>
        </table:table-row>
      </table:table>
      <text:p text:style-name="Text_20_body"/>
      <text:p text:style-name="Text_20_body"><text:span text:style-name="T95">asymmetricKeyDecrypt</text:span> performs an asymmetric key decryption operation on the input <text:span text:style-name="T95">Data</text:span> object.</text:p>
      <text:p text:style-name="Text_20_body"><text:span text:style-name="T95">Data</text:span> <text:span text:style-name="T40">must</text:span> be padded <text:span text:style-name="T2">as required by the encryption algorithm</text:span> like <text:span text:style-name="CrossRef"><text:span text:style-name="T83"><text:reference-ref text:reference-format="text" text:ref-name="pkcs1">PKCS #1</text:reference-ref></text:span></text:span> for <text:span text:style-name="T24">http://xmlns.webpki.org/sks/algorithm#rsa.pkcs1_5</text:span>.</text:p>
      <text:p text:style-name="Text_20_body">The <text:span text:style-name="T95">Parameters</text:span> object <text:span text:style-name="T40">must</text:span> be of zero length for algorithms not needing additional input.</text:p>
      <text:p text:style-name="Standard"><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4">Key agreement algorithm</text:span><text:span text:style-name="T56"> URI</text:span>. <text:s/>See <text:span text:style-name="CrossRef"><text:reference-ref text:reference-format="text" text:ref-name="key_agreement">Diffie-Hellman Key Agreement</text:reference-ref></text:span><text:span text:style-name="CrossRef"> </text:span><text:span text:style-name="T57">‎</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9">⁮[</text:span><text:span text:style-name="T81"> </text:span><text:span text:style-name="T7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9">⁮[</text:span><text:span text:style-name="T81"> </text:span><text:span text:style-name="T7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9">⁮[</text:span><text:span text:style-name="T81"> </text:span><text:span text:style-name="T7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9">⁮[</text:span><text:span text:style-name="T81"> </text:span><text:span text:style-name="T79">]</text:span></text:p>
          </table:table-cell>
          <table:table-cell table:style-name="Table106.C2" office:value-type="string">
            <text:p text:style-name="P2">Shared secret</text:p>
          </table:table-cell>
        </table:table-row>
      </table:table>
      <text:p text:style-name="Text_20_body"/>
      <text:p text:style-name="Text_20_body"><text:span text:style-name="T95">keyAgreement</text:span> performs an asymmetric key agreement operation resulting in a shared secret.</text:p>
      <text:p text:style-name="Text_20_body"><text:span text:style-name="T106">PublicKey</text:span><text:span text:style-name="T83"> </text:span><text:span text:style-name="T86">must</text:span><text:span text:style-name="T83"> be an EC public key</text:span><text:span text:style-name="T49"> in </text:span><text:span text:style-name="CrossRef"><text:span text:style-name="T83"><text:reference-ref text:reference-format="text" text:ref-name="X.509">X.509</text:reference-ref></text:span></text:span><text:span text:style-name="T49"> DER format using the same curve as </text:span><text:span text:style-name="T100">KeyHandle</text:span><text:span text:style-name="T83">. <text:s text:c="2"/></text:span><text:span text:style-name="T106">PublicKey</text:span><text:span text:style-name="T49"> </text:span><text:span text:style-name="T52">must</text:span><text:span text:style-name="T49"> match the elliptic curve capabilities given by </text:span><text:span text:style-name="CrossRef"><text:span text:style-name="T83"><text:reference-ref text:reference-format="text" text:ref-name="getDeviceData">getDeviceInfo</text:reference-ref></text:span></text:span><text:span text:style-name="T83">.</text:span></text:p>
      <text:p text:style-name="Text_20_body">The <text:span text:style-name="T95">Parameters</text:span> object <text:span text:style-name="T40">must</text:span> be of zero length for algorithms not needing additional input.</text:p>
      <text:p text:style-name="Standard"><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P90"/>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4">HMAC algorithm</text:span><text:span text:style-name="T56"> URI</text:span>. <text:s/>See <text:span text:style-name="CrossRef"><text:reference-ref text:reference-format="text" text:ref-name="hmac.operations">HMAC Operations</text:reference-ref></text:span><text:span text:style-name="CrossRef"> </text:span><text:span text:style-name="T57">‎</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9">⁮[</text:span><text:span text:style-name="T81"> </text:span><text:span text:style-name="T79">]</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9">⁮[</text:span><text:span text:style-name="T81"> </text:span><text:span text:style-name="T7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9">⁮[</text:span><text:span text:style-name="T81"> </text:span><text:span text:style-name="T79">]</text:span></text:p>
          </table:table-cell>
          <table:table-cell table:style-name="Table91.C2" office:value-type="string">
            <text:p text:style-name="P2">HMACed data</text:p>
          </table:table-cell>
        </table:table-row>
      </table:table>
      <text:p text:style-name="Text_20_body"/>
      <text:p text:style-name="Text_20_body"><text:span text:style-name="T95">performHMAC</text:span> performs a symmetric key HMAC operation on the input <text:span text:style-name="T95">Data</text:span> object.</text:p>
      <text:p text:style-name="Text_20_body">The <text:span text:style-name="T95">Parameters</text:span> object <text:span text:style-name="T40">must</text:span> be of zero length for algorithms not needing additional input.</text:p>
      <text:p text:style-name="Standard"><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4">Encryption algorithm</text:span><text:span text:style-name="T56"> URI</text:span>. <text:s/>See <text:span text:style-name="CrossRef"><text:reference-ref text:reference-format="text" text:ref-name="sym.key.enc">Symmetric Key Encryption</text:reference-ref></text:span><text:span text:style-name="CrossRef"> </text:span><text:span text:style-name="T57">‎</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9">⁮[</text:span><text:span text:style-name="T81"> </text:span><text:span text:style-name="T79">]</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9">⁮[</text:span><text:span text:style-name="T81"> </text:span><text:span text:style-name="T7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5">symmetricKeyEncrypt</text:span> performs a symmetric key encryption or decryption operation on the input <text:span text:style-name="T95">Data</text:span> object.</text:p>
      <text:p text:style-name="Text_20_body">Note that if an IV (Initialization Vector) is required by the encryption algorithm it <text:span text:style-name="T40">must</text:span> be supplied in <text:span text:style-name="T103">Parameters</text:span> unless it is supposed to supplied as a part of <text:span text:style-name="T29">Data</text:span> like for <text:span text:style-name="CrossRef"><text:span text:style-name="T83"><text:reference-ref text:reference-format="text" text:ref-name="xml.encrypt">XML Encryption</text:reference-ref></text:span></text:span>.</text:p>
      <text:p text:style-name="Text_20_body">The <text:span text:style-name="T95">Parameters</text:span> object <text:span text:style-name="T40">must</text:span> be of zero length for algorithms not needing additional input.</text:p>
      <text:p text:style-name="Standard"><text:span text:style-name="T64">Invalid </text:span><text:span text:style-name="T106">Authorization</text:span><text:span text:style-name="T64"> data (PIN) to the key </text:span><text:span text:style-name="T65">must</text:span><text:span text:style-name="T64"> return </text:span><text:span text:style-name="CrossRef"><text:span text:style-name="T83"><text:reference-ref text:reference-format="text" text:ref-name="auth.error">ERROR_AUTHORIZATION</text:reference-ref></text:span></text:span><text:span text:style-name="T64"> status.</text:span></text:p>
      <text:p text:style-name="Standard">.</text:p>
      <text:p text:style-name="P61"/>
      <text:list xml:id="list43578411" text:style-name="Numbering_20_4">
        <text:list-item>
          <text:h text:style-name="P16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5">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0"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72">, ...)</text:span></text:p>
          </table:table-cell>
          <table:table-cell table:style-name="Table115.C2" table:number-rows-spanned="4" office:value-type="string">
            <text:p text:style-name="Table_20_Contents"><draw:g text:anchor-type="paragraph" draw:z-index="10" draw:style-name="gr6"><draw:path draw:style-name="gr7" draw:text-style-name="P190" svg:width="0.3067in" svg:height="0.1713in" draw:transform="skewX (0.0720820981073523) rotate (-1.2184143508182) translate (0.116499316198476in 0.502993904768664in)" svg:viewBox="0 0 780 436" svg:d="m0 1447262c245-308 723-136 780 279"><text:p/></draw:path><draw:path draw:style-name="gr7" draw:text-style-name="P190" svg:width="0.3091in" svg:height="0.1717in" draw:transform="skewX (0.068067840827766) rotate (-1.22085781177099) translate (0.124805294659826in 0.139011726361221in)" svg:viewBox="0 0 786 437" svg:d="m0 1436810c247-309 729-137 786 279"><text:p/></draw:path><draw:path draw:style-name="gr7" draw:text-style-name="P190" svg:width="0.5736in" svg:height="0.3949in" draw:transform="skewX (0.138230076757925) rotate (-1.18036617312473) translate (0.2562048270148in 0.527845900803125in)" svg:viewBox="0 0 1458 1004" svg:d="m0 1597857c441-561 1350 22 1458 781"><text:p/></draw:path></draw:g></text:p>
          </table:table-cell>
          <table:covered-table-cell/>
          <table:table-cell table:style-name="Table115.E2" table:number-rows-spanned="2" office:value-type="string">
            <text:p text:style-name="P30"><draw:line text:anchor-type="paragraph" draw:z-index="9" draw:style-name="gr5" draw:text-style-name="P190"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72"> (, </text:span><text:span text:style-name="T70">“PIN.1”</text:span><text:span text:style-name="T72">,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72">, </text:span><text:span text:style-name="T70">“Key.1”</text:span><text:span text:style-name="T72">,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72">, </text:span><text:span text:style-name="T70">“Key.2”</text:span><text:span text:style-name="T72">,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0188672" text:continue-numbering="true" text:style-name="Numbering_20_4">
        <text:list-item>
          <text:h text:style-name="P16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95">ProvisioningHandle</text:span><text:span text:style-name="T72">, ...</text:span> = <text:span text:style-name="CrossRef"><text:reference-ref text:reference-format="text" text:ref-name="createProvisioningSession">createProvisioningSession</text:reference-ref></text:span> (…)</text:p>
      <text:p text:style-name="P117"><text:span text:style-name="T95">PUKPolicyHandle</text:span> = <text:span text:style-name="CrossRef"><text:reference-ref text:reference-format="text" text:ref-name="createPUKPolicy">createPUKPolicy</text:reference-ref></text:span> (<text:span text:style-name="T95">ProvisioningHandle</text:span><text:span text:style-name="T72">, ...)</text:span></text:p>
      <text:p text:style-name="P117"><text:span text:style-name="T95">PINPolicyHandle</text:span><text:span text:style-name="T72"> = </text:span><text:span text:style-name="CrossRef"><text:reference-ref text:reference-format="text" text:ref-name="createPINPolicy">createPINPolicy</text:reference-ref></text:span><text:span text:style-name="T72"> (</text:span><text:span text:style-name="T95">ProvisioningHandle</text:span><text:span text:style-name="T72">, … , </text:span><text:span text:style-name="T95">PUKPolicyHandle</text:span><text:span text:style-name="T72">, ...)</text:span></text:p>
      <text:p text:style-name="P117"><text:span text:style-name="T95">KeyHandle</text:span><text:span text:style-name="T72">, ...</text:span> = <text:span text:style-name="CrossRef"><text:reference-ref text:reference-format="text" text:ref-name="createKeyPair">createKeyEntry</text:reference-ref></text:span> (<text:span text:style-name="T95">ProvisioningHandle</text:span><text:span text:style-name="T72">, … , </text:span><text:span text:style-name="T95">PINPolicyHandle</text:span><text:span text:style-name="T72">,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72"> (</text:span><text:span text:style-name="T95">KeyHandle</text:span><text:span text:style-name="T72">, ...)</text:span></text:p>
      <text:p text:style-name="P117"><text:span text:style-name="CrossRef"><text:reference-ref text:reference-format="text" text:ref-name="closeProvisioningSession">closeProvisioningSession</text:reference-ref></text:span><text:span text:style-name="T72"> (</text:span><text:span text:style-name="T95">ProvisioningHandle</text:span><text:span text:style-name="T72">, ...)</text:span></text:p>
      <text:p text:style-name="Text_20_body"><text:span text:style-name="T72"><text:line-break/>Note that </text:span><text:span text:style-name="T95">Handle</text:span><text:span text:style-name="T72"> variables are only used by local middleware, while (not shown) variables like </text:span><text:span text:style-name="T95">SessionKey</text:span><text:span text:style-name="T72">, </text:span><text:span text:style-name="T95">MAC</text:span><text:span text:style-name="T72">, </text:span><text:span text:style-name="T95">ID</text:span><text:span text:style-name="T72">, etc. are primarily used in the communication between an issuer and the SKS.</text:span></text:p>
      <text:p text:style-name="P58">If keys are to be created entirely locally, this requires local software emulation of an issuer.</text:p>
      <text:p text:style-name="P58"/>
      <text:list xml:id="list2020596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4">®</text:span> is available including a JUnit suite.</text:p>
      <text:p text:style-name="Text_20_body"><text:span text:style-name="T72">URL: </text:span><text:a xlink:type="simple" xlink:href="http://code.google.com/p/openkeystore">http://code.google.com/p/openkeystore</text:a></text:p>
      <text:p text:style-name="Text_20_body"/>
      <text:list xml:id="list20185838" text:continue-numbering="true" text:style-name="Numbering_20_4">
        <text:list-item>
          <text:h text:style-name="P16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23">{</text:span><text:span text:style-name="T156"><text:line-break/></text:span><text:span text:style-name="T121">    </text:span><text:span text:style-name="T123">"</text:span><text:span text:style-name="T134">@context</text:span><text:span text:style-name="T123">": "</text:span><text:span text:style-name="T145">http://xmlns.webpki.org/keygen2/1.0</text:span><text:span text:style-name="T123">",</text:span><text:span text:style-name="T156"><text:line-break/></text:span><text:span text:style-name="T121">    </text:span><text:span text:style-name="T123">"</text:span><text:span text:style-name="T134">@qualifier</text:span><text:span text:style-name="T123">": "</text:span><text:span text:style-name="T145">CredentialDiscoveryRequest</text:span><text:span text:style-name="T123">",</text:span><text:span text:style-name="T156"><text:line-break/></text:span><text:span text:style-name="T130">    </text:span><text:span text:style-name="T131">"</text:span><text:span text:style-name="T143">ServerSessionID</text:span><text:span text:style-name="T131">": "</text:span><text:span text:style-name="T147">14184c1f09eqCkPtjqY54Ehalc2_EjFN</text:span><text:span text:style-name="T131">",</text:span><text:span text:style-name="T160"><text:line-break/></text:span><text:span text:style-name="T130">    </text:span><text:span text:style-name="T131">"</text:span><text:span text:style-name="T143">ClientSessionID</text:span><text:span text:style-name="T131">": "</text:span><text:span text:style-name="T147">Qn7o4xCRp1sewDrpqMJjEDieZHp2hego</text:span><text:span text:style-name="T131">",</text:span><text:span text:style-name="T160"><text:line-break/></text:span><text:span text:style-name="T121">    </text:span><text:span text:style-name="T123">"</text:span><text:span text:style-name="T139">SubmitURL</text:span><text:span text:style-name="T123">": "</text:span><text:span text:style-name="T145">https://issuer.example.com/credisc</text:span><text:span text:style-name="T123">",</text:span><text:span text:style-name="T156"><text:line-break/></text:span><text:span text:style-name="T121">    </text:span><text:span text:style-name="T123">"</text:span><text:span text:style-name="T139">LookupSpecifiers</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ID</text:span><text:span text:style-name="T123">": "</text:span><text:span text:style-name="T145">Lookup.1</text:span><text:span text:style-name="T123">",</text:span><text:span text:style-name="T156"><text:line-break/></text:span><text:span text:style-name="T121">             </text:span><text:span text:style-name="T123">"</text:span><text:span text:style-name="T139">Nonce</text:span><text:span text:style-name="T123">": "</text:span><text:span text:style-name="T145">eG3XgquTRh6ASFpcUpEe0gc1qnlL_I2CoPx8xqJTvQ0"</text:span><text:span text:style-name="T123">,</text:span><text:span text:style-name="T156"><text:line-break/></text:span><text:span text:style-name="T121">             </text:span><text:span text:style-name="T123">"</text:span><text:span text:style-name="T139">SearchFilter</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EmailRegEx</text:span><text:span text:style-name="T123">": "</text:span><text:span text:style-name="T145">\\Qjohn.doe@example.com\\E</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Signature</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Algorithm</text:span><text:span text:style-name="T123">": "</text:span><text:span text:style-name="T145">http://www.w3.org/2001/04/xmldsig-more#ecdsa-sha256</text:span><text:span text:style-name="T123">",</text:span><text:span text:style-name="T156"><text:line-break/></text:span><text:span text:style-name="T121">                     </text:span><text:span text:style-name="T123">"</text:span><text:span text:style-name="T139">KeyInfo</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PublicKey</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EC</text:span><text:span text:style-name="T123">": </text:span><text:span text:style-name="T156"><text:line-break/></text:span><text:span text:style-name="T121">                                         </text:span><text:span text:style-name="T123">{</text:span><text:span text:style-name="T156"><text:line-break/></text:span><text:span text:style-name="T121">                                             </text:span><text:span text:style-name="T123">"</text:span><text:span text:style-name="T139">NamedCurve</text:span><text:span text:style-name="T123">": "</text:span><text:span text:style-name="T145">http://xmlns.webpki.org/sks/algorithm#ec.nist.p256</text:span><text:span text:style-name="T123">",</text:span><text:span text:style-name="T156"><text:line-break/></text:span><text:span text:style-name="T121">                                             </text:span><text:span text:style-name="T123">"</text:span><text:span text:style-name="T139">X</text:span><text:span text:style-name="T123">": "</text:span><text:span text:style-name="T145">lNxNvAUEE8t7DSQBft93LVSXxKCiVjhbWWfyg023FCk"</text:span><text:span text:style-name="T123">,</text:span><text:span text:style-name="T156"><text:line-break/></text:span><text:span text:style-name="T121">                                             </text:span><text:span text:style-name="T123">"</text:span><text:span text:style-name="T139">Y</text:span><text:span text:style-name="T123">": "</text:span><text:span text:style-name="T145">LmTlQxXB3LgZrNLmhOfMaCnDizczC_RfQ6Kx8iNwfFA"</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1">                     </text:span><text:span text:style-name="T123">"</text:span><text:span text:style-name="T139">SignatureValue</text:span><text:span text:style-name="T123">": "</text:span><text:span text:style-name="T145">MEUCIHWCPcDI6kea9DMy . . . Av7Px3bfwvagWcQY4kVrdeT38clzhiKnpiIuigY"</text:span><text:span text:style-name="T156"><text:line-break/></text:span><text:span text:style-name="T121">                 </text:span><text:span text:style-name="T123">}</text:span><text:span text:style-name="T156"><text:line-break/></text:span><text:span text:style-name="T121">         </text:span><text:span text:style-name="T123">}]</text:span><text:span text:style-name="T156"><text:line-break/></text:span><text:span text:style-name="T123">}</text:span><text:span text:style-name="T156"> </text:span></text:p>
          </table:table-cell>
        </table:table-row>
      </table:table>
      <text:p text:style-name="Text_20_body"/>
      <text:p text:style-name="Standard">For each object in the <text:span text:style-name="T95">LookupSpecifiers</text:span> array, perform the following steps:<text:line-break/></text:p>
      <text:list xml:id="list43557066" text:style-name="L5">
        <text:list-item>
          <text:p text:style-name="P162">Verify that the <text:span text:style-name="T10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2">Verify that the freshness <text:span text:style-name="T95">Nonce</text:span> matches <text:span text:style-name="CrossRef"><text:reference-ref text:reference-format="text" text:ref-name="SHA256">SHA256</text:reference-ref></text:span> (<text:span text:style-name="T95">ClientSessionID</text:span> || <text:span text:style-name="T9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106">Signature</text:span>. <text:s/>This <text:span text:style-name="T72">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all <text:span text:style-name="T2">unique</text:span> keys from step #4 that also feature the e-mail addresss <text:span text:style-name="T166">"</text:span><text:span text:style-name="T21">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31">{</text:span><text:span text:style-name="T160"><text:line-break/></text:span><text:span text:style-name="T130">    </text:span><text:span text:style-name="T131">"</text:span><text:span text:style-name="T137">@context</text:span><text:span text:style-name="T131">": "</text:span><text:span text:style-name="T147">http://xmlns.webpki.org/keygen2/1.0</text:span><text:span text:style-name="T131">",</text:span><text:span text:style-name="T160"><text:line-break/></text:span><text:span text:style-name="T130">    </text:span><text:span text:style-name="T131">"</text:span><text:span text:style-name="T137">@qualifier</text:span><text:span text:style-name="T131">": "</text:span><text:span text:style-name="T147">CredentialDiscoveryResponse</text:span><text:span text:style-name="T131">",</text:span><text:span text:style-name="T160"><text:line-break/></text:span><text:span text:style-name="T130">    </text:span><text:span text:style-name="T131">"</text:span><text:span text:style-name="T143">ServerSessionID</text:span><text:span text:style-name="T131">": "</text:span><text:span text:style-name="T147">14184c1f09eqCkPtjqY54Ehalc2_EjFN</text:span><text:span text:style-name="T131">",</text:span><text:span text:style-name="T160"><text:line-break/></text:span><text:span text:style-name="T130">    </text:span><text:span text:style-name="T131">"</text:span><text:span text:style-name="T143">ClientSessionID</text:span><text:span text:style-name="T131">": "</text:span><text:span text:style-name="T147">Qn7o4xCRp1sewDrpqMJjEDieZHp2hego</text:span><text:span text:style-name="T131">",</text:span><text:span text:style-name="T160"><text:line-break/></text:span><text:span text:style-name="T130">    </text:span><text:span text:style-name="T131">"</text:span><text:span text:style-name="T143">LookupResults</text:span><text:span text:style-name="T131">": </text:span><text:span text:style-name="T160"><text:line-break/></text:span><text:span text:style-name="T130">        </text:span><text:span text:style-name="T131">[{</text:span><text:span text:style-name="T160"><text:line-break/></text:span><text:span text:style-name="T130">             </text:span><text:span text:style-name="T131">"</text:span><text:span text:style-name="T143">ID</text:span><text:span text:style-name="T131">": "</text:span><text:span text:style-name="T147">Lookup.1</text:span><text:span text:style-name="T131">",</text:span><text:span text:style-name="T160"><text:line-break/></text:span><text:span text:style-name="T130">             </text:span><text:span text:style-name="T131">"</text:span><text:span text:style-name="T143">MatchingCredentials</text:span><text:span text:style-name="T131">": </text:span><text:span text:style-name="T160"><text:line-break/></text:span><text:span text:style-name="T130">                 </text:span><text:span text:style-name="T131">[{</text:span><text:span text:style-name="T160"><text:line-break/></text:span><text:span text:style-name="T121">                      </text:span><text:span text:style-name="T123">"</text:span><text:span text:style-name="T139">ServerSessionID</text:span><text:span text:style-name="T123">": "</text:span><text:span text:style-name="T145">14184c1f0438OwdjLnmGgIx2c8245rDH</text:span><text:span text:style-name="T123">",</text:span><text:span text:style-name="T156"><text:line-break/></text:span><text:span text:style-name="T130">                      </text:span><text:span text:style-name="T131">"</text:span><text:span text:style-name="T143">ClientSessionID</text:span><text:span text:style-name="T131">": "</text:span><text:span text:style-name="T147">wmdVVHWjI666GvHnwmIALFRJQ-GC3Scr</text:span><text:span text:style-name="T131">",</text:span><text:span text:style-name="T160"><text:line-break/></text:span><text:span text:style-name="T130">                      </text:span><text:span text:style-name="T131">"</text:span><text:span text:style-name="T143">X509CertificatePath</text:span><text:span text:style-name="T131">": </text:span><text:span text:style-name="T160"><text:line-break/></text:span><text:span text:style-name="T130">                          </text:span><text:span text:style-name="T131">[</text:span><text:span text:style-name="T160"><text:line-break/></text:span><text:span text:style-name="T130">                              </text:span><text:span text:style-name="T131">"</text:span><text:span text:style-name="T147">MIICljCCAX6gAwIBAgIGAUGEwfB4MA0GCSq . . . rGnyW8pnGcQ1U2clYD6vWN28GEup</text:span><text:span text:style-name="T131">"</text:span><text:span text:style-name="T160"><text:line-break/></text:span><text:span text:style-name="T130">                          </text:span><text:span text:style-name="T131">],</text:span><text:span text:style-name="T160"><text:line-break/></text:span><text:span text:style-name="T130">                      </text:span><text:span text:style-name="T131">"</text:span><text:span text:style-name="T143">Locked</text:span><text:span text:style-name="T131">": </text:span><text:span text:style-name="T153">true</text:span><text:span text:style-name="T160"><text:line-break/></text:span><text:span text:style-name="T130">                  </text:span><text:span text:style-name="T131">}]</text:span><text:span text:style-name="T160"><text:line-break/></text:span><text:span text:style-name="T130">         </text:span><text:span text:style-name="T131">}]</text:span><text:span text:style-name="T160"><text:line-break/></text:span><text:span text:style-name="T131">}</text:span><text:span text:style-name="T156">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0210485" text:continue-list="list20185838" text:style-name="Numbering_20_4">
        <text:list-item>
          <text:h text:style-name="P16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3"><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3">One might suspect that the </text:span><text:span text:style-name="CrossRef"><text:span text:style-name="T83"><text:reference-ref text:reference-format="text" text:ref-name="DSDP">VSD</text:reference-ref></text:span></text:span><text:span text:style-name="T83"> scheme by relying on a static, </text:span><text:span text:style-name="T2">potentially issuance-wide</text:span><text:span text:style-name="T83"> </text:span><text:span text:style-name="CrossRef"><text:span text:style-name="T83"><text:reference-ref text:reference-format="text" text:ref-name="key.mgr.key">KeyManagementKey</text:reference-ref></text:span></text:span><text:span text:style-name="T8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3"> and the </text:span><text:span text:style-name="CrossRef"><text:span text:style-name="T83"><text:reference-ref text:reference-format="text" text:ref-name="devcert">Device Certificate</text:reference-ref></text:span></text:span><text:span text:style-name="T83"> renders it useless in another session or device. <text:s/>It is also worth noting that the post provisioning operations </text:span><text:span text:style-name="T4">by design</text:span><text:span text:style-name="T8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0212676"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3"></text:span></text:p>
      <text:p text:style-name="P51">Note: it is possible that there are pieces that already are patented by <text:span text:style-name="T2">other parties</text:span> but the author is currently unaware of any IPR encumbrances.</text:p>
      <text:p text:style-name="Standard"><text:span text:style-name="T54">Some of the core concepts have been submitted to </text:span><text:a xlink:type="simple" xlink:href="http://defensivepublications.org/">http://defensivepublications.org</text:a> and subsequently been published in IP.COM's <text:span text:style-name="T2">prior art database</text:span>.</text:p>
      <text:list xml:id="list20185592" text:continue-numbering="true" text:style-name="Numbering_20_4">
        <text:list-item>
          <text:h text:style-name="P17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0212713" text:continue-numbering="true" text:style-name="Numbering_20_4">
        <text:list-item>
          <text:h text:style-name="P16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3564113" text:style-name="L6">
        <text:list-item>
          <text:p text:style-name="P177"><text:span text:style-name="T2">CT-KIP by RSA Security</text:span>: KeyGen2 format and basic operation</text:p>
        </text:list-item>
        <text:list-item>
          <text:p text:style-name="P17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7"><text:span text:style-name="T2">SCP80 by GlobalPlatform</text:span>: Secure messaging including “rolling MACs”</text:p>
        </text:list-item>
        <text:list-item>
          <text:p text:style-name="P177"><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0198374" text:continue-list="list2021271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43568128" text:style-name="L7">
        <text:list-item>
          <text:p text:style-name="P178">Investigating “physical presence” GPIO options</text:p>
        </text:list-item>
        <text:list-item>
          <text:p text:style-name="P178">Language proofing</text:p>
        </text:list-item>
        <text:list-item>
          <text:p text:style-name="P17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 svg:font-family="arial, 'lucida grande', helvetica, sans-serif"/>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b, WebPKI.org, 2014-08-03<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9</meta:editing-cycles>
    <meta:editing-duration>PT64H53M12S</meta:editing-duration>
    <dc:title>Secure Key Store - API and Architecture</dc:title>
    <dc:date>2014-08-04T00:04:20.52</dc:date>
    <dc:creator>Anders Rundgren</dc:creator>
    <meta:document-statistic meta:table-count="121" meta:image-count="0" meta:object-count="6" meta:page-count="82" meta:paragraph-count="2249" meta:word-count="15989" meta:character-count="12270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